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7.26pt"/>
    </style:style>
    <style:style style:name="co2" style:family="table-column">
      <style:table-column-properties fo:break-before="auto" style:column-width="63.89pt"/>
    </style:style>
    <style:style style:name="co3" style:family="table-column">
      <style:table-column-properties fo:break-before="auto" style:column-width="219.46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8418_conv:16837</text:p>
          </table:table-cell>
          <table:table-cell table:style-name="ce2" office:value-type="string" calcext:value-type="string">
            <text:p>furious</text:p>
          </table:table-cell>
          <table:table-cell table:style-name="ce4" office:value-type="string" calcext:value-type="string">
            <text:p>My neighbor stole a package from me. I know he did it because it was an outdoor planter I ordered that appeared on his porch a few days after my package went missing!</text:p>
          </table:table-cell>
          <table:table-cell table:style-name="ce2" office:value-type="float" office:value="473" calcext:value-type="float">
            <text:p>473</text:p>
          </table:table-cell>
          <table:table-cell table:style-name="ce4" office:value-type="string" calcext:value-type="string">
            <text:p>My neighbor stole a package from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No way? Do you have proof? That i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So check this out_comma_ I ordered a planter for my porch. That's how I know he did it_comma_ the exact planter I ordered and never got appeared on HIS porch a few days after my package went mi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ow. That is horrible. I would get a camera and try to film them in the act and go to the police. I would be so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Yeah_comma_ I'm pretty livid. I think I will report him to our HOA and see what they s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08_conv:17816</text:p>
          </table:table-cell>
          <table:table-cell table:style-name="ce2" office:value-type="string" calcext:value-type="string">
            <text:p>content</text:p>
          </table:table-cell>
          <table:table-cell table:style-name="ce4" office:value-type="string" calcext:value-type="string">
            <text:p>Making decent money with my new job_comma_ enough to afford to pay off all of my bills and put some into savings at the end of the month. I guess this is what it's like being an adult. Kind of weird to be on such a stable track for once</text:p>
          </table:table-cell>
          <table:table-cell table:style-name="ce2" office:value-type="float" office:value="273" calcext:value-type="float">
            <text:p>273</text:p>
          </table:table-cell>
          <table:table-cell table:style-name="ce4" office:value-type="string" calcext:value-type="string">
            <text:p>Making decent money with my new job_comma_ enough to afford to pay off all of my bills and put some into savings at the end of the month. I guess this is what it's like being an adult. Kind of weird to be on such a stable track for o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ow that's awesome. You must be feeling pretty cont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 at the very least I'm not feeling worried_comma_ I guess. Can't ask for much more than that_comma_ when I know usually peers at my age are worried about student loans and all of that. So_comma_ I'm grate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did things right. You will be able to retire one day on your current tr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7_conv:24774</text:p>
          </table:table-cell>
          <table:table-cell table:style-name="ce2" office:value-type="string" calcext:value-type="string">
            <text:p>hopeful</text:p>
          </table:table-cell>
          <table:table-cell table:style-name="ce4" office:value-type="string" calcext:value-type="string">
            <text:p>I am hoping that while my son is in a youth challenge program that it will help him become a better person and help him open his eyes before it is to late</text:p>
          </table:table-cell>
          <table:table-cell table:style-name="ce2" office:value-type="float" office:value="852" calcext:value-type="float">
            <text:p>852</text:p>
          </table:table-cell>
          <table:table-cell table:style-name="ce4" office:value-type="string" calcext:value-type="string">
            <text:p>My son went into a youth challenge program. I am hoping that this will help him become better person and give him the discipline that he need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hh_comma_ is he a troublemaker right now? Most of the time_comma_ it's the friends they hang out with. Young people are easily influenced by the people around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It had alot to do with the crowd he was keeping at school. their habits was rubbing off on him. I tried talking to him several times about it but of course with being the mother he acted like I did not know what I was talking about. He is not just horrible but I knew if something did not change it would have gotten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s_comma_ he needs a firm hand to lead the way out of this kind of behaviours. You need to step up and introduce some strict schedules so he won't have time to do anything ba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5_conv:21990</text:p>
          </table:table-cell>
          <table:table-cell table:style-name="ce2" office:value-type="string" calcext:value-type="string">
            <text:p>embarrassed</text:p>
          </table:table-cell>
          <table:table-cell table:style-name="ce4" office:value-type="string" calcext:value-type="string">
            <text:p>I took a tumble in a public place in front of people.</text:p>
          </table:table-cell>
          <table:table-cell table:style-name="ce2" office:value-type="float" office:value="671" calcext:value-type="float">
            <text:p>671</text:p>
          </table:table-cell>
          <table:table-cell table:style-name="ce4" office:value-type="string" calcext:value-type="string">
            <text:p>I was walking down our downtown club area one night a friend bumped into me and I tripped over a little fenc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Oh_comma_ man. Did you end up fal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yeah took a hard fall. right on to my knees. No way to catch myself at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Ouch. <text:s/>Did you get bruised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43_conv:18687</text:p>
          </table:table-cell>
          <table:table-cell table:style-name="ce2" office:value-type="string" calcext:value-type="string">
            <text:p>proud</text:p>
          </table:table-cell>
          <table:table-cell table:style-name="ce4" office:value-type="string" calcext:value-type="string">
            <text:p>my friend got promoted at reasors</text:p>
          </table:table-cell>
          <table:table-cell table:style-name="ce2" office:value-type="float" office:value="63" calcext:value-type="float">
            <text:p>63</text:p>
          </table:table-cell>
          <table:table-cell table:style-name="ce4" office:value-type="string" calcext:value-type="string">
            <text:p>my friend got promoted at reaso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that's great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happy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ou are a good friend I thi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1_conv:16722</text:p>
          </table:table-cell>
          <table:table-cell table:style-name="ce2" office:value-type="string" calcext:value-type="string">
            <text:p>furious</text:p>
          </table:table-cell>
          <table:table-cell table:style-name="ce4" office:value-type="string" calcext:value-type="string">
            <text:p>My dog died and my parents didn't tell me. It was six months ago! They are jerks!</text:p>
          </table:table-cell>
          <table:table-cell table:style-name="ce2" office:value-type="float" office:value="478" calcext:value-type="float">
            <text:p>478</text:p>
          </table:table-cell>
          <table:table-cell table:style-name="ce4" office:value-type="string" calcext:value-type="string">
            <text:p>My dog died 6 months ag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m so sorry to hear that_comma_ it's always tough to lose a pe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and what made it worse is that I just found out about it. My parents are jer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wow_comma_ that must be tough. I'd like to think they were having trouble dealing with it themselves and that's why they didn't tell you right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don't really care. It will be a long time before I forgive them.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99_conv:10399</text:p>
          </table:table-cell>
          <table:table-cell table:style-name="ce2" office:value-type="string" calcext:value-type="string">
            <text:p>sad</text:p>
          </table:table-cell>
          <table:table-cell table:style-name="ce4" office:value-type="string" calcext:value-type="string">
            <text:p>My friend is moving away.</text:p>
          </table:table-cell>
          <table:table-cell table:style-name="ce2" office:value-type="float" office:value="220" calcext:value-type="float">
            <text:p>220</text:p>
          </table:table-cell>
          <table:table-cell table:style-name="ce4" office:value-type="string" calcext:value-type="string">
            <text:p>My friend is moving away_comma_ I am going to miss her so much. I can't help but cry a little when I think about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w sorry to hear that...why is she mo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 new job offer so I don't blam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well if you keep in touch everyday maybe it won't feel so f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99_conv:9199</text:p>
          </table:table-cell>
          <table:table-cell table:style-name="ce2" office:value-type="string" calcext:value-type="string">
            <text:p>devastated</text:p>
          </table:table-cell>
          <table:table-cell table:style-name="ce4" office:value-type="string" calcext:value-type="string">
            <text:p>I was pretty sad when my grandma died. It was very random</text:p>
          </table:table-cell>
          <table:table-cell table:style-name="ce2" office:value-type="float" office:value="126" calcext:value-type="float">
            <text:p>126</text:p>
          </table:table-cell>
          <table:table-cell table:style-name="ce4" office:value-type="string" calcext:value-type="string">
            <text:p>I was pretty sad when my grandma died. It was so rando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sorry to hear that. Hopefully_comma_ you have a lot of good memories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ry and think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t is important to remember her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09_conv:20418</text:p>
          </table:table-cell>
          <table:table-cell table:style-name="ce2" office:value-type="string" calcext:value-type="string">
            <text:p>furious</text:p>
          </table:table-cell>
          <table:table-cell table:style-name="ce4" office:value-type="string" calcext:value-type="string">
            <text:p>I was trying to hurry around the house. While I wasn't paying attention fully my foot struck against my dogs toys and stubbed my toe.</text:p>
          </table:table-cell>
          <table:table-cell table:style-name="ce2" office:value-type="float" office:value="628" calcext:value-type="float">
            <text:p>628</text:p>
          </table:table-cell>
          <table:table-cell table:style-name="ce4" office:value-type="string" calcext:value-type="string">
            <text:p>I was hurrying around the house and wasn't paying attention fully_comma_ I ending up hitting my toe on my dogs toy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Dang dogs leaving their things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t really hurt_comma_ I think I may need to take all his toys away to punis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minus one for do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29_conv:21859</text:p>
          </table:table-cell>
          <table:table-cell table:style-name="ce2" office:value-type="string" calcext:value-type="string">
            <text:p>annoyed</text:p>
          </table:table-cell>
          <table:table-cell table:style-name="ce4" office:value-type="string" calcext:value-type="string">
            <text:p>I had to wait in line at the store for 15 minutes the other day. There was only one cashier. I was so mad.</text:p>
          </table:table-cell>
          <table:table-cell table:style-name="ce2" office:value-type="float" office:value="231" calcext:value-type="float">
            <text:p>231</text:p>
          </table:table-cell>
          <table:table-cell table:style-name="ce4" office:value-type="string" calcext:value-type="string">
            <text:p>I had to wait in line at the store the other day for 15 minut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Ew_comma_ that's always the worst. What were you get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Just some random food stuffs. It wouldn't have been so bad but there was only one cashi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lways the case! So annoying. I love the self checkout options. I wish more places ha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54_conv:2908</text:p>
          </table:table-cell>
          <table:table-cell table:style-name="ce2" office:value-type="string" calcext:value-type="string">
            <text:p>anxious</text:p>
          </table:table-cell>
          <table:table-cell table:style-name="ce4" office:value-type="string" calcext:value-type="string">
            <text:p>I found a snake in the yard a few days ago.</text:p>
          </table:table-cell>
          <table:table-cell table:style-name="ce2" office:value-type="float" office:value="225" calcext:value-type="float">
            <text:p>225</text:p>
          </table:table-cell>
          <table:table-cell table:style-name="ce4" office:value-type="string" calcext:value-type="string">
            <text:p>I found a snake a few days ago while walking in the yar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OMG. I would have been so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 startled me quite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id it get away or bit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kill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ith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_conv:190</text:p>
          </table:table-cell>
          <table:table-cell table:style-name="ce2" office:value-type="string" calcext:value-type="string">
            <text:p>caring</text:p>
          </table:table-cell>
          <table:table-cell table:style-name="ce4" office:value-type="string" calcext:value-type="string">
            <text:p>my friend's baby hurt himself yesterday i was trying to cheer him up</text:p>
          </table:table-cell>
          <table:table-cell table:style-name="ce2" office:value-type="float" office:value="50" calcext:value-type="float">
            <text:p>50</text:p>
          </table:table-cell>
          <table:table-cell table:style-name="ce4" office:value-type="string" calcext:value-type="string">
            <text:p>so my friend's baby fell down and scraped his knee yesterday and i was trying so hard to cheer him u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nice of you.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was singing nursery song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ich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f you happy and you know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67_conv:4735</text:p>
          </table:table-cell>
          <table:table-cell table:style-name="ce2" office:value-type="string" calcext:value-type="string">
            <text:p>excited</text:p>
          </table:table-cell>
          <table:table-cell table:style-name="ce4" office:value-type="string" calcext:value-type="string">
            <text:p>"I'm going to see the show ""Kinky Boots"" on Broadway tomrrow night."</text:p>
          </table:table-cell>
          <table:table-cell table:style-name="ce2" office:value-type="float" office:value="217" calcext:value-type="float">
            <text:p>217</text:p>
          </table:table-cell>
          <table:table-cell table:style-name="ce4" office:value-type="string" calcext:value-type="string">
            <text:p>"I'm going out to see ""Kinky Boots"" on Broadway tomorrow night! I really can't wait fo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exciting! What's it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t's basically about a shoe manufacturer who becomes friends with a drag queen and makes a line of boots for her that ends up saving his fact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like a really heartwarming story.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74_conv:16149</text:p>
          </table:table-cell>
          <table:table-cell table:style-name="ce2" office:value-type="string" calcext:value-type="string">
            <text:p>surprised</text:p>
          </table:table-cell>
          <table:table-cell table:style-name="ce4" office:value-type="string" calcext:value-type="string">
            <text:p>I am shocked Tiger Woods is playing golf again.</text:p>
          </table:table-cell>
          <table:table-cell table:style-name="ce2" office:value-type="float" office:value="4" calcext:value-type="float">
            <text:p>4</text:p>
          </table:table-cell>
          <table:table-cell table:style-name="ce4" office:value-type="string" calcext:value-type="string">
            <text:p>I am shocked Tiger Woods is playing gold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Hell yeah! Return of the 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pe he wins a few tourna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_comma_ he's been through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8_conv:18036</text:p>
          </table:table-cell>
          <table:table-cell table:style-name="ce2" office:value-type="string" calcext:value-type="string">
            <text:p>embarrassed</text:p>
          </table:table-cell>
          <table:table-cell table:style-name="ce4" office:value-type="string" calcext:value-type="string">
            <text:p>I was walking back to my desk after getting a cup of coffee and tripped over my own two feet and spilled coffee all over myself </text:p>
          </table:table-cell>
          <table:table-cell table:style-name="ce2" office:value-type="float" office:value="313" calcext:value-type="float">
            <text:p>313</text:p>
          </table:table-cell>
          <table:table-cell table:style-name="ce4" office:value-type="string" calcext:value-type="string">
            <text:p>I got a cup of coffee the other day and on my way back to my desk I tripped on thin ai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Oh no! I hope you did not burn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thankfully didn't burn myself bad but I spilled it all over myself! I was so shy afterward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Hopefully you were wearing dark clothing_comma_ coffee on light colors sti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37_conv:17674</text:p>
          </table:table-cell>
          <table:table-cell table:style-name="ce2" office:value-type="string" calcext:value-type="string">
            <text:p>furious</text:p>
          </table:table-cell>
          <table:table-cell table:style-name="ce4" office:value-type="string" calcext:value-type="string">
            <text:p>I was insanely upset when our CAR got a ticket for being on my OWN lawn..They say it's city property yet I mow it and maintain it..and pay taxes on it..Yet I can't park my car on it?</text:p>
          </table:table-cell>
          <table:table-cell table:style-name="ce2" office:value-type="float" office:value="296" calcext:value-type="float">
            <text:p>296</text:p>
          </table:table-cell>
          <table:table-cell table:style-name="ce4" office:value-type="string" calcext:value-type="string">
            <text:p>I was insanely upset when our CAR got a ticket for being on my OWN law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get it dismi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ey said I had to move it within so many days or they would TAKE it...Are you kidding me?. They say it's city property yet I mow it and maintain it..and pay taxes on it..Yet I can't park my car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the l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bull crap is what it is. Then they can mow it themselves and maintai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0_conv:10900</text:p>
          </table:table-cell>
          <table:table-cell table:style-name="ce2" office:value-type="string" calcext:value-type="string">
            <text:p>disgusted</text:p>
          </table:table-cell>
          <table:table-cell table:style-name="ce4" office:value-type="string" calcext:value-type="string">
            <text:p>I made me a bowl of cereal today and when i started eating i realized milk was spoiled</text:p>
          </table:table-cell>
          <table:table-cell table:style-name="ce2" office:value-type="float" office:value="50" calcext:value-type="float">
            <text:p>50</text:p>
          </table:table-cell>
          <table:table-cell table:style-name="ce4" office:value-type="string" calcext:value-type="string">
            <text:p>I made a bowl of cereal for breakfast and when i started eating i realized milk was spoiled!! I started gagging. it was so gros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Man I'm sorry to hear that...I've wasted a good protein shake doing that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don't you hate that? gosh_comma_ i didn't eat anything the whole day because i don't have an appetite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well I was starving...I just rinsed it out with some mouthwash and ordered a big pizza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63_conv:4527</text:p>
          </table:table-cell>
          <table:table-cell table:style-name="ce2" office:value-type="string" calcext:value-type="string">
            <text:p>annoyed</text:p>
          </table:table-cell>
          <table:table-cell table:style-name="ce4" office:value-type="string" calcext:value-type="string">
            <text:p>I get aggravated with people who don't understand personal space.</text:p>
          </table:table-cell>
          <table:table-cell table:style-name="ce2" office:value-type="float" office:value="225" calcext:value-type="float">
            <text:p>225</text:p>
          </table:table-cell>
          <table:table-cell table:style-name="ce4" office:value-type="string" calcext:value-type="string">
            <text:p>A lot of people have no concept of personal space anymo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know right. If you invade my personal space_comma_ prepare for backl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especially at the checkout line at a st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hate that so much_comma_ people need to learn mann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72_conv:22545</text:p>
          </table:table-cell>
          <table:table-cell table:style-name="ce2" office:value-type="string" calcext:value-type="string">
            <text:p>sentimental</text:p>
          </table:table-cell>
          <table:table-cell table:style-name="ce4" office:value-type="string" calcext:value-type="string">
            <text:p>the other day I was looking at old pictures of a car i use to own. I miss that car.</text:p>
          </table:table-cell>
          <table:table-cell table:style-name="ce2" office:value-type="float" office:value="675" calcext:value-type="float">
            <text:p>675</text:p>
          </table:table-cell>
          <table:table-cell table:style-name="ce4" office:value-type="string" calcext:value-type="string">
            <text:p>the other day I was looking at old pictures of a car i use to own. I miss that ca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9" calcext:value-type="float">
            <text:p>809</text:p>
          </table:table-cell>
          <table:table-cell table:style-name="ce4" office:value-type="string" calcext:value-type="string">
            <text:p>What kind of car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was an old Cadillac_comma_ reason I miss it_comma_ lot of memories of family and friends riding i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9" calcext:value-type="float">
            <text:p>809</text:p>
          </table:table-cell>
          <table:table-cell table:style-name="ce4" office:value-type="string" calcext:value-type="string">
            <text:p>Oh I bet! My husband wants an older car when we can affor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2_conv:21524</text:p>
          </table:table-cell>
          <table:table-cell table:style-name="ce2" office:value-type="string" calcext:value-type="string">
            <text:p>apprehensive</text:p>
          </table:table-cell>
          <table:table-cell table:style-name="ce4" office:value-type="string" calcext:value-type="string">
            <text:p>I was offered a new job last week but I dont know if I will take it.</text:p>
          </table:table-cell>
          <table:table-cell table:style-name="ce2" office:value-type="float" office:value="765" calcext:value-type="float">
            <text:p>765</text:p>
          </table:table-cell>
          <table:table-cell table:style-name="ce4" office:value-type="string" calcext:value-type="string">
            <text:p>Last week I was offered a new job but I dont know if I will take it. I am scared to leave my current job.</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hy are you scared of leaving your current job? if you have been offered a better job then just leave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Thats that thing_comma_ I dont know if it will be better at the new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maybe you should ask i think that's the easiest way of discovering what is better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I think you are right. I should talk to the new compa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_conv:142</text:p>
          </table:table-cell>
          <table:table-cell table:style-name="ce2" office:value-type="string" calcext:value-type="string">
            <text:p>lonely</text:p>
          </table:table-cell>
          <table:table-cell table:style-name="ce4" office:value-type="string" calcext:value-type="string">
            <text:p>I've been taking care of my aging mom for 5 years now and don't really have any friends_comma_ since so much time is used taking care of her.</text:p>
          </table:table-cell>
          <table:table-cell table:style-name="ce2" office:value-type="float" office:value="1" calcext:value-type="float">
            <text:p>1</text:p>
          </table:table-cell>
          <table:table-cell table:style-name="ce4" office:value-type="string" calcext:value-type="string">
            <text:p>I've been taking care of my aging mom for 5 years now and don't really have any friends_comma_ since so much time is used taking care of 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at is a nice thing you are doing for her though. Maybe you could hire somebody for a few hours a week and join a gym or yoga cla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nk you. Can't afford outside help unfortunatley. Yes. I have picked up exercisi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Go to a walking path or park. Maybe to a dog park als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56_conv:8713</text:p>
          </table:table-cell>
          <table:table-cell table:style-name="ce2" office:value-type="string" calcext:value-type="string">
            <text:p>jealous</text:p>
          </table:table-cell>
          <table:table-cell table:style-name="ce4" office:value-type="string" calcext:value-type="string">
            <text:p>My best friend won a free trip to Hawaii. I wish it was me who had won.</text:p>
          </table:table-cell>
          <table:table-cell table:style-name="ce2" office:value-type="float" office:value="4" calcext:value-type="float">
            <text:p>4</text:p>
          </table:table-cell>
          <table:table-cell table:style-name="ce4" office:value-type="string" calcext:value-type="string">
            <text:p>My best friend won a free trip to Hawaii. I wish it was me who had w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Yeah I understand that_comma_ maybe they will tak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has decided to take his girlfriend. I can't blame him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yes of course! I am sor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82_conv:13164</text:p>
          </table:table-cell>
          <table:table-cell table:style-name="ce2" office:value-type="string" calcext:value-type="string">
            <text:p>sentimental</text:p>
          </table:table-cell>
          <table:table-cell table:style-name="ce4" office:value-type="string" calcext:value-type="string">
            <text:p>My daughter is starting high school next week. <text:s/>I can't help but think back when she was first born on a day like today.</text:p>
          </table:table-cell>
          <table:table-cell table:style-name="ce2" office:value-type="float" office:value="274" calcext:value-type="float">
            <text:p>274</text:p>
          </table:table-cell>
          <table:table-cell table:style-name="ce4" office:value-type="string" calcext:value-type="string">
            <text:p>I have to take my daughter up to her school today to get her freshman high school schedule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Wow so close to being out on her own are you a bit nerv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Very much so. <text:s/>I can't help but to think back when she was just a baby on days like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Very sad but think of how proud she is going to make you in the good she will be just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6_conv:2393</text:p>
          </table:table-cell>
          <table:table-cell table:style-name="ce2" office:value-type="string" calcext:value-type="string">
            <text:p>sad</text:p>
          </table:table-cell>
          <table:table-cell table:style-name="ce4" office:value-type="string" calcext:value-type="string">
            <text:p>I was upset when my dog ricky went missing</text:p>
          </table:table-cell>
          <table:table-cell table:style-name="ce2" office:value-type="float" office:value="238" calcext:value-type="float">
            <text:p>238</text:p>
          </table:table-cell>
          <table:table-cell table:style-name="ce4" office:value-type="string" calcext:value-type="string">
            <text:p>I was upset when my dog ricky went miss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e dug a hole and got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ogs can be bad. Did he come h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44_conv:18089</text:p>
          </table:table-cell>
          <table:table-cell table:style-name="ce2" office:value-type="string" calcext:value-type="string">
            <text:p>trusting</text:p>
          </table:table-cell>
          <table:table-cell table:style-name="ce4" office:value-type="string" calcext:value-type="string">
            <text:p>Back then I used to have faith in strangers. <text:s/>Now I walk around with a switch blade ready for whatever</text:p>
          </table:table-cell>
          <table:table-cell table:style-name="ce2" office:value-type="float" office:value="119" calcext:value-type="float">
            <text:p>119</text:p>
          </table:table-cell>
          <table:table-cell table:style-name="ce4" office:value-type="string" calcext:value-type="string">
            <text:p>I used to have faith in strangers. Now I walk around with a switch blade ready for whatev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Really? 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ve gotten jumped twi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man that's rough... maybe you should think about mov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72_conv:9144</text:p>
          </table:table-cell>
          <table:table-cell table:style-name="ce2" office:value-type="string" calcext:value-type="string">
            <text:p>surprised</text:p>
          </table:table-cell>
          <table:table-cell table:style-name="ce4" office:value-type="string" calcext:value-type="string">
            <text:p>There was a time that I came home to find my Grandparents from New York at my place and I hadn't seen them in a really long time_comma_ i'm talking years and it was quite shocking definitely wasn't expected</text:p>
          </table:table-cell>
          <table:table-cell table:style-name="ce2" office:value-type="float" office:value="411" calcext:value-type="float">
            <text:p>411</text:p>
          </table:table-cell>
          <table:table-cell table:style-name="ce4" office:value-type="string" calcext:value-type="string">
            <text:p>Hi I just wanted to tell you about a special thing that happend to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hat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I was at work one day and I came home and some special people were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our best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nope my grandparents were in t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18_conv:6836</text:p>
          </table:table-cell>
          <table:table-cell table:style-name="ce2" office:value-type="string" calcext:value-type="string">
            <text:p>angry</text:p>
          </table:table-cell>
          <table:table-cell table:style-name="ce4" office:value-type="string" calcext:value-type="string">
            <text:p>My boss fired me for no reason.</text:p>
          </table:table-cell>
          <table:table-cell table:style-name="ce2" office:value-type="float" office:value="59" calcext:value-type="float">
            <text:p>59</text:p>
          </table:table-cell>
          <table:table-cell table:style-name="ce4" office:value-type="string" calcext:value-type="string">
            <text:p>My boss fired me for no reason. I am absolutely livi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 that happened_comma_ you will find another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so_comma_ especially since I was the best employee at my last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ou just need to start look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50_conv:18901</text:p>
          </table:table-cell>
          <table:table-cell table:style-name="ce2" office:value-type="string" calcext:value-type="string">
            <text:p>apprehensive</text:p>
          </table:table-cell>
          <table:table-cell table:style-name="ce4" office:value-type="string" calcext:value-type="string">
            <text:p>My girlfriend wants me to go to Thanksgiving at her parents this year_comma_ but I haven't even met them yet.</text:p>
          </table:table-cell>
          <table:table-cell table:style-name="ce2" office:value-type="float" office:value="294" calcext:value-type="float">
            <text:p>294</text:p>
          </table:table-cell>
          <table:table-cell table:style-name="ce4" office:value-type="string" calcext:value-type="string">
            <text:p>My girlfriend wants me to go to Thanksgiving at her parents this year_comma_ but I haven't even met them y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don't envy you there. I have done the blind family meeting at a holiday dinner before. It's nerve rack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feel a little nervous about it but my girlfriend doesn't understand. <text:s/>She is starting to get irritated that I haven't given her my yes or no yet. <text:s/>It is putting a strain on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my advice is to give in now_comma_ because you probably will in the end anyway and avoid any extra arguing you two would do because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88_conv:9776</text:p>
          </table:table-cell>
          <table:table-cell table:style-name="ce2" office:value-type="string" calcext:value-type="string">
            <text:p>terrified</text:p>
          </table:table-cell>
          <table:table-cell table:style-name="ce4" office:value-type="string" calcext:value-type="string">
            <text:p>We were recently told that our 15 year old son has a degenerative neurological disease. The doctors tell us that there is no cure. I am really scared for his future.</text:p>
          </table:table-cell>
          <table:table-cell table:style-name="ce2" office:value-type="float" office:value="532" calcext:value-type="float">
            <text:p>532</text:p>
          </table:table-cell>
          <table:table-cell table:style-name="ce4" office:value-type="string" calcext:value-type="string">
            <text:p>We recently found out that our 15 year old son has a rare_comma_ degenerative neurological diseas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so sorry to hear that. Is there treatment or a c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2" calcext:value-type="float">
            <text:p>532</text:p>
          </table:table-cell>
          <table:table-cell table:style-name="ce4" office:value-type="string" calcext:value-type="string">
            <text:p>No_comma_ the doctors tell us there is no cure. They are trying to treat the symptoms but thus far its been unsuccess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at sounds awful. How is h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2" calcext:value-type="float">
            <text:p>532</text:p>
          </table:table-cell>
          <table:table-cell table:style-name="ce4" office:value-type="string" calcext:value-type="string">
            <text:p>Thank you_comma_ its been scary. He has good days and ba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3_conv:22967</text:p>
          </table:table-cell>
          <table:table-cell table:style-name="ce2" office:value-type="string" calcext:value-type="string">
            <text:p>apprehensive</text:p>
          </table:table-cell>
          <table:table-cell table:style-name="ce4" office:value-type="string" calcext:value-type="string">
            <text:p>I decided to go back to school this year. I'm was pretty hesitant at first_comma_ but now I'm excited about learning more!</text:p>
          </table:table-cell>
          <table:table-cell table:style-name="ce2" office:value-type="float" office:value="816" calcext:value-type="float">
            <text:p>816</text:p>
          </table:table-cell>
          <table:table-cell table:style-name="ce4" office:value-type="string" calcext:value-type="string">
            <text:p>I finally took the plunge and decided to go back to school this ye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a great idea! how is it so f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start next week! I was super hesitant at first_comma_ but I'm so glad I'm making myself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you will improve yourself and feel good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70_conv:14941</text:p>
          </table:table-cell>
          <table:table-cell table:style-name="ce2" office:value-type="string" calcext:value-type="string">
            <text:p>angry</text:p>
          </table:table-cell>
          <table:table-cell table:style-name="ce4" office:value-type="string" calcext:value-type="string">
            <text:p>I can't beleve I only got half of the maximum for my raise?</text:p>
          </table:table-cell>
          <table:table-cell table:style-name="ce2" office:value-type="float" office:value="27" calcext:value-type="float">
            <text:p>27</text:p>
          </table:table-cell>
          <table:table-cell table:style-name="ce4" office:value-type="string" calcext:value-type="string">
            <text:p>Last week everyone got rais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 congrats!! hopefully it <text:s/>was a good raise for everybo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I only received half of the maximum. m not to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s so sad and why wa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know. I work hard and never call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85_conv:19171</text:p>
          </table:table-cell>
          <table:table-cell table:style-name="ce2" office:value-type="string" calcext:value-type="string">
            <text:p>annoyed</text:p>
          </table:table-cell>
          <table:table-cell table:style-name="ce4" office:value-type="string" calcext:value-type="string">
            <text:p>Went to trim my beard today. Trimmed a little too much on one side_comma_ had to even it out on the other. Did that like four times on accident_comma_ and now I trimmed my beard so much more than I wanted to_comma_ and I look dumb. </text:p>
          </table:table-cell>
          <table:table-cell table:style-name="ce2" office:value-type="float" office:value="273" calcext:value-type="float">
            <text:p>273</text:p>
          </table:table-cell>
          <table:table-cell table:style-name="ce4" office:value-type="string" calcext:value-type="string">
            <text:p>Went to trim my beard today. Trimmed a little too much on one side_comma_ had to even it out on the other. Did that like four times on accident_comma_ and now I trimmed my beard so much more than I wanted to_comma_ and I look dumb.</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ou may need to go to the barber sh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guess I should stop trying to do it on my own. I hate spending money on that stuff though. If I could give myself a haircut_comma_ I would_comma_ so I didn't have to spend money on that either. But that probably wouldn't be a good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e barber shop is totally worth it. They do such a good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19_conv:15639</text:p>
          </table:table-cell>
          <table:table-cell table:style-name="ce2" office:value-type="string" calcext:value-type="string">
            <text:p>confident</text:p>
          </table:table-cell>
          <table:table-cell table:style-name="ce4" office:value-type="string" calcext:value-type="string">
            <text:p>I'm really good at making people laugh. People say I should be a comdeian.</text:p>
          </table:table-cell>
          <table:table-cell table:style-name="ce2" office:value-type="float" office:value="478" calcext:value-type="float">
            <text:p>478</text:p>
          </table:table-cell>
          <table:table-cell table:style-name="ce4" office:value-type="string" calcext:value-type="string">
            <text:p>I am so funny. People say I should go into comedy. They also say I might be the next Rodney Dangerfiel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ext:s/>i don't think i know who Rodney Dangerfield is but hey_comma_ good for you! it's awesome when people have a good sense of hum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He is probably one of the greatest comedians of all time. His signature phrase was ""I don't get no resp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need to google him. I've never even heard that phras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2_conv:1325</text:p>
          </table:table-cell>
          <table:table-cell table:style-name="ce2" office:value-type="string" calcext:value-type="string">
            <text:p>trusting</text:p>
          </table:table-cell>
          <table:table-cell table:style-name="ce4" office:value-type="string" calcext:value-type="string">
            <text:p>I find it difficult to trust people at times.</text:p>
          </table:table-cell>
          <table:table-cell table:style-name="ce2" office:value-type="float" office:value="202" calcext:value-type="float">
            <text:p>202</text:p>
          </table:table-cell>
          <table:table-cell table:style-name="ce4" office:value-type="string" calcext:value-type="string">
            <text:p>Its difficult for me to trust people at tim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Why_comma_ have you have bad experien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have throughout my life and have found it difficult to be vulnera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76_conv:6752</text:p>
          </table:table-cell>
          <table:table-cell table:style-name="ce2" office:value-type="string" calcext:value-type="string">
            <text:p>joyful</text:p>
          </table:table-cell>
          <table:table-cell table:style-name="ce4" office:value-type="string" calcext:value-type="string">
            <text:p>Today_comma_ I was just people watching and it made me so happy.</text:p>
          </table:table-cell>
          <table:table-cell table:style-name="ce2" office:value-type="float" office:value="326" calcext:value-type="float">
            <text:p>326</text:p>
          </table:table-cell>
          <table:table-cell table:style-name="ce4" office:value-type="string" calcext:value-type="string">
            <text:p>As I was people watching today I suddenly felt very happ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What happened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hat's a thing_comma_ nothing really_comma_ I guess I just relaxed for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K. I hope you are now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99_conv:7199</text:p>
          </table:table-cell>
          <table:table-cell table:style-name="ce2" office:value-type="string" calcext:value-type="string">
            <text:p>annoyed</text:p>
          </table:table-cell>
          <table:table-cell table:style-name="ce4" office:value-type="string" calcext:value-type="string">
            <text:p>I hate it when my internet cuts off and starts slowing down. It bugs me out so much_comma_ maybe it's time to upgrade ISP.</text:p>
          </table:table-cell>
          <table:table-cell table:style-name="ce2" office:value-type="float" office:value="269" calcext:value-type="float">
            <text:p>269</text:p>
          </table:table-cell>
          <table:table-cell table:style-name="ce4" office:value-type="string" calcext:value-type="string">
            <text:p>I hate it when my internet cuts off and starts slowing down. It bugs me out so much_comma_ maybe it's time to upgrade IS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Ugh_comma_ I am with you on that. Mine has been doing that all week. It's so annoying and it costs even more to switch to some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know right. I usually try disconnecting and reconnecting it but it doesn't do anything. I need to find a cheaper IS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Sometimes resetting the modem &amp; router helps. But_comma_ it won't do much if the ISP isn't good to begin with. Careful with going too cheap_comma_ though_comma_ you might end up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_comma_ maybe I need to find a more expensive alternative then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72_conv:11944</text:p>
          </table:table-cell>
          <table:table-cell table:style-name="ce2" office:value-type="string" calcext:value-type="string">
            <text:p>embarrassed</text:p>
          </table:table-cell>
          <table:table-cell table:style-name="ce4" office:value-type="string" calcext:value-type="string">
            <text:p>There was this party that my best friend was throwing for a mutual friend of ours because she was moving away. I totally accidentally spilled wine on their light colored carpet. I was mortified because so many people were there_comma_ if it had just been my friend then I probably wouldnt have been such a big deal to me. </text:p>
          </table:table-cell>
          <table:table-cell table:style-name="ce2" office:value-type="float" office:value="227" calcext:value-type="float">
            <text:p>227</text:p>
          </table:table-cell>
          <table:table-cell table:style-name="ce4" office:value-type="string" calcext:value-type="string">
            <text:p>There was this party that my best friend was throwing for a mutual friend of ours because she was moving away. I totally accidentally spilled wine on their light colored carpet. I was mortified because so many people were there_comma_ if it had just been my friend then I probably wouldnt have been such a big deal to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no_comma_ did people make you feel bad for the acc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No but they weren't exactly helpful either. The host of the party and the girl she threw it for helped me try and clean it up best as I could but others were just passive and unhelp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 sucks_comma_ if everyone pitched in to help it probably would've been cleaned up in recor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3_conv:1747</text:p>
          </table:table-cell>
          <table:table-cell table:style-name="ce2" office:value-type="string" calcext:value-type="string">
            <text:p>anxious</text:p>
          </table:table-cell>
          <table:table-cell table:style-name="ce4" office:value-type="string" calcext:value-type="string">
            <text:p>I can't wait for school to start back. A litlle quieter in the house.</text:p>
          </table:table-cell>
          <table:table-cell table:style-name="ce2" office:value-type="float" office:value="27" calcext:value-type="float">
            <text:p>27</text:p>
          </table:table-cell>
          <table:table-cell table:style-name="ce4" office:value-type="string" calcext:value-type="string">
            <text:p>It's almost time for school again. I am so exci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wesome. Are you going to s chool or your childr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Both. I take classes online so I need them out of the house agai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Right i work from home so i feel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love school too so it works for all of 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5_conv:9511</text:p>
          </table:table-cell>
          <table:table-cell table:style-name="ce2" office:value-type="string" calcext:value-type="string">
            <text:p>anxious</text:p>
          </table:table-cell>
          <table:table-cell table:style-name="ce4" office:value-type="string" calcext:value-type="string">
            <text:p>i have a huge bachelor party coming up_comma_ feeling nerouvs</text:p>
          </table:table-cell>
          <table:table-cell table:style-name="ce2" office:value-type="float" office:value="271" calcext:value-type="float">
            <text:p>271</text:p>
          </table:table-cell>
          <table:table-cell table:style-name="ce4" office:value-type="float" office:value="4" calcext:value-type="float">
            <text:p>4</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4?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have a bachelor party coming up and i'm so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 man they are usually a lot of fun. Why are you nerv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74_conv:13148</text:p>
          </table:table-cell>
          <table:table-cell table:style-name="ce2" office:value-type="string" calcext:value-type="string">
            <text:p>devastated</text:p>
          </table:table-cell>
          <table:table-cell table:style-name="ce4" office:value-type="string" calcext:value-type="string">
            <text:p>I can not believe that airplane crashed. I cried all night.</text:p>
          </table:table-cell>
          <table:table-cell table:style-name="ce2" office:value-type="float" office:value="4" calcext:value-type="float">
            <text:p>4</text:p>
          </table:table-cell>
          <table:table-cell table:style-name="ce4" office:value-type="string" calcext:value-type="string">
            <text:p>I can not believe that airplane crashed. I cried all 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hat airplane? Did you know someone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was a United flight. No I did not know any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really sad. Where was it 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8_conv:14217</text:p>
          </table:table-cell>
          <table:table-cell table:style-name="ce2" office:value-type="string" calcext:value-type="string">
            <text:p>proud</text:p>
          </table:table-cell>
          <table:table-cell table:style-name="ce4" office:value-type="string" calcext:value-type="string">
            <text:p>My nephew plays football this year</text:p>
          </table:table-cell>
          <table:table-cell table:style-name="ce2" office:value-type="float" office:value="389" calcext:value-type="float">
            <text:p>389</text:p>
          </table:table-cell>
          <table:table-cell table:style-name="ce4" office:value-type="string" calcext:value-type="string">
            <text:p>My nephew started 10th grade this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cool. Is he sm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he is. <text:s/>He is also playing football this year!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position does he p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t sure yet. <text:s/>Last year he played center. <text:s/>He will no in a week or tw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57_conv:13914</text:p>
          </table:table-cell>
          <table:table-cell table:style-name="ce2" office:value-type="string" calcext:value-type="string">
            <text:p>joyful</text:p>
          </table:table-cell>
          <table:table-cell table:style-name="ce4" office:value-type="string" calcext:value-type="string">
            <text:p>The new Mexican place is going to be so good!</text:p>
          </table:table-cell>
          <table:table-cell table:style-name="ce2" office:value-type="float" office:value="1" calcext:value-type="float">
            <text:p>1</text:p>
          </table:table-cell>
          <table:table-cell table:style-name="ce4" office:value-type="string" calcext:value-type="string">
            <text:p>The new Mexican place is going to be so goo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love Mexican food! salsa is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ea_comma_ I like salsa_comma_ too. Can't have enough of that_comma_ and it's healt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yeah thats true! with a margarit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12_conv:22425</text:p>
          </table:table-cell>
          <table:table-cell table:style-name="ce2" office:value-type="string" calcext:value-type="string">
            <text:p>annoyed</text:p>
          </table:table-cell>
          <table:table-cell table:style-name="ce4" office:value-type="string" calcext:value-type="string">
            <text:p>I was babysitting for my daughter. She didn't come pick up the kids until 1 in the morning.</text:p>
          </table:table-cell>
          <table:table-cell table:style-name="ce2" office:value-type="float" office:value="684" calcext:value-type="float">
            <text:p>684</text:p>
          </table:table-cell>
          <table:table-cell table:style-name="ce4" office:value-type="string" calcext:value-type="string">
            <text:p>I was babysitting for my daughter and she didn't come back until 1 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Whoa_comma_ that's pretty darn late! Did you ask her why she was out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I did and she really didn't have any good excuse. Just being inconside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Well_comma_ that's frustrating. Hopefully next time she'll think more about how her actions affec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51_conv:9103</text:p>
          </table:table-cell>
          <table:table-cell table:style-name="ce2" office:value-type="string" calcext:value-type="string">
            <text:p>guilty</text:p>
          </table:table-cell>
          <table:table-cell table:style-name="ce4" office:value-type="string" calcext:value-type="string">
            <text:p>I feel guilty as a parent because I don't like to part in a lot of my children's school activities. </text:p>
          </table:table-cell>
          <table:table-cell table:style-name="ce2" office:value-type="float" office:value="202" calcext:value-type="float">
            <text:p>202</text:p>
          </table:table-cell>
          <table:table-cell table:style-name="ce4" office:value-type="string" calcext:value-type="string">
            <text:p>I feel guilty as a parent because I don't like to part in a lot of my children's school activit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Sometimes it just gets a little overwhelming. There can just be too much going on at once_comma_ especially if you have more than one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Exactly as I'm always busy but feel like a bad parent as most of the other kids have there parents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You just have to do what is best for you and your family. One day your kids will understand_comma_ especially when they have kids of their own and have so many other things going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62_conv:13525</text:p>
          </table:table-cell>
          <table:table-cell table:style-name="ce2" office:value-type="string" calcext:value-type="string">
            <text:p>lonely</text:p>
          </table:table-cell>
          <table:table-cell table:style-name="ce4" office:value-type="string" calcext:value-type="string">
            <text:p>Usually it's just my cat an I at my house_comma_ but it seemed extra empty when she had to stay at a friend's house for a week.</text:p>
          </table:table-cell>
          <table:table-cell table:style-name="ce2" office:value-type="float" office:value="85" calcext:value-type="float">
            <text:p>85</text:p>
          </table:table-cell>
          <table:table-cell table:style-name="ce4" office:value-type="string" calcext:value-type="string">
            <text:p>I live at home alone with my cat_comma_ but she had to move out for a week when we were doing some construct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was she stress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Just a little_comma_ since she was around other cats for the first time. I think I was more of a wreck than she was though. <text:s/>The house seemed so empty withou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that's no fun. I bet the constant construction didn't help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slept through it all when I could_comma_ or went to visit my little br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6_conv:4372</text:p>
          </table:table-cell>
          <table:table-cell table:style-name="ce2" office:value-type="string" calcext:value-type="string">
            <text:p>surprised</text:p>
          </table:table-cell>
          <table:table-cell table:style-name="ce4" office:value-type="string" calcext:value-type="string">
            <text:p>I didn't know my brother was coming in to town!</text:p>
          </table:table-cell>
          <table:table-cell table:style-name="ce2" office:value-type="float" office:value="220" calcext:value-type="float">
            <text:p>220</text:p>
          </table:table-cell>
          <table:table-cell table:style-name="ce4" office:value-type="string" calcext:value-type="string">
            <text:p>My brother lives across the country and told me he wouldn't make it out for my graduation but he did any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that was a nice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was_comma_ I didn't think it'd happen but it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always a nice surpr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92_conv:10185</text:p>
          </table:table-cell>
          <table:table-cell table:style-name="ce2" office:value-type="string" calcext:value-type="string">
            <text:p>surprised</text:p>
          </table:table-cell>
          <table:table-cell table:style-name="ce4" office:value-type="string" calcext:value-type="string">
            <text:p>I play the lotto regularly and finally won a small amount the other night much to my shock.</text:p>
          </table:table-cell>
          <table:table-cell table:style-name="ce2" office:value-type="float" office:value="332" calcext:value-type="float">
            <text:p>332</text:p>
          </table:table-cell>
          <table:table-cell table:style-name="ce4" office:value-type="string" calcext:value-type="string">
            <text:p>I play the lottery sometimes here_comma_ and finally won a small amount. Not a big deal_comma_ but I was shocked it finally happened hah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would be too_comma_ I never win thos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it's really demoralizing until you at least win something. A nice little bonus anyw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Very true! Congrats! It's hard to never w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55_conv:9311</text:p>
          </table:table-cell>
          <table:table-cell table:style-name="ce2" office:value-type="string" calcext:value-type="string">
            <text:p>sad</text:p>
          </table:table-cell>
          <table:table-cell table:style-name="ce4" office:value-type="string" calcext:value-type="string">
            <text:p>I was really disappointed to hear that the woods near my childhood home had been razed to build new homes.</text:p>
          </table:table-cell>
          <table:table-cell table:style-name="ce2" office:value-type="float" office:value="522" calcext:value-type="float">
            <text:p>522</text:p>
          </table:table-cell>
          <table:table-cell table:style-name="ce4" office:value-type="string" calcext:value-type="string">
            <text:p>I heard that the woods near my childhood home were torn down so they could build new hom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hate to hear that_comma_ did you have many memories of playing in those woo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2" calcext:value-type="float">
            <text:p>522</text:p>
          </table:table-cell>
          <table:table-cell table:style-name="ce4" office:value-type="string" calcext:value-type="string">
            <text:p>I did_comma_ which is one of the reasons it made me so sad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it would have upset me as wel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5_conv:23970</text:p>
          </table:table-cell>
          <table:table-cell table:style-name="ce2" office:value-type="string" calcext:value-type="string">
            <text:p>terrified</text:p>
          </table:table-cell>
          <table:table-cell table:style-name="ce4" office:value-type="string" calcext:value-type="string">
            <text:p>One night my children and I came home and came in through the back door. As I opened it_comma_ I saw a tall shadow in the hallway! It scared me so much_comma_ as I feared an intruder was in my home.</text:p>
          </table:table-cell>
          <table:table-cell table:style-name="ce2" office:value-type="float" office:value="45" calcext:value-type="float">
            <text:p>45</text:p>
          </table:table-cell>
          <table:table-cell table:style-name="ce4" office:value-type="string" calcext:value-type="string">
            <text:p>One night when my kids and I came home_comma_ I saw a shadow in my hallway as I came in the back door. I was so scared and was afraid someone had broken in my ho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n some ways that is a bit funny but it certainly can be a scary time to come home alone to an empty dark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and I live out in the country so I wouldn't get a quick response time from emergency vehicles. But_comma_ luckily_comma_ it turned out to be my shad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hope you aren't still scared of your shad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90_conv:20580</text:p>
          </table:table-cell>
          <table:table-cell table:style-name="ce2" office:value-type="string" calcext:value-type="string">
            <text:p>ashamed</text:p>
          </table:table-cell>
          <table:table-cell table:style-name="ce4" office:value-type="string" calcext:value-type="string">
            <text:p>Two days ago would have been the 50th wedding anniversay of my first wife and I. <text:s/>She dies twelve years ago. <text:s/>Reflecting on my relationship with her I feel bad about the way I treated her on many occasions. <text:s/>I could have been a more honorable man.</text:p>
          </table:table-cell>
          <table:table-cell table:style-name="ce2" office:value-type="float" office:value="112" calcext:value-type="float">
            <text:p>112</text:p>
          </table:table-cell>
          <table:table-cell table:style-name="ce4" office:value-type="string" calcext:value-type="string">
            <text:p>Hell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Hi there_comma_ how'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I am doing fine. <text:s/>How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m doing well. It's quite early in the morning though_comma_ that's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That is is true. <text:s/>I am up thinking about my relationship with my deceased w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56_conv:7312</text:p>
          </table:table-cell>
          <table:table-cell table:style-name="ce2" office:value-type="string" calcext:value-type="string">
            <text:p>nostalgic</text:p>
          </table:table-cell>
          <table:table-cell table:style-name="ce4" office:value-type="string" calcext:value-type="string">
            <text:p>I found albums of old pictures in my attic when I was a little kid. I miss the old days when I had no responsibilities!</text:p>
          </table:table-cell>
          <table:table-cell table:style-name="ce2" office:value-type="float" office:value="269" calcext:value-type="float">
            <text:p>269</text:p>
          </table:table-cell>
          <table:table-cell table:style-name="ce4" office:value-type="string" calcext:value-type="string">
            <text:p>I found albums of old pictures in my attic when I was a little kid. I miss the old days when I had no responsibilitie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heard that before. You must have a twin running around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actually do have a twin_comma_ lol. I miss the good ol'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hen I was young we had tintypes. You had to stay still for 45 minutes for your picture to be taken. I don't miss the ol' d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37_conv:9675</text:p>
          </table:table-cell>
          <table:table-cell table:style-name="ce2" office:value-type="string" calcext:value-type="string">
            <text:p>grateful</text:p>
          </table:table-cell>
          <table:table-cell table:style-name="ce4" office:value-type="string" calcext:value-type="string">
            <text:p>when we were struggling financially our church gave us some food and 50$. </text:p>
          </table:table-cell>
          <table:table-cell table:style-name="ce2" office:value-type="float" office:value="52" calcext:value-type="float">
            <text:p>52</text:p>
          </table:table-cell>
          <table:table-cell table:style-name="ce4" office:value-type="string" calcext:value-type="string">
            <text:p>when we were struggling financially we told our pastor and our church gave us some food and money. i don't know what we would do without them and their hel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1" calcext:value-type="float">
            <text:p>531</text:p>
          </table:table-cell>
          <table:table-cell table:style-name="ce4" office:value-type="string" calcext:value-type="string">
            <text:p>That's great they were able to help you out. Are you doing bett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yes! I just got a new job. our money is tight right now but at least we can pay the bills and buy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1" calcext:value-type="float">
            <text:p>531</text:p>
          </table:table-cell>
          <table:table-cell table:style-name="ce4" office:value-type="string" calcext:value-type="string">
            <text:p>I feel you. We were in a similar situation last year_comma_ but things have started looking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8_conv:9516</text:p>
          </table:table-cell>
          <table:table-cell table:style-name="ce2" office:value-type="string" calcext:value-type="string">
            <text:p>terrified</text:p>
          </table:table-cell>
          <table:table-cell table:style-name="ce4" office:value-type="string" calcext:value-type="string">
            <text:p>I woke up in the middle of the night and looked through my doorway_comma_ which was open. <text:s/>There was a sweatshirt hanging on a door_comma_ and in my sleepy daze I thought it was a real person. <text:s/>I live alone so I thought it was an intruder and I just about had a heart attack. I soon realized it was just clothes hanging there_comma_ in the shape of a person.</text:p>
          </table:table-cell>
          <table:table-cell table:style-name="ce2" office:value-type="float" office:value="254" calcext:value-type="float">
            <text:p>254</text:p>
          </table:table-cell>
          <table:table-cell table:style-name="ce4" office:value-type="string" calcext:value-type="string">
            <text:p>I just about had a figurative heart attack the other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I woke up in the wee hours and thought I saw a person standing in the corner of my room. <text:s/>It was just some clothes hanging on a do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Oh wow_comma_ I would of been terrif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34_conv:21269</text:p>
          </table:table-cell>
          <table:table-cell table:style-name="ce2" office:value-type="string" calcext:value-type="string">
            <text:p>disgusted</text:p>
          </table:table-cell>
          <table:table-cell table:style-name="ce4" office:value-type="string" calcext:value-type="string">
            <text:p>I was out walking by the lake over the weekend and there shore was just covered in dead rotting fish.</text:p>
          </table:table-cell>
          <table:table-cell table:style-name="ce2" office:value-type="float" office:value="138" calcext:value-type="float">
            <text:p>138</text:p>
          </table:table-cell>
          <table:table-cell table:style-name="ce4" office:value-type="string" calcext:value-type="string">
            <text:p>I was out walking by the lake over the weekend and there shore was just covered in dead rotting fis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hat happened why were their so many dead fi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 don't know_comma_ that's what I would like to know! The best I can imagine is that the water quality dropped_comma_ and they died. I imagine it was pollu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hope they are not using the lake for drinking wa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3_conv:6047</text:p>
          </table:table-cell>
          <table:table-cell table:style-name="ce2" office:value-type="string" calcext:value-type="string">
            <text:p>content</text:p>
          </table:table-cell>
          <table:table-cell table:style-name="ce4" office:value-type="string" calcext:value-type="string">
            <text:p>I felt very happy last night when my new dog was running around playing. I didn't think she knew how to play and would always be stuck to my leg and worried.</text:p>
          </table:table-cell>
          <table:table-cell table:style-name="ce2" office:value-type="float" office:value="296" calcext:value-type="float">
            <text:p>296</text:p>
          </table:table-cell>
          <table:table-cell table:style-name="ce4" office:value-type="string" calcext:value-type="string">
            <text:p>I felt very happy last night when my new dog was running around playing_comma_ I didn't think she knew h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dogs have to learn how to play. <text:s/>Kinda funny you don't always consid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_comma_ but she was really abused before and was so docile and quiet..some never do learn normal animal behavior..I have rehabilitated m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depends on how young they are. <text:s/>I have a rescue that was abused but she was real young. <text:s/>She snapped out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30_conv:14860</text:p>
          </table:table-cell>
          <table:table-cell table:style-name="ce2" office:value-type="string" calcext:value-type="string">
            <text:p>prepared</text:p>
          </table:table-cell>
          <table:table-cell table:style-name="ce4" office:value-type="string" calcext:value-type="string">
            <text:p>My kids start school next week. We went out shopping today and got all their school supplies.</text:p>
          </table:table-cell>
          <table:table-cell table:style-name="ce2" office:value-type="float" office:value="243" calcext:value-type="float">
            <text:p>243</text:p>
          </table:table-cell>
          <table:table-cell table:style-name="ce4" office:value-type="string" calcext:value-type="string">
            <text:p>My kids start school next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ell congrats! Is it kindergar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pe_comma_ 2nd and 4th. We went and got all their supplies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Mine are in 1st_comma_ 6th_comma_ and 9th grade this year so I know what you me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24_conv:14048</text:p>
          </table:table-cell>
          <table:table-cell table:style-name="ce2" office:value-type="string" calcext:value-type="string">
            <text:p>caring</text:p>
          </table:table-cell>
          <table:table-cell table:style-name="ce4" office:value-type="string" calcext:value-type="string">
            <text:p>My mom has been lonely with my dad gone. I go and stay the weekend with her at least once a month now to make her feel better.</text:p>
          </table:table-cell>
          <table:table-cell table:style-name="ce2" office:value-type="float" office:value="243" calcext:value-type="float">
            <text:p>243</text:p>
          </table:table-cell>
          <table:table-cell table:style-name="ce4" office:value-type="string" calcext:value-type="string">
            <text:p>My mom has been so lonely since my dad di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m so sorry to hear that do you try andspend a lot of time with her so she doesn't feel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do spend more time with her now and I have made it a point to stay the weekend with her at least once a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t is great to hear now she has to build even more memories with you and your family so the loosing of your dad can get better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20_conv:4640</text:p>
          </table:table-cell>
          <table:table-cell table:style-name="ce2" office:value-type="string" calcext:value-type="string">
            <text:p>faithful</text:p>
          </table:table-cell>
          <table:table-cell table:style-name="ce4" office:value-type="string" calcext:value-type="string">
            <text:p>There's a new hotel that's been headhunting me to work for them_comma_ but I think I'll stay at the one I'm at now. They've been good to me.</text:p>
          </table:table-cell>
          <table:table-cell table:style-name="ce2" office:value-type="float" office:value="1" calcext:value-type="float">
            <text:p>1</text:p>
          </table:table-cell>
          <table:table-cell table:style-name="ce4" office:value-type="string" calcext:value-type="string">
            <text:p>There's a new hotel that's been headhunting me to work for them_comma_ but I think I'll stay at the one I'm at now. They've been good to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I'd probably stay loyal too_comma_ after weighing the pros and cons_comma_ making a list for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t's a tough choice_comma_ but I'm happy where I 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4" calcext:value-type="float">
            <text:p>384</text:p>
          </table:table-cell>
          <table:table-cell table:style-name="ce4" office:value-type="string" calcext:value-type="string">
            <text:p>good for you_comma_ wish i could say the same for myself. I'm not unhappy_comma_ just got more work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_conv:162</text:p>
          </table:table-cell>
          <table:table-cell table:style-name="ce2" office:value-type="string" calcext:value-type="string">
            <text:p>lonely</text:p>
          </table:table-cell>
          <table:table-cell table:style-name="ce4" office:value-type="string" calcext:value-type="string">
            <text:p>Just moved here for work_comma_ and I don't know anyone. My coworkers have families of their own.</text:p>
          </table:table-cell>
          <table:table-cell table:style-name="ce2" office:value-type="float" office:value="1" calcext:value-type="float">
            <text:p>1</text:p>
          </table:table-cell>
          <table:table-cell table:style-name="ce4" office:value-type="string" calcext:value-type="string">
            <text:p>Just moved here for work_comma_ and I don't know anyone. My coworkers have families of their 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sucks. You just have to warm up to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It's going to take some time. It's just tough going through it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ould be so scared to move to a new place. I commend you. It'll get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05_conv:19610</text:p>
          </table:table-cell>
          <table:table-cell table:style-name="ce2" office:value-type="string" calcext:value-type="string">
            <text:p>excited</text:p>
          </table:table-cell>
          <table:table-cell table:style-name="ce4" office:value-type="string" calcext:value-type="string">
            <text:p>Just got my tickets for Halloween Horror Nights.</text:p>
          </table:table-cell>
          <table:table-cell table:style-name="ce2" office:value-type="float" office:value="332" calcext:value-type="float">
            <text:p>332</text:p>
          </table:table-cell>
          <table:table-cell table:style-name="ce4" office:value-type="string" calcext:value-type="string">
            <text:p>Very stoked that I just got my tickets for Halloween Horror Nights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love Halloween_comma_ what is horrors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t's a Halloween festival at Universal Studi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fun_comma_ do the ghosts chase you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they have people dressed up as ghosts_comma_ zombies_comma_ and lots more that chas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3_conv:24207</text:p>
          </table:table-cell>
          <table:table-cell table:style-name="ce2" office:value-type="string" calcext:value-type="string">
            <text:p>nostalgic</text:p>
          </table:table-cell>
          <table:table-cell table:style-name="ce4" office:value-type="string" calcext:value-type="string">
            <text:p>I put in an old Backstreet Boys album the other day and the memories came flying back! It's crazy how certain songs can make you remember the past!</text:p>
          </table:table-cell>
          <table:table-cell table:style-name="ce2" office:value-type="float" office:value="99" calcext:value-type="float">
            <text:p>99</text:p>
          </table:table-cell>
          <table:table-cell table:style-name="ce4" office:value-type="string" calcext:value-type="string">
            <text:p>I put in an old Backstreet Boys album the other day and the memories came flying back!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used to love them. I cant believe that are still perfor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love them still! It's crazy how certain songs can make you remember the p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ought they were so much better that nsync too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47_conv:16494</text:p>
          </table:table-cell>
          <table:table-cell table:style-name="ce2" office:value-type="string" calcext:value-type="string">
            <text:p>angry</text:p>
          </table:table-cell>
          <table:table-cell table:style-name="ce4" office:value-type="string" calcext:value-type="string">
            <text:p>Someone at work threw my lunch away today.</text:p>
          </table:table-cell>
          <table:table-cell table:style-name="ce2" office:value-type="float" office:value="294" calcext:value-type="float">
            <text:p>294</text:p>
          </table:table-cell>
          <table:table-cell table:style-name="ce4" office:value-type="string" calcext:value-type="string">
            <text:p>Someone at work threw my lunch away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the worst_comma_ what did you eat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thing_comma_ I just had to pay all my bills_comma_ and I don't get paid until tomorrow_comma_ so I was just out of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no! You should try to find the culprit and confron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id_comma_ I knew who it was because they've been whining about wanting to clean out the fridge_comma_ but they didn't check what was old and what was new. <text:s/>So irrita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47_conv:4095</text:p>
          </table:table-cell>
          <table:table-cell table:style-name="ce2" office:value-type="string" calcext:value-type="string">
            <text:p>confident</text:p>
          </table:table-cell>
          <table:table-cell table:style-name="ce4" office:value-type="string" calcext:value-type="string">
            <text:p>I'm going to take my personal trainer certification exam soon. I've been studying and I think I'm ready!</text:p>
          </table:table-cell>
          <table:table-cell table:style-name="ce2" office:value-type="float" office:value="286" calcext:value-type="float">
            <text:p>286</text:p>
          </table:table-cell>
          <table:table-cell table:style-name="ce4" office:value-type="string" calcext:value-type="string">
            <text:p>I have my personal training exam coming up soon and I think I'll ac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Good luck.I bet you are ready for this ex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am so ready! I'm excited to start training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sure you are going to be a succesfull professiona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52_conv:9505</text:p>
          </table:table-cell>
          <table:table-cell table:style-name="ce2" office:value-type="string" calcext:value-type="string">
            <text:p>angry</text:p>
          </table:table-cell>
          <table:table-cell table:style-name="ce4" office:value-type="string" calcext:value-type="string">
            <text:p>I broke my coffee maker and now i can't make coffee</text:p>
          </table:table-cell>
          <table:table-cell table:style-name="ce2" office:value-type="float" office:value="52" calcext:value-type="float">
            <text:p>52</text:p>
          </table:table-cell>
          <table:table-cell table:style-name="ce4" office:value-type="string" calcext:value-type="string">
            <text:p>I broke my coffee maker today and i'm so mad because i can't make coffee. I can't survive the morning without coffe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Anyplace near you where you can get a c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yes i think i will stop by wawa_comma_ i just love to make my own coff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k_comma_ that will do you I think at least for today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5_conv:24271</text:p>
          </table:table-cell>
          <table:table-cell table:style-name="ce2" office:value-type="string" calcext:value-type="string">
            <text:p>impressed</text:p>
          </table:table-cell>
          <table:table-cell table:style-name="ce4" office:value-type="string" calcext:value-type="string">
            <text:p>My daughter just competed in her first dance competition. She got 1st place and was up against girls <text:s/>much older</text:p>
          </table:table-cell>
          <table:table-cell table:style-name="ce2" office:value-type="float" office:value="243" calcext:value-type="float">
            <text:p>243</text:p>
          </table:table-cell>
          <table:table-cell table:style-name="ce4" office:value-type="string" calcext:value-type="string">
            <text:p>My daughter just competed in her first dance competition.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how exciting! How did s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She got first place! And she was eve competing against much older gir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Amazing_comma_ you must feel really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81_conv:2563</text:p>
          </table:table-cell>
          <table:table-cell table:style-name="ce2" office:value-type="string" calcext:value-type="string">
            <text:p>faithful</text:p>
          </table:table-cell>
          <table:table-cell table:style-name="ce4" office:value-type="string" calcext:value-type="string">
            <text:p>I have tried my best to always do what is best for my family.</text:p>
          </table:table-cell>
          <table:table-cell table:style-name="ce2" office:value-type="float" office:value="122" calcext:value-type="float">
            <text:p>122</text:p>
          </table:table-cell>
          <table:table-cell table:style-name="ce4" office:value-type="string" calcext:value-type="string">
            <text:p>Even when life is tough and seems very unfair I have done my best to care for my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great of you. Life is VERY unfair but we can go at any minute_comma_ so cherish those you l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It can be difficult. But I learned early on retaliating helps no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doesn't help us no. But you must take care of yourself too- Take some time for yourself when being a caregiver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95_conv:10991</text:p>
          </table:table-cell>
          <table:table-cell table:style-name="ce2" office:value-type="string" calcext:value-type="string">
            <text:p>devastated</text:p>
          </table:table-cell>
          <table:table-cell table:style-name="ce4" office:value-type="string" calcext:value-type="string">
            <text:p>MY sister is once again not paying her part of the phone bill.</text:p>
          </table:table-cell>
          <table:table-cell table:style-name="ce2" office:value-type="float" office:value="262" calcext:value-type="float">
            <text:p>262</text:p>
          </table:table-cell>
          <table:table-cell table:style-name="ce4" office:value-type="string" calcext:value-type="string">
            <text:p>MY sis is so bad with mone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A lot of people are. <text:s/>Money sense does not come natural to all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I shouldve known not to get her a line on my phone plan. She isn't paying her par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Ouch! <text:s/>That has got to hurt! <text:s/>Are you really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have no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94_conv:8789</text:p>
          </table:table-cell>
          <table:table-cell table:style-name="ce2" office:value-type="string" calcext:value-type="string">
            <text:p>joyful</text:p>
          </table:table-cell>
          <table:table-cell table:style-name="ce4" office:value-type="string" calcext:value-type="string">
            <text:p>My feeling when ky favorite aunt picked me up from school</text:p>
          </table:table-cell>
          <table:table-cell table:style-name="ce2" office:value-type="float" office:value="445" calcext:value-type="float">
            <text:p>445</text:p>
          </table:table-cell>
          <table:table-cell table:style-name="ce4" office:value-type="string" calcext:value-type="string">
            <text:p>I couldn't believe my eyes when my favorite aunt pulled up to get me from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wesome. Did you get to do anything fun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we went to go see the first harry potter movie 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Cool I like Harry Potter. You have a really nice au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30_conv:15860</text:p>
          </table:table-cell>
          <table:table-cell table:style-name="ce2" office:value-type="string" calcext:value-type="string">
            <text:p>jealous</text:p>
          </table:table-cell>
          <table:table-cell table:style-name="ce4" office:value-type="string" calcext:value-type="string">
            <text:p>When I was very young_comma_ I was dating a guy for several months. He broke up with me and started seeing another girl in our class. I could not stand to see them together.</text:p>
          </table:table-cell>
          <table:table-cell table:style-name="ce2" office:value-type="float" office:value="607" calcext:value-type="float">
            <text:p>607</text:p>
          </table:table-cell>
          <table:table-cell table:style-name="ce4" office:value-type="string" calcext:value-type="string">
            <text:p>When I was in high school_comma_ I dated a guy for almost a year. A few weeks before summer_comma_ he broke up with me and started seeing another gir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ou must have been sad and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was. I would get really mad when I saw them at lunch or after school together. I was my first experience with heart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first heart brake is so hard_comma_ I feel for you_comma_ something similar happened to me with my first boy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42_conv:3885</text:p>
          </table:table-cell>
          <table:table-cell table:style-name="ce2" office:value-type="string" calcext:value-type="string">
            <text:p>disgusted</text:p>
          </table:table-cell>
          <table:table-cell table:style-name="ce4" office:value-type="string" calcext:value-type="string">
            <text:p>I heard in the news earlier today about a dog that was left in a crate on the ocean during rising tide. I was so upset and sickened.</text:p>
          </table:table-cell>
          <table:table-cell table:style-name="ce2" office:value-type="float" office:value="99" calcext:value-type="float">
            <text:p>99</text:p>
          </table:table-cell>
          <table:table-cell table:style-name="ce4" office:value-type="string" calcext:value-type="string">
            <text:p>I heard in the news earlier today about a dog that was left locked in a crate on the ocean during rising tid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That is so sad! That poo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was sickened_comma_ but thankfully someone found it and rescu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Oh it survived! What a lucky do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93_conv:9586</text:p>
          </table:table-cell>
          <table:table-cell table:style-name="ce2" office:value-type="string" calcext:value-type="string">
            <text:p>grateful</text:p>
          </table:table-cell>
          <table:table-cell table:style-name="ce4" office:value-type="string" calcext:value-type="string">
            <text:p>My best friend came over and cleaned my entire house while I was sick with the flu. She is the best!</text:p>
          </table:table-cell>
          <table:table-cell table:style-name="ce2" office:value-type="float" office:value="99" calcext:value-type="float">
            <text:p>99</text:p>
          </table:table-cell>
          <table:table-cell table:style-name="ce4" office:value-type="string" calcext:value-type="string">
            <text:p>My best friend came over and cleaned my entire house while I was sick with the flu.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very nice. Did you feel better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he is the best. I did feel better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very good and I am gl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18_conv:8036</text:p>
          </table:table-cell>
          <table:table-cell table:style-name="ce2" office:value-type="string" calcext:value-type="string">
            <text:p>nostalgic</text:p>
          </table:table-cell>
          <table:table-cell table:style-name="ce4" office:value-type="string" calcext:value-type="string">
            <text:p>Did you know Double Dare came back? My favorite show of the 90s! I feel like a kid again.</text:p>
          </table:table-cell>
          <table:table-cell table:style-name="ce2" office:value-type="float" office:value="220" calcext:value-type="float">
            <text:p>220</text:p>
          </table:table-cell>
          <table:table-cell table:style-name="ce4" office:value-type="string" calcext:value-type="string">
            <text:p>Did you know Double Dare came back? My favorite show of the 90s! I feel like a kid agai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Really? <text:s/>That is awesome. <text:s/>I used to watch reruns of that show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such a great show and still just as good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will have to try to watch it. <text:s/>Sounds like a goo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79_conv:24759</text:p>
          </table:table-cell>
          <table:table-cell table:style-name="ce2" office:value-type="string" calcext:value-type="string">
            <text:p>terrified</text:p>
          </table:table-cell>
          <table:table-cell table:style-name="ce4" office:value-type="string" calcext:value-type="string">
            <text:p>Getting woken up in the middle of the night was scary as heck</text:p>
          </table:table-cell>
          <table:table-cell table:style-name="ce2" office:value-type="float" office:value="437" calcext:value-type="float">
            <text:p>437</text:p>
          </table:table-cell>
          <table:table-cell table:style-name="ce4" office:value-type="string" calcext:value-type="string">
            <text:p>I got woken up by my roommate and I swear his voice is the last thing you want to hear in the middle of the night_comma_ sent the fear of God through my vein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kind of odd. I probably would have tried to take a swing just out of pure instinct. What was the reason they wanted to wake you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don't know_comma_ I didn't answer_comma_ pretended I was a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ha.. that's kind of goofy in a way. Yeah_comma_ sometimes nothing good can come of people trying to get your attention randomly in the middle of the night. That's probably the wisest choice. I probably wouldn't be able to act that good enough to pull it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83_conv:6567</text:p>
          </table:table-cell>
          <table:table-cell table:style-name="ce2" office:value-type="string" calcext:value-type="string">
            <text:p>disgusted</text:p>
          </table:table-cell>
          <table:table-cell table:style-name="ce4" office:value-type="string" calcext:value-type="string">
            <text:p>i got cat hair in my food today</text:p>
          </table:table-cell>
          <table:table-cell table:style-name="ce2" office:value-type="float" office:value="63" calcext:value-type="float">
            <text:p>63</text:p>
          </table:table-cell>
          <table:table-cell table:style-name="ce4" office:value-type="string" calcext:value-type="string">
            <text:p>i got cat hair in my food today when eating a sandwic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is really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nted to puke a litt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can sympathize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92_conv:5984</text:p>
          </table:table-cell>
          <table:table-cell table:style-name="ce2" office:value-type="string" calcext:value-type="string">
            <text:p>impressed</text:p>
          </table:table-cell>
          <table:table-cell table:style-name="ce4" office:value-type="string" calcext:value-type="string">
            <text:p>I got a satelittelite sidh yesterday. The guy did such a great job to be so young!</text:p>
          </table:table-cell>
          <table:table-cell table:style-name="ce2" office:value-type="float" office:value="262" calcext:value-type="float">
            <text:p>262</text:p>
          </table:table-cell>
          <table:table-cell table:style-name="ce4" office:value-type="string" calcext:value-type="string">
            <text:p>A really young guy hooked up my cable yester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re you a guy too? I bet you were envious of his looks and age haha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Haha. No I was just impressed that he did such a good job_comma_ and so quickly. He was pretty cut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_comma_ I bet it was super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s. But there is nothing on tv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32_conv:11064</text:p>
          </table:table-cell>
          <table:table-cell table:style-name="ce2" office:value-type="string" calcext:value-type="string">
            <text:p>grateful</text:p>
          </table:table-cell>
          <table:table-cell table:style-name="ce4" office:value-type="string" calcext:value-type="string">
            <text:p>Everyone in my Calc class was stressed out over an exam. A few days before the test_comma_ a class mate announced she had made a study guide and would be glad to e-mail anyone a copy. It was because of her that I got a B.</text:p>
          </table:table-cell>
          <table:table-cell table:style-name="ce2" office:value-type="float" office:value="117" calcext:value-type="float">
            <text:p>117</text:p>
          </table:table-cell>
          <table:table-cell table:style-name="ce4" office:value-type="string" calcext:value-type="string">
            <text:p>I don't know how you are with Calc_comma_ but I can get pretty anxious before an exa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Math has never been my strong suit. I'm more of a history type of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Me neither! That's why I was amazed when this girl said she had made a study guide and would e-mail us all a copy. I ended up with a 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was very altruistic of 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66_conv:22932</text:p>
          </table:table-cell>
          <table:table-cell table:style-name="ce2" office:value-type="string" calcext:value-type="string">
            <text:p>devastated</text:p>
          </table:table-cell>
          <table:table-cell table:style-name="ce4" office:value-type="string" calcext:value-type="string">
            <text:p>My house was destoryed in a hurrricane. we had to rebuild</text:p>
          </table:table-cell>
          <table:table-cell table:style-name="ce2" office:value-type="float" office:value="46" calcext:value-type="float">
            <text:p>46</text:p>
          </table:table-cell>
          <table:table-cell table:style-name="ce4" office:value-type="string" calcext:value-type="string">
            <text:p>The hurrican that came through completely destoryed my hou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Oh my gosh_comma_ I'm so sorry! Where are you staying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 have a home to live in but we lost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can't imagine what you're going through. That must be extremely h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3_conv:7967</text:p>
          </table:table-cell>
          <table:table-cell table:style-name="ce2" office:value-type="string" calcext:value-type="string">
            <text:p>sad</text:p>
          </table:table-cell>
          <table:table-cell table:style-name="ce4" office:value-type="string" calcext:value-type="string">
            <text:p>I moved to a different state for my husband's job and left the rest of my fammily behind.</text:p>
          </table:table-cell>
          <table:table-cell table:style-name="ce2" office:value-type="float" office:value="397" calcext:value-type="float">
            <text:p>397</text:p>
          </table:table-cell>
          <table:table-cell table:style-name="ce4" office:value-type="string" calcext:value-type="string">
            <text:p>I moved to a different state for my husband's job and left the rest of my family behi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oh_comma_ dear. That sounds lonely. How are you hold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m doing okay. It was for a good reason_comma_ his new job is so much better. But it can get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 can imagine. But you'll make new connections there_comma_ I'm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10_conv:5421</text:p>
          </table:table-cell>
          <table:table-cell table:style-name="ce2" office:value-type="string" calcext:value-type="string">
            <text:p>embarrassed</text:p>
          </table:table-cell>
          <table:table-cell table:style-name="ce4" office:value-type="string" calcext:value-type="string">
            <text:p>i didnt shower for a few days and had an important meeting. I could tell that they could smell me. I became a tomato</text:p>
          </table:table-cell>
          <table:table-cell table:style-name="ce2" office:value-type="float" office:value="70" calcext:value-type="float">
            <text:p>70</text:p>
          </table:table-cell>
          <table:table-cell table:style-name="ce4" office:value-type="string" calcext:value-type="string">
            <text:p>it was bruta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What was brut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i didnt shower for a few days and had an important meeting. I could tell that they could smell me. I became a toma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 No shower for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yes. homeless for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k. I understan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67_conv:3335</text:p>
          </table:table-cell>
          <table:table-cell table:style-name="ce2" office:value-type="string" calcext:value-type="string">
            <text:p>impressed</text:p>
          </table:table-cell>
          <table:table-cell table:style-name="ce4" office:value-type="string" calcext:value-type="string">
            <text:p>I am really impressed that I am still able to teach my dog things at his age</text:p>
          </table:table-cell>
          <table:table-cell table:style-name="ce2" office:value-type="float" office:value="267" calcext:value-type="float">
            <text:p>267</text:p>
          </table:table-cell>
          <table:table-cell table:style-name="ce4" office:value-type="string" calcext:value-type="string">
            <text:p>I am really impressed that I am still able to teach my dog things at his ag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old i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He is 1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ow_comma_ you can teach an old dog new tri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09_conv:8619</text:p>
          </table:table-cell>
          <table:table-cell table:style-name="ce2" office:value-type="string" calcext:value-type="string">
            <text:p>content</text:p>
          </table:table-cell>
          <table:table-cell table:style-name="ce4" office:value-type="string" calcext:value-type="string">
            <text:p>When I stayed home sick with the flu_comma_ my wife let me stay in bed and took care of me.</text:p>
          </table:table-cell>
          <table:table-cell table:style-name="ce2" office:value-type="float" office:value="385" calcext:value-type="float">
            <text:p>385</text:p>
          </table:table-cell>
          <table:table-cell table:style-name="ce4" office:value-type="string" calcext:value-type="string">
            <text:p>I was stuck home the other day with the flu.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_comma_ the flu in summer?1</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Right?! I was miserable_comma_ stuck all day in b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eez! Was it a quick fl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t was_comma_ but I am very grateful to my wife. She let me rest all day_comma_ and brought me food and drinks to be as comfortable as possi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ow! Great wife_comma_ Cherish her! Stack up on good vitamin C and good Elderberry when you're well to keep the flu aw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nk you! Hopefully you can avoid it this ye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od...lol- I HATE being sick...When I get sick..it's BAD- So let's hop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7_conv:2194</text:p>
          </table:table-cell>
          <table:table-cell table:style-name="ce2" office:value-type="string" calcext:value-type="string">
            <text:p>joyful</text:p>
          </table:table-cell>
          <table:table-cell table:style-name="ce4" office:value-type="string" calcext:value-type="string">
            <text:p>My neighbor volunteered to fix my flat tire.</text:p>
          </table:table-cell>
          <table:table-cell table:style-name="ce2" office:value-type="float" office:value="1" calcext:value-type="float">
            <text:p>1</text:p>
          </table:table-cell>
          <table:table-cell table:style-name="ce4" office:value-type="string" calcext:value-type="string">
            <text:p>My neighbor volunteered to fix my flat ti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nice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_comma_ they are extremely nice. I'm still skeptical about why they would help a stra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maybe just good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97_conv:22395</text:p>
          </table:table-cell>
          <table:table-cell table:style-name="ce2" office:value-type="string" calcext:value-type="string">
            <text:p>caring</text:p>
          </table:table-cell>
          <table:table-cell table:style-name="ce4" office:value-type="string" calcext:value-type="string">
            <text:p>I work as a Paramedic and so I run on many different patients each shift. Each patient I run on_comma_ I always try to treat them as if they were my grandmother. </text:p>
          </table:table-cell>
          <table:table-cell table:style-name="ce2" office:value-type="float" office:value="740" calcext:value-type="float">
            <text:p>740</text:p>
          </table:table-cell>
          <table:table-cell table:style-name="ce4" office:value-type="string" calcext:value-type="string">
            <text:p>I work as a Paramedic and I try to approach each patient as if they were my grandmothe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wonderful! It sounds like you really care about each pati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I try to! It can be difficult sometimes which is why I try to have that mind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I bet! I bet that job would be a lot on your physically as well as ment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72_conv:12544</text:p>
          </table:table-cell>
          <table:table-cell table:style-name="ce2" office:value-type="string" calcext:value-type="string">
            <text:p>furious</text:p>
          </table:table-cell>
          <table:table-cell table:style-name="ce4" office:value-type="string" calcext:value-type="string">
            <text:p>&lt;y son just wasted my margarita all over my couch. I just got it cleanes</text:p>
          </table:table-cell>
          <table:table-cell table:style-name="ce2" office:value-type="float" office:value="27" calcext:value-type="float">
            <text:p>27</text:p>
          </table:table-cell>
          <table:table-cell table:style-name="ce4" office:value-type="string" calcext:value-type="string">
            <text:p>My son wasted juice all over my cou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no. im sure it was an accident. is h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4. I wasnt made that he wasted it really_comma_ I had just gotten it cleane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would have been upset for both reasons. especially after just having it clea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71_conv:17343</text:p>
          </table:table-cell>
          <table:table-cell table:style-name="ce2" office:value-type="string" calcext:value-type="string">
            <text:p>surprised</text:p>
          </table:table-cell>
          <table:table-cell table:style-name="ce4" office:value-type="string" calcext:value-type="string">
            <text:p>I took a math test and thought I had done horribly on it. I actually did really well on it as the grade I received was 103</text:p>
          </table:table-cell>
          <table:table-cell table:style-name="ce2" office:value-type="float" office:value="630" calcext:value-type="float">
            <text:p>630</text:p>
          </table:table-cell>
          <table:table-cell table:style-name="ce4" office:value-type="string" calcext:value-type="string">
            <text:p>I thought I bombed my math test but I got a 103 on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great_comma_ man! Did you study har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reviewed all the homework and the test questions mostly had the same problems on them. I didn't feel like I understood how to do the problems but I remembered the answ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that's all that matters! Just gotta pass those exa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92_conv:23584</text:p>
          </table:table-cell>
          <table:table-cell table:style-name="ce2" office:value-type="string" calcext:value-type="string">
            <text:p>sentimental</text:p>
          </table:table-cell>
          <table:table-cell table:style-name="ce4" office:value-type="string" calcext:value-type="string">
            <text:p>One time my cat got ran over by a car</text:p>
          </table:table-cell>
          <table:table-cell table:style-name="ce2" office:value-type="float" office:value="547" calcext:value-type="float">
            <text:p>547</text:p>
          </table:table-cell>
          <table:table-cell table:style-name="ce4" office:value-type="string" calcext:value-type="string">
            <text:p>One time my cat got ran over by a c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no! Thats horrible. Were you dri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_comma_ it was some person driving reckless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sh that is horrible. I am so sorry that happened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3_conv:1086</text:p>
          </table:table-cell>
          <table:table-cell table:style-name="ce2" office:value-type="string" calcext:value-type="string">
            <text:p>devastated</text:p>
          </table:table-cell>
          <table:table-cell table:style-name="ce4" office:value-type="string" calcext:value-type="string">
            <text:p>When i failed one of my college courses i felt so terrible</text:p>
          </table:table-cell>
          <table:table-cell table:style-name="ce2" office:value-type="float" office:value="63" calcext:value-type="float">
            <text:p>63</text:p>
          </table:table-cell>
          <table:table-cell table:style-name="ce4" office:value-type="string" calcext:value-type="string">
            <text:p>I felt destroyed when I failed one of my college courses last ye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Sorry to hear that. Was it a difficult cou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t was only calc 1 so i was quite embarrassed_comma_ I passed easily nex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good if you could pas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17_conv:20835</text:p>
          </table:table-cell>
          <table:table-cell table:style-name="ce2" office:value-type="string" calcext:value-type="string">
            <text:p>sentimental</text:p>
          </table:table-cell>
          <table:table-cell table:style-name="ce4" office:value-type="string" calcext:value-type="string">
            <text:p>Seeing his sad eyes my heart suffers_comma_ my daughter is my weakness</text:p>
          </table:table-cell>
          <table:table-cell table:style-name="ce2" office:value-type="float" office:value="264" calcext:value-type="float">
            <text:p>264</text:p>
          </table:table-cell>
          <table:table-cell table:style-name="ce4" office:value-type="string" calcext:value-type="string">
            <text:p>Hello ... I confess that when I see my daughter's eyes_comma_ my heart suff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Wow_comma_ <text:s/>what happened to her ey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ey are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Ohhh sorry about that. It is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Relax_comma_ they are things that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52_conv:8305</text:p>
          </table:table-cell>
          <table:table-cell table:style-name="ce2" office:value-type="string" calcext:value-type="string">
            <text:p>grateful</text:p>
          </table:table-cell>
          <table:table-cell table:style-name="ce4" office:value-type="string" calcext:value-type="string">
            <text:p>My son made me breakfast in bed today.</text:p>
          </table:table-cell>
          <table:table-cell table:style-name="ce2" office:value-type="float" office:value="220" calcext:value-type="float">
            <text:p>220</text:p>
          </table:table-cell>
          <table:table-cell table:style-name="ce4" office:value-type="string" calcext:value-type="string">
            <text:p>My son made me breakfast in bed today_comma_ I'm so glad he's my s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Pretty good! how old is your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e's 8 so it wasn't a fancy spread but he sure did 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you got the best son in the wor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04_conv:17609</text:p>
          </table:table-cell>
          <table:table-cell table:style-name="ce2" office:value-type="string" calcext:value-type="string">
            <text:p>hopeful</text:p>
          </table:table-cell>
          <table:table-cell table:style-name="ce4" office:value-type="string" calcext:value-type="string">
            <text:p>I really would like this school semester to be better than the last one. I want better grades and to make a better effort than last time.</text:p>
          </table:table-cell>
          <table:table-cell table:style-name="ce2" office:value-type="float" office:value="545" calcext:value-type="float">
            <text:p>545</text:p>
          </table:table-cell>
          <table:table-cell table:style-name="ce4" office:value-type="string" calcext:value-type="string">
            <text:p>My last school semester went pretty rough. I'm really wanting this one to go better; I'm planning to put more effort into studying this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ood that you want to study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m hoping it will help with my classes_comma_ since I'm taking some difficult ones this semes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is your maj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13_conv:20227</text:p>
          </table:table-cell>
          <table:table-cell table:style-name="ce2" office:value-type="string" calcext:value-type="string">
            <text:p>caring</text:p>
          </table:table-cell>
          <table:table-cell table:style-name="ce4" office:value-type="string" calcext:value-type="string">
            <text:p>I am a nurse and I take care of people in the last stage of their lives. </text:p>
          </table:table-cell>
          <table:table-cell table:style-name="ce2" office:value-type="float" office:value="410" calcext:value-type="float">
            <text:p>410</text:p>
          </table:table-cell>
          <table:table-cell table:style-name="ce4" office:value-type="string" calcext:value-type="string">
            <text:p>I am a nurse and I take care of people in the last stage of their liv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s that like hospice care? How do you deal with seeing loss so frequen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Yes it is. It's really tough. I never stop caring about the loss. It's har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m sure you do a great job of making these people feel cared for and loved in their final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at's the best part. Some people are in so much pain it's a relief for them to go. Hard on the families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bet it is. Thank you for giving your time to this type of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t's rewarding but also pretty high burn out. I take two really good vacations a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ou deserve them! That's excellent to h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19_conv:10239</text:p>
          </table:table-cell>
          <table:table-cell table:style-name="ce2" office:value-type="string" calcext:value-type="string">
            <text:p>excited</text:p>
          </table:table-cell>
          <table:table-cell table:style-name="ce4" office:value-type="string" calcext:value-type="string">
            <text:p>My son will be born in December.</text:p>
          </table:table-cell>
          <table:table-cell table:style-name="ce2" office:value-type="float" office:value="123" calcext:value-type="float">
            <text:p>123</text:p>
          </table:table-cell>
          <table:table-cell table:style-name="ce4" office:value-type="string" calcext:value-type="string">
            <text:p>I can't wait until December_comma_ my son will be bor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Cangratulations!!!! <text:s/>Is this your first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es_comma_ we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will be the best Christmas present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1_conv:7962</text:p>
          </table:table-cell>
          <table:table-cell table:style-name="ce2" office:value-type="string" calcext:value-type="string">
            <text:p>jealous</text:p>
          </table:table-cell>
          <table:table-cell table:style-name="ce4" office:value-type="string" calcext:value-type="string">
            <text:p>My friend bought a new car.</text:p>
          </table:table-cell>
          <table:table-cell table:style-name="ce2" office:value-type="float" office:value="220" calcext:value-type="float">
            <text:p>220</text:p>
          </table:table-cell>
          <table:table-cell table:style-name="ce4" office:value-type="string" calcext:value-type="string">
            <text:p>Pretty envious that my friend can go out and buy a new car with the snap of a fing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hh gotta hate that friend! <text:s text:c="2"/>What do you dr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n old beat up car that I need to replace but can't afford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drive a gianormous conversion v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74_conv:18148</text:p>
          </table:table-cell>
          <table:table-cell table:style-name="ce2" office:value-type="string" calcext:value-type="string">
            <text:p>sentimental</text:p>
          </table:table-cell>
          <table:table-cell table:style-name="ce4" office:value-type="string" calcext:value-type="string">
            <text:p>i held on to my first Nintendo even though it doesnt work anymore. I just like how it reminds me of my childhood.</text:p>
          </table:table-cell>
          <table:table-cell table:style-name="ce2" office:value-type="float" office:value="297" calcext:value-type="float">
            <text:p>297</text:p>
          </table:table-cell>
          <table:table-cell table:style-name="ce4" office:value-type="string" calcext:value-type="string">
            <text:p>I have held on to my old Nintendo even though it broke many years ago. Its a great reminder of the first video game system I ow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s awesome. i wish i still had mine. <text:s/>I sold it a couple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s really cool to have around. I just wish it still wor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wonder if there are any repair shops that could fix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55_conv:12510</text:p>
          </table:table-cell>
          <table:table-cell table:style-name="ce2" office:value-type="string" calcext:value-type="string">
            <text:p>sad</text:p>
          </table:table-cell>
          <table:table-cell table:style-name="ce4" office:value-type="string" calcext:value-type="string">
            <text:p>I am not happy that the summer is almost over.</text:p>
          </table:table-cell>
          <table:table-cell table:style-name="ce2" office:value-type="float" office:value="4" calcext:value-type="float">
            <text:p>4</text:p>
          </table:table-cell>
          <table:table-cell table:style-name="ce4" office:value-type="string" calcext:value-type="string">
            <text:p>I am not happy that the summer is almost ov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know_comma_ it feels like it just star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really am going to miss the fun time at the p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Enjoy it while it's still 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48_conv:13896</text:p>
          </table:table-cell>
          <table:table-cell table:style-name="ce2" office:value-type="string" calcext:value-type="string">
            <text:p>disappointed</text:p>
          </table:table-cell>
          <table:table-cell table:style-name="ce4" office:value-type="string" calcext:value-type="string">
            <text:p>I ordered a new watch on the Shopping Channel that looked amazing. It looked like real gold and had diamonds inlaid in it. When it arrived it looked completely different and looked cheap.</text:p>
          </table:table-cell>
          <table:table-cell table:style-name="ce2" office:value-type="float" office:value="469" calcext:value-type="float">
            <text:p>469</text:p>
          </table:table-cell>
          <table:table-cell table:style-name="ce4" office:value-type="string" calcext:value-type="string">
            <text:p>I ordered a beautiful gold watch from the Shopping Channel. When I received it_comma_ it looked completely different and was total jun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ate when that happens_comma_ especially when you have something else pictu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t was completely different! The one I received looks like you would get it at a dollar store_comma_ and I paid $200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re you able to send it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55_conv:15711</text:p>
          </table:table-cell>
          <table:table-cell table:style-name="ce2" office:value-type="string" calcext:value-type="string">
            <text:p>excited</text:p>
          </table:table-cell>
          <table:table-cell table:style-name="ce4" office:value-type="string" calcext:value-type="string">
            <text:p>I'll have my truck paid off next month. <text:s/>I don't know why but I am so happy to finally have that debt off my hands.</text:p>
          </table:table-cell>
          <table:table-cell table:style-name="ce2" office:value-type="float" office:value="525" calcext:value-type="float">
            <text:p>525</text:p>
          </table:table-cell>
          <table:table-cell table:style-name="ce4" office:value-type="string" calcext:value-type="string">
            <text:p>I can't wait till next month_comma_ I'll finally have my truck all paid o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s awesome! Nothing like freeing up your budget with no car pay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 feel like I can breath a little bit with our finance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Congratulations on getting it all paid off_comma_ your wallet is gonna 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35_conv:20870</text:p>
          </table:table-cell>
          <table:table-cell table:style-name="ce2" office:value-type="string" calcext:value-type="string">
            <text:p>terrified</text:p>
          </table:table-cell>
          <table:table-cell table:style-name="ce4" office:value-type="string" calcext:value-type="string">
            <text:p>Lately I've been having horrible nightmares. It feels like having sleep paralysis!</text:p>
          </table:table-cell>
          <table:table-cell table:style-name="ce2" office:value-type="float" office:value="381" calcext:value-type="float">
            <text:p>381</text:p>
          </table:table-cell>
          <table:table-cell table:style-name="ce4" office:value-type="string" calcext:value-type="string">
            <text:p>Lately at night when I go to sleep I've been having sleep paralysis. It feels terrifying! Like someone is in the room with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That's horrible. Have you any idea what might have caus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I've watched some Youtube videos on it and it seems to be hereditary or sometimes sleep deprived. I guess I am usually sleep depri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7" calcext:value-type="float">
            <text:p>577</text:p>
          </table:table-cell>
          <table:table-cell table:style-name="ce4" office:value-type="string" calcext:value-type="string">
            <text:p>You should go see a doctor about that. Sleep deprivation is very unhealth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1_conv:14643</text:p>
          </table:table-cell>
          <table:table-cell table:style-name="ce2" office:value-type="string" calcext:value-type="string">
            <text:p>hopeful</text:p>
          </table:table-cell>
          <table:table-cell table:style-name="ce4" office:value-type="string" calcext:value-type="string">
            <text:p>My weekend is going well so far. I am hoping tomorrow nothing bad happens and it looks like it will be a good daytoo</text:p>
          </table:table-cell>
          <table:table-cell table:style-name="ce2" office:value-type="float" office:value="296" calcext:value-type="float">
            <text:p>296</text:p>
          </table:table-cell>
          <table:table-cell table:style-name="ce4" office:value-type="string" calcext:value-type="string">
            <text:p>My weekend is going well so far. I am hoping tomorrow nothing bad happen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tomorrow will be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it's been bad sundays for awhile_comma_ so I am hoping it isn't this time :) Someone acts up on Sundays...it's ridicu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I hope tomorrow is different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hope so too! Thank you. Bipolar is no fun for those of us around those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1_conv:2443</text:p>
          </table:table-cell>
          <table:table-cell table:style-name="ce2" office:value-type="string" calcext:value-type="string">
            <text:p>annoyed</text:p>
          </table:table-cell>
          <table:table-cell table:style-name="ce4" office:value-type="string" calcext:value-type="string">
            <text:p>It irritates me when my roommate doesn't clean up after himself</text:p>
          </table:table-cell>
          <table:table-cell table:style-name="ce2" office:value-type="float" office:value="267" calcext:value-type="float">
            <text:p>267</text:p>
          </table:table-cell>
          <table:table-cell table:style-name="ce4" office:value-type="string" calcext:value-type="string">
            <text:p>It irritates me when my roommate doesn't clean up after himsel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te that too! Do you make him clean i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say something and he just gets all grumbly and then it's uncomfora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a tough situation to be in. I would just take all his belongings to the dump and be done with it. Maybe he can stay ther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65_conv:20530</text:p>
          </table:table-cell>
          <table:table-cell table:style-name="ce2" office:value-type="string" calcext:value-type="string">
            <text:p>caring</text:p>
          </table:table-cell>
          <table:table-cell table:style-name="ce4" office:value-type="string" calcext:value-type="string">
            <text:p>Even though someone wronged me_comma_ I still care about their well being</text:p>
          </table:table-cell>
          <table:table-cell table:style-name="ce2" office:value-type="float" office:value="395" calcext:value-type="float">
            <text:p>395</text:p>
          </table:table-cell>
          <table:table-cell table:style-name="ce4" office:value-type="string" calcext:value-type="string">
            <text:p>I was horribly wronged by someone I thought I could trust. The feeling was devastating_comma_ and I've always struggled with forgivenes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my_comma_ what happened? I'm so sorry_comma_ no one should treat anyone they care about poo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ey were dishonest and physically cruel. We have gone our separate ways_comma_ but I truly hope they can learn to treat others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m sorry hun_comma_ you deserve to be treated better than that. I hope you know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13_conv:15026</text:p>
          </table:table-cell>
          <table:table-cell table:style-name="ce2" office:value-type="string" calcext:value-type="string">
            <text:p>prepared</text:p>
          </table:table-cell>
          <table:table-cell table:style-name="ce4" office:value-type="string" calcext:value-type="string">
            <text:p>My son is starting school on Monday. I've got everything ready to go!</text:p>
          </table:table-cell>
          <table:table-cell table:style-name="ce2" office:value-type="float" office:value="397" calcext:value-type="float">
            <text:p>397</text:p>
          </table:table-cell>
          <table:table-cell table:style-name="ce4" office:value-type="string" calcext:value-type="string">
            <text:p>My son is starting school on Monday. I've got everything ready to 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ol. What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2nd. I don't know where time has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one in pre-k and an 8th grader now. Makes me feel so o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75_conv:18350</text:p>
          </table:table-cell>
          <table:table-cell table:style-name="ce2" office:value-type="string" calcext:value-type="string">
            <text:p>jealous</text:p>
          </table:table-cell>
          <table:table-cell table:style-name="ce4" office:value-type="string" calcext:value-type="string">
            <text:p>My friend is getting a new truck that I kind of wanted. Its making me feel envious</text:p>
          </table:table-cell>
          <table:table-cell table:style-name="ce2" office:value-type="float" office:value="126" calcext:value-type="float">
            <text:p>126</text:p>
          </table:table-cell>
          <table:table-cell table:style-name="ce4" office:value-type="string" calcext:value-type="string">
            <text:p>My friend is getting a new truck that I kind of wanted. Its making me feel enviou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Right_comma_ sometimes I feel the same way when I feel like I should have something_comma_ but then I realize I would get bored from it after a while like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a great way of looking a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and it's just one more thing you have to keep track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02_conv:9605</text:p>
          </table:table-cell>
          <table:table-cell table:style-name="ce2" office:value-type="string" calcext:value-type="string">
            <text:p>guilty</text:p>
          </table:table-cell>
          <table:table-cell table:style-name="ce4" office:value-type="string" calcext:value-type="string">
            <text:p>I got upset at my oldest son because he shows such lack of motivation. <text:s/>While gettting on him might have been warranted_comma_ I feel bad for getting upset.</text:p>
          </table:table-cell>
          <table:table-cell table:style-name="ce2" office:value-type="float" office:value="447" calcext:value-type="float">
            <text:p>447</text:p>
          </table:table-cell>
          <table:table-cell table:style-name="ce4" office:value-type="string" calcext:value-type="string">
            <text:p>I got upset at my oldest son's lack of motivation. <text:s/>I feel bad that I got angry with him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Maybe you just have to find a way to get him motivated_comma_ without showing a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True. <text:s/>I just haven't found a way to yet. <text:s/>Need to be more crea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just stay positive about it_comma_ I'm sure you'll figure something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2_conv:3704</text:p>
          </table:table-cell>
          <table:table-cell table:style-name="ce2" office:value-type="string" calcext:value-type="string">
            <text:p>excited</text:p>
          </table:table-cell>
          <table:table-cell table:style-name="ce4" office:value-type="string" calcext:value-type="string">
            <text:p>i'm going to see my parents in 3 weeks!!!</text:p>
          </table:table-cell>
          <table:table-cell table:style-name="ce2" office:value-type="float" office:value="50" calcext:value-type="float">
            <text:p>50</text:p>
          </table:table-cell>
          <table:table-cell table:style-name="ce4" office:value-type="string" calcext:value-type="string">
            <text:p>I'm going to see my parents in 3 weeks!! I didn't see them since 2014! I'm so exci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great! I bet they are equally excited if not more :) are you travelling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no_comma_ with my little baby. they've never met my son_comma_ they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oh i bet! you guys will have such a wonderful time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10_conv:7021</text:p>
          </table:table-cell>
          <table:table-cell table:style-name="ce2" office:value-type="string" calcext:value-type="string">
            <text:p>jealous</text:p>
          </table:table-cell>
          <table:table-cell table:style-name="ce4" office:value-type="string" calcext:value-type="string">
            <text:p>I am so envious of all those guys who have a sports car. I have always loved sports cars while growing up.</text:p>
          </table:table-cell>
          <table:table-cell table:style-name="ce2" office:value-type="float" office:value="391" calcext:value-type="float">
            <text:p>391</text:p>
          </table:table-cell>
          <table:table-cell table:style-name="ce4" office:value-type="string" calcext:value-type="string">
            <text:p>I feel such envy when i see guys with sports c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Haha. Do you love sports cars that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yeah.. I collected pictures of all the sports cars out there as a child_comma_ grow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Such passion for cars. Wish you can buy one soon m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0_conv:1281</text:p>
          </table:table-cell>
          <table:table-cell table:style-name="ce2" office:value-type="string" calcext:value-type="string">
            <text:p>jealous</text:p>
          </table:table-cell>
          <table:table-cell table:style-name="ce4" office:value-type="string" calcext:value-type="string">
            <text:p>I sometimes feel jealous when other guys talk to my girlfriend.</text:p>
          </table:table-cell>
          <table:table-cell table:style-name="ce2" office:value-type="float" office:value="202" calcext:value-type="float">
            <text:p>202</text:p>
          </table:table-cell>
          <table:table-cell table:style-name="ce4" office:value-type="string" calcext:value-type="string">
            <text:p>I find it frustrating when jealousy kicks i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Jealousy is the root of hatred_comma_too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t consumes me especially when my girlfriend and I go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Why will u be consum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25_conv:8851</text:p>
          </table:table-cell>
          <table:table-cell table:style-name="ce2" office:value-type="string" calcext:value-type="string">
            <text:p>disgusted</text:p>
          </table:table-cell>
          <table:table-cell table:style-name="ce4" office:value-type="string" calcext:value-type="string">
            <text:p>I love corn dogs but today I was given one with a por hot dog in it</text:p>
          </table:table-cell>
          <table:table-cell table:style-name="ce2" office:value-type="float" office:value="27" calcext:value-type="float">
            <text:p>27</text:p>
          </table:table-cell>
          <table:table-cell table:style-name="ce4" office:value-type="string" calcext:value-type="string">
            <text:p>I love cron dog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corn dogs are yummy. where do you get yours fr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idnt buy the one I had today. IT was pork and I could tell. It wa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ew. that sounds bad. but if it was free_comma_ i guess that's a good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Pork hot dogs are the worst. I gave it to my daughter. She didnt car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6_conv:20472</text:p>
          </table:table-cell>
          <table:table-cell table:style-name="ce2" office:value-type="string" calcext:value-type="string">
            <text:p>trusting</text:p>
          </table:table-cell>
          <table:table-cell table:style-name="ce4" office:value-type="string" calcext:value-type="string">
            <text:p>I had to kick my 18 year old son out of house. <text:s text:c="3"/>He has been gone almost a month now.</text:p>
          </table:table-cell>
          <table:table-cell table:style-name="ce2" office:value-type="float" office:value="587" calcext:value-type="float">
            <text:p>587</text:p>
          </table:table-cell>
          <table:table-cell table:style-name="ce4" office:value-type="string" calcext:value-type="string">
            <text:p>He kept doing drugs_comma_ and taking things that didnt belong to him. <text:s/>It broke my heart but I didnt know what else to d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It's awful! I know so many families are dealing with similar situation. Sometimes we don't know how to help someone close to us. Heart bre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Yes you are right about that. <text:s/>I dealt with it for a long time and then I just couldn't anymore. <text:s/>Over and over things would disappear and he would of course always deny it. <text:s/>He became violent at time to his sister and me and I couldn't put them at ri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You can't help him until he wants to really change. Sometimes all you can do is pr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34_conv:15069</text:p>
          </table:table-cell>
          <table:table-cell table:style-name="ce2" office:value-type="string" calcext:value-type="string">
            <text:p>grateful</text:p>
          </table:table-cell>
          <table:table-cell table:style-name="ce4" office:value-type="string" calcext:value-type="string">
            <text:p>My sister showed up at my house with some delicious soup knowing that I am sick. Made me so happy</text:p>
          </table:table-cell>
          <table:table-cell table:style-name="ce2" office:value-type="float" office:value="397" calcext:value-type="float">
            <text:p>397</text:p>
          </table:table-cell>
          <table:table-cell table:style-name="ce4" office:value-type="string" calcext:value-type="string">
            <text:p>My sister showed up at my house with some delicious soup knowing that I am sick. Made me so happ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ah Im glad she 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Y sister doesn't even say bless you if I sneez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2_conv:6365</text:p>
          </table:table-cell>
          <table:table-cell table:style-name="ce2" office:value-type="string" calcext:value-type="string">
            <text:p>afraid</text:p>
          </table:table-cell>
          <table:table-cell table:style-name="ce4" office:value-type="string" calcext:value-type="string">
            <text:p>I was in a car wreck on the way home from church. </text:p>
          </table:table-cell>
          <table:table-cell table:style-name="ce2" office:value-type="float" office:value="226" calcext:value-type="float">
            <text:p>226</text:p>
          </table:table-cell>
          <table:table-cell table:style-name="ce4" office:value-type="string" calcext:value-type="string">
            <text:p>I was in a car wreck on the way home from churc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Are you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es. I was wearing my seat belt. My car cant say the sa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am sorry you have to deal with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21_conv:13243</text:p>
          </table:table-cell>
          <table:table-cell table:style-name="ce2" office:value-type="string" calcext:value-type="string">
            <text:p>nostalgic</text:p>
          </table:table-cell>
          <table:table-cell table:style-name="ce4" office:value-type="string" calcext:value-type="string">
            <text:p>I like driving my old truck around.</text:p>
          </table:table-cell>
          <table:table-cell table:style-name="ce2" office:value-type="float" office:value="225" calcext:value-type="float">
            <text:p>225</text:p>
          </table:table-cell>
          <table:table-cell table:style-name="ce4" office:value-type="string" calcext:value-type="string">
            <text:p>I have an old truck that I like driving aroun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is the make and model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1968 Chevrol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Chevrolet makes great trucks_comma_ as the one you have has lasted this 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95_conv:24391</text:p>
          </table:table-cell>
          <table:table-cell table:style-name="ce2" office:value-type="string" calcext:value-type="string">
            <text:p>guilty</text:p>
          </table:table-cell>
          <table:table-cell table:style-name="ce4" office:value-type="string" calcext:value-type="string">
            <text:p>I made a really inappropriate joke about someone I work with to other coworkers and it got back to them. I feel really bad about it.</text:p>
          </table:table-cell>
          <table:table-cell table:style-name="ce2" office:value-type="float" office:value="473" calcext:value-type="float">
            <text:p>473</text:p>
          </table:table-cell>
          <table:table-cell table:style-name="ce4" office:value-type="string" calcext:value-type="string">
            <text:p>I made a really inappropriate joke about a coworker to some other people I work with and it got back to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Oops. I hate when that happens. Did they say anyth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No_comma_ but the person who told him confessed. So I decided to be the bigger person and apologize to my coworker before things got too out of hand. He actually wasn't that upset and appreciated that I owned up to it_comma_ but I still felt bad for it_comma_ mostly that I did it behind his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was really nice of you to apologize like that. Some people would have just ignored it. I know that could have been embarrass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53_conv:8106</text:p>
          </table:table-cell>
          <table:table-cell table:style-name="ce2" office:value-type="string" calcext:value-type="string">
            <text:p>anxious</text:p>
          </table:table-cell>
          <table:table-cell table:style-name="ce4" office:value-type="string" calcext:value-type="string">
            <text:p>I couldn't get any sleep last night. <text:s/>Something was scratching on my window.</text:p>
          </table:table-cell>
          <table:table-cell table:style-name="ce2" office:value-type="float" office:value="132" calcext:value-type="float">
            <text:p>132</text:p>
          </table:table-cell>
          <table:table-cell table:style-name="ce4" office:value-type="string" calcext:value-type="string">
            <text:p>Man I couldn't get any sleep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Were you worried about something? What was keeping you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ere was something scratching on my window. <text:s/>I was pretty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Hopefully you had a lock on them_comma_ you can never be too sa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Well that's the thing. <text:s/>when I looked out in the morning I didn't see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9_conv:8819</text:p>
          </table:table-cell>
          <table:table-cell table:style-name="ce2" office:value-type="string" calcext:value-type="string">
            <text:p>joyful</text:p>
          </table:table-cell>
          <table:table-cell table:style-name="ce4" office:value-type="string" calcext:value-type="string">
            <text:p>My dog returned home after running away. I was so happy.</text:p>
          </table:table-cell>
          <table:table-cell table:style-name="ce2" office:value-type="float" office:value="209" calcext:value-type="float">
            <text:p>209</text:p>
          </table:table-cell>
          <table:table-cell table:style-name="ce4" office:value-type="string" calcext:value-type="string">
            <text:p>My dog returned home after running away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that must be such a relie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was! I was so happy. I thought I would lose him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the little guy even feel guilty for running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06_conv:17213</text:p>
          </table:table-cell>
          <table:table-cell table:style-name="ce2" office:value-type="string" calcext:value-type="string">
            <text:p>nostalgic</text:p>
          </table:table-cell>
          <table:table-cell table:style-name="ce4" office:value-type="string" calcext:value-type="string">
            <text:p>I recently went to a Steely Dan concert with my lady_comma_ and it reminded me of those crazy days back when we used to get in so much trouble. Times were so much simpler then. </text:p>
          </table:table-cell>
          <table:table-cell table:style-name="ce2" office:value-type="float" office:value="392" calcext:value-type="float">
            <text:p>392</text:p>
          </table:table-cell>
          <table:table-cell table:style-name="ce4" office:value-type="string" calcext:value-type="string">
            <text:p>I recently went to a Steely Dan concert with my la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 you must have enjoy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Yeah_comma_ it was awesome reminiscing about those times when we used to get in trouble back in the day... times were so much simpler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indeed it must have been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08_conv:7616</text:p>
          </table:table-cell>
          <table:table-cell table:style-name="ce2" office:value-type="string" calcext:value-type="string">
            <text:p>proud</text:p>
          </table:table-cell>
          <table:table-cell table:style-name="ce4" office:value-type="string" calcext:value-type="string">
            <text:p>my niece defended her self</text:p>
          </table:table-cell>
          <table:table-cell table:style-name="ce2" office:value-type="float" office:value="321" calcext:value-type="float">
            <text:p>321</text:p>
          </table:table-cell>
          <table:table-cell table:style-name="ce4" office:value-type="string" calcext:value-type="string">
            <text:p>there was this little boy that kept picking on my little niece one day my niece fought back_comma_ she got her tooth knocked out but im glad she finally defended her sel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aw poor thing. did she get in trouble with the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nah she did not _comma_ none of them did since they are in first grade _comma_ but now the boy leaves her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well at least something positive came from it. <text:s/>i bet no one else will mess with her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52_conv:15904</text:p>
          </table:table-cell>
          <table:table-cell table:style-name="ce2" office:value-type="string" calcext:value-type="string">
            <text:p>ashamed</text:p>
          </table:table-cell>
          <table:table-cell table:style-name="ce4" office:value-type="string" calcext:value-type="string">
            <text:p>Today I found a dog that seemed to be lost_comma_ but instead of helping him find his owner I kept going because I was in a hurry.</text:p>
          </table:table-cell>
          <table:table-cell table:style-name="ce2" office:value-type="float" office:value="203" calcext:value-type="float">
            <text:p>203</text:p>
          </table:table-cell>
          <table:table-cell table:style-name="ce4" office:value-type="string" calcext:value-type="string">
            <text:p>Today while walking on the street I passed a dog that seemed to be lost but I didn't stop to help him find his own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poor fellow_comma_ well I'm sure he was close to his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hope so_comma_ I don't feel good about myself <text:s/>not helping him but I was in a hu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ere's always next time_comma_ forgive yourself and help the next pupper you s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05_conv:16810</text:p>
          </table:table-cell>
          <table:table-cell table:style-name="ce2" office:value-type="string" calcext:value-type="string">
            <text:p>joyful</text:p>
          </table:table-cell>
          <table:table-cell table:style-name="ce4" office:value-type="string" calcext:value-type="string">
            <text:p>When I made the baseball team in school. It was difficult.</text:p>
          </table:table-cell>
          <table:table-cell table:style-name="ce2" office:value-type="float" office:value="375" calcext:value-type="float">
            <text:p>375</text:p>
          </table:table-cell>
          <table:table-cell table:style-name="ce4" office:value-type="string" calcext:value-type="string">
            <text:p>Just made the team at my local school_comma_ I'm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Good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nk you! It's baseball and I worked hard_comma_</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must feel really good. I bet your parents are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48_conv:23497</text:p>
          </table:table-cell>
          <table:table-cell table:style-name="ce2" office:value-type="string" calcext:value-type="string">
            <text:p>embarrassed</text:p>
          </table:table-cell>
          <table:table-cell table:style-name="ce4" office:value-type="string" calcext:value-type="string">
            <text:p>I forgot my lines in the live drama.</text:p>
          </table:table-cell>
          <table:table-cell table:style-name="ce2" office:value-type="float" office:value="59" calcext:value-type="float">
            <text:p>59</text:p>
          </table:table-cell>
          <table:table-cell table:style-name="ce4" office:value-type="string" calcext:value-type="string">
            <text:p>So yea_comma_ last night my brain decided to replay a moment from high school when I forgot my lines in the live drama.</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Oh gosh! That must have been embarrassing.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was! I just completely blanked and started stuttering and mumbling. Eventually another actor came to the rescue and queued me back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hank goodness for them! Did you not study your lines enough? Or you were just too nerv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20_conv:18240</text:p>
          </table:table-cell>
          <table:table-cell table:style-name="ce2" office:value-type="string" calcext:value-type="string">
            <text:p>surprised</text:p>
          </table:table-cell>
          <table:table-cell table:style-name="ce4" office:value-type="string" calcext:value-type="string">
            <text:p>I recently found out that I have lung cancer. I think it's beatable_comma_ but I really wasn't expecting to have such a difficult journey ahead of me.</text:p>
          </table:table-cell>
          <table:table-cell table:style-name="ce2" office:value-type="float" office:value="644" calcext:value-type="float">
            <text:p>644</text:p>
          </table:table-cell>
          <table:table-cell table:style-name="ce4" office:value-type="string" calcext:value-type="string">
            <text:p>I have some bad news_comma_ unfortunately. Well_comma_ bad for me. I was diagnosed with lung canc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am sorry to hear that. How far along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It's stage two. I think I'll be able to beat it because I'm otherwise in great health_comma_ and it hasn't metastasized or anything. I just wasn't expecting to have to deal with this incredibly difficult time ahead of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Keep a positive attitude. I will be thinking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Thank you so much for being supporti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3_conv:14206</text:p>
          </table:table-cell>
          <table:table-cell table:style-name="ce2" office:value-type="string" calcext:value-type="string">
            <text:p>excited</text:p>
          </table:table-cell>
          <table:table-cell table:style-name="ce4" office:value-type="string" calcext:value-type="string">
            <text:p>Going to an MMA show tonight!</text:p>
          </table:table-cell>
          <table:table-cell table:style-name="ce2" office:value-type="float" office:value="389" calcext:value-type="float">
            <text:p>389</text:p>
          </table:table-cell>
          <table:table-cell table:style-name="ce4" office:value-type="string" calcext:value-type="string">
            <text:p>Im so pumped for to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hy? Must be something fun and exciting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Me and my brother are taking my nephew to an MMA show close to where we 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well no doubt that will be fun! I like that it isn't fake_comma_ like wrest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aha yeah! <text:s/>It should be dope! <text:s/>It's going to be a bunch of local guys figh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89_conv:14378</text:p>
          </table:table-cell>
          <table:table-cell table:style-name="ce2" office:value-type="string" calcext:value-type="string">
            <text:p>disgusted</text:p>
          </table:table-cell>
          <table:table-cell table:style-name="ce4" office:value-type="string" calcext:value-type="string">
            <text:p>I watched a show where a guy ate a live squid</text:p>
          </table:table-cell>
          <table:table-cell table:style-name="ce2" office:value-type="float" office:value="196" calcext:value-type="float">
            <text:p>196</text:p>
          </table:table-cell>
          <table:table-cell table:style-name="ce4" office:value-type="string" calcext:value-type="string">
            <text:p>I watched a TV show last night where a guy ate a live squi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that is so disgusting. Why would you watch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normally like the show - its a travel thing so he eats cuisine in different count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I see_comma_ I don't think I would be able to eat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Me neither. Y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6_conv:933</text:p>
          </table:table-cell>
          <table:table-cell table:style-name="ce2" office:value-type="string" calcext:value-type="string">
            <text:p>disappointed</text:p>
          </table:table-cell>
          <table:table-cell table:style-name="ce4" office:value-type="string" calcext:value-type="string">
            <text:p>I never expected to fail my final exams_comma_that is a major blow for me.</text:p>
          </table:table-cell>
          <table:table-cell table:style-name="ce2" office:value-type="float" office:value="6" calcext:value-type="float">
            <text:p>6</text:p>
          </table:table-cell>
          <table:table-cell table:style-name="ce4" office:value-type="string" calcext:value-type="string">
            <text:p>I never expected to fail my final exams_comma_that is a major blow for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Sorry! Try harde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Yeah_comma_ i know_comma_i ought to have taken my studies serious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Never late you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21_conv:17243</text:p>
          </table:table-cell>
          <table:table-cell table:style-name="ce2" office:value-type="string" calcext:value-type="string">
            <text:p>afraid</text:p>
          </table:table-cell>
          <table:table-cell table:style-name="ce4" office:value-type="string" calcext:value-type="string">
            <text:p>I was so scared to go to sleep when I was a kid. I thought the monsters under the bed were going to nab me.</text:p>
          </table:table-cell>
          <table:table-cell table:style-name="ce2" office:value-type="float" office:value="209" calcext:value-type="float">
            <text:p>209</text:p>
          </table:table-cell>
          <table:table-cell table:style-name="ce4" office:value-type="string" calcext:value-type="string">
            <text:p>I was so scared going to sleep when I was a kid. I thought the monsters under the bed were going to nab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ose good old times of fantasy. Kid's world is so full of imagination and self-scaring created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 I am still somewhat afraid too sleep alone to this day. I don't want them to snatch me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Here is an idea. Why don't you get yourself a teddy bear by your side when sleeping. He will protec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42_conv:16885</text:p>
          </table:table-cell>
          <table:table-cell table:style-name="ce2" office:value-type="string" calcext:value-type="string">
            <text:p>surprised</text:p>
          </table:table-cell>
          <table:table-cell table:style-name="ce4" office:value-type="string" calcext:value-type="string">
            <text:p>I was a little surprised when I got to the gym this morning. It was not packed as usual</text:p>
          </table:table-cell>
          <table:table-cell table:style-name="ce2" office:value-type="float" office:value="126" calcext:value-type="float">
            <text:p>126</text:p>
          </table:table-cell>
          <table:table-cell table:style-name="ce4" office:value-type="string" calcext:value-type="string">
            <text:p>I was surprised when I got to the gym this morning. It was not packed as usua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re you able to make use of all the equip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id my normal workout which was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2_conv:21525</text:p>
          </table:table-cell>
          <table:table-cell table:style-name="ce2" office:value-type="string" calcext:value-type="string">
            <text:p>joyful</text:p>
          </table:table-cell>
          <table:table-cell table:style-name="ce4" office:value-type="string" calcext:value-type="string">
            <text:p>i love helping people</text:p>
          </table:table-cell>
          <table:table-cell table:style-name="ce2" office:value-type="float" office:value="717" calcext:value-type="float">
            <text:p>717</text:p>
          </table:table-cell>
          <table:table-cell table:style-name="ce4" office:value-type="string" calcext:value-type="string">
            <text:p>i love helping people_comma_ just seeing that smile after you finish helping them makes me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Who have you helped recen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ell_comma_ i always help this old man to cross the ro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That's really kind of you. Does the old man apprecia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ell you see_comma_ i do it more for myself _comma_ i don't really mind if the other people appreciate it or not it's more for me to be a better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5" calcext:value-type="float">
            <text:p>765</text:p>
          </table:table-cell>
          <table:table-cell table:style-name="ce4" office:value-type="string" calcext:value-type="string">
            <text:p>You are a good example to oth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90_conv:13981</text:p>
          </table:table-cell>
          <table:table-cell table:style-name="ce2" office:value-type="string" calcext:value-type="string">
            <text:p>hopeful</text:p>
          </table:table-cell>
          <table:table-cell table:style-name="ce4" office:value-type="string" calcext:value-type="string">
            <text:p>i think the braves have a great shot at winning it all this year</text:p>
          </table:table-cell>
          <table:table-cell table:style-name="ce2" office:value-type="float" office:value="524" calcext:value-type="float">
            <text:p>524</text:p>
          </table:table-cell>
          <table:table-cell table:style-name="ce4" office:value-type="string" calcext:value-type="string">
            <text:p>the braves have a shot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 How much of a chance do you think they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think a very good shot_comma_ they are you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 would be awesome! I hope they do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20_conv:10641</text:p>
          </table:table-cell>
          <table:table-cell table:style-name="ce2" office:value-type="string" calcext:value-type="string">
            <text:p>guilty</text:p>
          </table:table-cell>
          <table:table-cell table:style-name="ce4" office:value-type="string" calcext:value-type="string">
            <text:p>I cheated on a test at school. I really feel like I should come clean about it to my professor.</text:p>
          </table:table-cell>
          <table:table-cell table:style-name="ce2" office:value-type="float" office:value="503" calcext:value-type="float">
            <text:p>503</text:p>
          </table:table-cell>
          <table:table-cell table:style-name="ce4" office:value-type="string" calcext:value-type="string">
            <text:p>I was taking an important test in one of my classes the other day... I'm ashamed to say that I chea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I've cheated on occasion. It's never right but it's easy. At least you're ashamed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 I'm thinking about coming clean about it to my professor before he finds out on his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That's your decision to make_comma_ but I think it would at least put you in control of the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47_conv:11494</text:p>
          </table:table-cell>
          <table:table-cell table:style-name="ce2" office:value-type="string" calcext:value-type="string">
            <text:p>sentimental</text:p>
          </table:table-cell>
          <table:table-cell table:style-name="ce4" office:value-type="string" calcext:value-type="string">
            <text:p>I just reconnected with a cousin of mine I used to hang out with when I was younger.</text:p>
          </table:table-cell>
          <table:table-cell table:style-name="ce2" office:value-type="float" office:value="332" calcext:value-type="float">
            <text:p>332</text:p>
          </table:table-cell>
          <table:table-cell table:style-name="ce4" office:value-type="string" calcext:value-type="string">
            <text:p>I just reconnected with a cousin of mine after many years. It's been nice talking to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mazing! Were you close when you wer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we used to hang out all the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m glad you got back in touch the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95_conv:4791</text:p>
          </table:table-cell>
          <table:table-cell table:style-name="ce2" office:value-type="string" calcext:value-type="string">
            <text:p>angry</text:p>
          </table:table-cell>
          <table:table-cell table:style-name="ce4" office:value-type="string" calcext:value-type="string">
            <text:p>I hate trying to apply for jobs_comma_ putting so much effort into it_comma_ and then not getting any sort of response back. It's like_comma_ yeah_comma_ okay_comma_ I understand if you can't hire me_comma_ but can you at least tell me that you're denying me_comma_ and maybe why_comma_ too?</text:p>
          </table:table-cell>
          <table:table-cell table:style-name="ce2" office:value-type="float" office:value="273" calcext:value-type="float">
            <text:p>273</text:p>
          </table:table-cell>
          <table:table-cell table:style-name="ce4" office:value-type="string" calcext:value-type="string">
            <text:p>I hate trying to apply for jobs_comma_ putting so much effort into it_comma_ and then not getting any sort of response back. It's like_comma_ yeah_comma_ okay_comma_ I understand if you can't hire me_comma_ but can you at least tell me that you're denying me_comma_ and maybe why_comma_ to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we're just another number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m starting to feel that way. How long ago was it that you had to do a job hu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actually doing one now. Need better pay. I wish us both the best of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27_conv:16855</text:p>
          </table:table-cell>
          <table:table-cell table:style-name="ce2" office:value-type="string" calcext:value-type="string">
            <text:p>proud</text:p>
          </table:table-cell>
          <table:table-cell table:style-name="ce4" office:value-type="string" calcext:value-type="string">
            <text:p>When my brother got his new job_comma_ I was happy for him. He deserved it</text:p>
          </table:table-cell>
          <table:table-cell table:style-name="ce2" office:value-type="float" office:value="126" calcext:value-type="float">
            <text:p>126</text:p>
          </table:table-cell>
          <table:table-cell table:style-name="ce4" office:value-type="string" calcext:value-type="string">
            <text:p>When my brother got his new job I was happy for him. He deserved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I bet he worked har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really did_comma_ its all he w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am happy for him! It is always nice to see people reaching their go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81_conv:4963</text:p>
          </table:table-cell>
          <table:table-cell table:style-name="ce2" office:value-type="string" calcext:value-type="string">
            <text:p>excited</text:p>
          </table:table-cell>
          <table:table-cell table:style-name="ce4" office:value-type="string" calcext:value-type="string">
            <text:p>I was so happy when we were going to a new movie I wanted to see. I had waited all summer</text:p>
          </table:table-cell>
          <table:table-cell table:style-name="ce2" office:value-type="float" office:value="126" calcext:value-type="float">
            <text:p>126</text:p>
          </table:table-cell>
          <table:table-cell table:style-name="ce4" office:value-type="string" calcext:value-type="string">
            <text:p>I was happy when we were going to a new movie last weekend. I had waited all summer for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 movi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w new mission imposs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7_conv:8814</text:p>
          </table:table-cell>
          <table:table-cell table:style-name="ce2" office:value-type="string" calcext:value-type="string">
            <text:p>surprised</text:p>
          </table:table-cell>
          <table:table-cell table:style-name="ce4" office:value-type="string" calcext:value-type="string">
            <text:p>Friends threw me a surprise birthday party. I was so happy and shocked.</text:p>
          </table:table-cell>
          <table:table-cell table:style-name="ce2" office:value-type="float" office:value="209" calcext:value-type="float">
            <text:p>209</text:p>
          </table:table-cell>
          <table:table-cell table:style-name="ce4" office:value-type="string" calcext:value-type="string">
            <text:p>Friends threw me a surprise party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s awesome _comma_ and happy birth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nks! I got so many cool gifts! I was so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hat kind of gifts did you ge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32_conv:20864</text:p>
          </table:table-cell>
          <table:table-cell table:style-name="ce2" office:value-type="string" calcext:value-type="string">
            <text:p>anxious</text:p>
          </table:table-cell>
          <table:table-cell table:style-name="ce4" office:value-type="string" calcext:value-type="string">
            <text:p>Recently I found out I may have a hernia. It's causing so much anxiety that it keeps me up at night.</text:p>
          </table:table-cell>
          <table:table-cell table:style-name="ce2" office:value-type="float" office:value="381" calcext:value-type="float">
            <text:p>381</text:p>
          </table:table-cell>
          <table:table-cell table:style-name="ce4" office:value-type="string" calcext:value-type="string">
            <text:p>I was diagnosed with a inguinal hernia yesterday. The amount of stress and anxiety is through the roof for me right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8" calcext:value-type="float">
            <text:p>368</text:p>
          </table:table-cell>
          <table:table-cell table:style-name="ce4" office:value-type="string" calcext:value-type="string">
            <text:p>Holy crap! Can it be remed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es with surgery. This is going to require some time off from work which may be diffic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8" calcext:value-type="float">
            <text:p>368</text:p>
          </table:table-cell>
          <table:table-cell table:style-name="ce4" office:value-type="string" calcext:value-type="string">
            <text:p>I really hope it all works out for you. Work is important but your health is way more import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29_conv:8258</text:p>
          </table:table-cell>
          <table:table-cell table:style-name="ce2" office:value-type="string" calcext:value-type="string">
            <text:p>prepared</text:p>
          </table:table-cell>
          <table:table-cell table:style-name="ce4" office:value-type="string" calcext:value-type="string">
            <text:p>I have never been more ready for school to start. The summer was so boring I had no choice.</text:p>
          </table:table-cell>
          <table:table-cell table:style-name="ce2" office:value-type="float" office:value="262" calcext:value-type="float">
            <text:p>262</text:p>
          </table:table-cell>
          <table:table-cell table:style-name="ce4" office:value-type="string" calcext:value-type="string">
            <text:p>I have never been more reafy for school to star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my goodness_comma_ me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 summer was long a boring so all I did was prepare. I am going to kill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Are you going to a Univeris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s I a junir this u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What are you studying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nt to work at the courthouse. Im not sure ye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at's interesting. A lot of cool things to learn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79_conv:18158</text:p>
          </table:table-cell>
          <table:table-cell table:style-name="ce2" office:value-type="string" calcext:value-type="string">
            <text:p>confident</text:p>
          </table:table-cell>
          <table:table-cell table:style-name="ce4" office:value-type="string" calcext:value-type="string">
            <text:p>I was looking forward to my date tonight. I just knew it would go good</text:p>
          </table:table-cell>
          <table:table-cell table:style-name="ce2" office:value-type="float" office:value="126" calcext:value-type="float">
            <text:p>126</text:p>
          </table:table-cell>
          <table:table-cell table:style-name="ce4" office:value-type="string" calcext:value-type="string">
            <text:p>I was looking forward to my date tonight. I just knew it would go goo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lad to hear it went well. So you do have the second date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t just yet_comma_ but we have talk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 think she's a keep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13_conv:17827</text:p>
          </table:table-cell>
          <table:table-cell table:style-name="ce2" office:value-type="string" calcext:value-type="string">
            <text:p>sentimental</text:p>
          </table:table-cell>
          <table:table-cell table:style-name="ce4" office:value-type="string" calcext:value-type="string">
            <text:p>I was going through a box with old papers in it and I found some old letter my Grandpa wrote me when I was a child. </text:p>
          </table:table-cell>
          <table:table-cell table:style-name="ce2" office:value-type="float" office:value="226" calcext:value-type="float">
            <text:p>226</text:p>
          </table:table-cell>
          <table:table-cell table:style-name="ce4" office:value-type="string" calcext:value-type="string">
            <text:p>I was going through a box with old papers in it and I found some old letter my Grandpa wrote me when I was a chil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t's really cool. Did it bring back good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did! He has since passed away so it made me really miss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very sorry for your loss. I'm glad you have the letter from him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88_conv:4177</text:p>
          </table:table-cell>
          <table:table-cell table:style-name="ce2" office:value-type="string" calcext:value-type="string">
            <text:p>embarrassed</text:p>
          </table:table-cell>
          <table:table-cell table:style-name="ce4" office:value-type="string" calcext:value-type="string">
            <text:p>I was at the store the other day and I bumped in to a wine rack and knocked over a bunch of bottles_comma_ and people were staring which was so embarrassing. </text:p>
          </table:table-cell>
          <table:table-cell table:style-name="ce2" office:value-type="float" office:value="152" calcext:value-type="float">
            <text:p>152</text:p>
          </table:table-cell>
          <table:table-cell table:style-name="ce4" office:value-type="string" calcext:value-type="string">
            <text:p>I was shopping at the store the other day and I bumped into a rack and spilled wine bottles everywhere. Everyone was staring.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geez_comma_ that sounds pretty embarrassing. Did any of the bottles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No luckily haha but it made me blush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a shame. If they did_comma_ you could've reversed the situation and summoned everybody over to throw down and have a supremo wine f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08_conv:10617</text:p>
          </table:table-cell>
          <table:table-cell table:style-name="ce2" office:value-type="string" calcext:value-type="string">
            <text:p>grateful</text:p>
          </table:table-cell>
          <table:table-cell table:style-name="ce4" office:value-type="string" calcext:value-type="string">
            <text:p>My son had to have an MRI done because of seizures and thankfully it was clean.</text:p>
          </table:table-cell>
          <table:table-cell table:style-name="ce2" office:value-type="float" office:value="53" calcext:value-type="float">
            <text:p>53</text:p>
          </table:table-cell>
          <table:table-cell table:style-name="ce4" office:value-type="string" calcext:value-type="string">
            <text:p>My son was diagnosed with epilepsy recently and he had to have an MRI d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good i am really sorry to hear that_comma_ is he 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The MRI was clean. It's probably genetic and he will likely outgro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really nice to hear_comma_ hope everything goes as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thankfully too the medication has prevented him from having any episod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73_conv:4547</text:p>
          </table:table-cell>
          <table:table-cell table:style-name="ce2" office:value-type="string" calcext:value-type="string">
            <text:p>anticipating</text:p>
          </table:table-cell>
          <table:table-cell table:style-name="ce4" office:value-type="string" calcext:value-type="string">
            <text:p>I waited the whole day in the doctors office for my blood test results.</text:p>
          </table:table-cell>
          <table:table-cell table:style-name="ce2" office:value-type="float" office:value="250" calcext:value-type="float">
            <text:p>250</text:p>
          </table:table-cell>
          <table:table-cell table:style-name="ce4" office:value-type="string" calcext:value-type="string">
            <text:p>Yesterday_comma_ I was at the doctors office all day waiting for my blood tests. I was hoping everything would turn out alr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know how stressful that can be. I hope everything turned out al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e wait turned out to be worth it because the results showed that everthing was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great ne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33_conv:18467</text:p>
          </table:table-cell>
          <table:table-cell table:style-name="ce2" office:value-type="string" calcext:value-type="string">
            <text:p>ashamed</text:p>
          </table:table-cell>
          <table:table-cell table:style-name="ce4" office:value-type="string" calcext:value-type="string">
            <text:p>I can't believe I ate so much pizza today... there goes my diet</text:p>
          </table:table-cell>
          <table:table-cell table:style-name="ce2" office:value-type="float" office:value="397" calcext:value-type="float">
            <text:p>397</text:p>
          </table:table-cell>
          <table:table-cell table:style-name="ce4" office:value-type="string" calcext:value-type="string">
            <text:p>I can't believe I ate so much pizza today... there goes my di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t's okay to have cheat days sometimes! Start again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will_comma_ tha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hat type of diet are you follow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28_conv:11057</text:p>
          </table:table-cell>
          <table:table-cell table:style-name="ce2" office:value-type="string" calcext:value-type="string">
            <text:p>surprised</text:p>
          </table:table-cell>
          <table:table-cell table:style-name="ce4" office:value-type="string" calcext:value-type="string">
            <text:p>Our coworker who has been with us for over 20 years just quit out of the blue.</text:p>
          </table:table-cell>
          <table:table-cell table:style-name="ce2" office:value-type="float" office:value="1" calcext:value-type="float">
            <text:p>1</text:p>
          </table:table-cell>
          <table:table-cell table:style-name="ce4" office:value-type="string" calcext:value-type="string">
            <text:p>Our coworker who has been with us for over 20 years just quit out of the blu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Oh no_comma_ I hate to heart that. I hope everything is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so as well. We're all waiting to hear back from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Something big must have happe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_conv:2426</text:p>
          </table:table-cell>
          <table:table-cell table:style-name="ce2" office:value-type="string" calcext:value-type="string">
            <text:p>devastated</text:p>
          </table:table-cell>
          <table:table-cell table:style-name="ce4" office:value-type="string" calcext:value-type="string">
            <text:p>I was devastated to find out my cousin passed away in a tragic car accident.</text:p>
          </table:table-cell>
          <table:table-cell table:style-name="ce2" office:value-type="float" office:value="286" calcext:value-type="float">
            <text:p>286</text:p>
          </table:table-cell>
          <table:table-cell table:style-name="ce4" office:value-type="string" calcext:value-type="string">
            <text:p>I was devastated to find out my cousin was killed in a tragic car accid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Oh that's really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Yeah. To make things worse_comma_ he was one day away from receiving his PHD. Really devastated everyone who knew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at is just sad. People in education dying really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 just goes to show how fragile life is. Makes you appreciate what you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19_conv:15838</text:p>
          </table:table-cell>
          <table:table-cell table:style-name="ce2" office:value-type="string" calcext:value-type="string">
            <text:p>furious</text:p>
          </table:table-cell>
          <table:table-cell table:style-name="ce4" office:value-type="string" calcext:value-type="string">
            <text:p>I'm so mad at my son. He has had all summer to do his summer reading and he put it off to the last minute. School starts tomorrow and he still isn't done.</text:p>
          </table:table-cell>
          <table:table-cell table:style-name="ce2" office:value-type="float" office:value="104" calcext:value-type="float">
            <text:p>104</text:p>
          </table:table-cell>
          <table:table-cell table:style-name="ce4" office:value-type="string" calcext:value-type="string">
            <text:p>I'm so mad at my son! He's had the entire summer to do his summer reading and he put it off to the last minut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not suprised. I always did that 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School starts tomorrow and he still isn't done. I guess maybe one day he'll learn not to procrastinat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the only way he will learn is if he figures it out by himself.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17_conv:7835</text:p>
          </table:table-cell>
          <table:table-cell table:style-name="ce2" office:value-type="string" calcext:value-type="string">
            <text:p>angry</text:p>
          </table:table-cell>
          <table:table-cell table:style-name="ce4" office:value-type="string" calcext:value-type="string">
            <text:p>I never thought my ex and I would break up for good. I think we are really done now.</text:p>
          </table:table-cell>
          <table:table-cell table:style-name="ce2" office:value-type="float" office:value="27" calcext:value-type="float">
            <text:p>27</text:p>
          </table:table-cell>
          <table:table-cell table:style-name="ce4" office:value-type="string" calcext:value-type="string">
            <text:p>I think me and my ex are broken up for g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see_comma_ is that a good thing or bad thing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aybe a good thing. We break up so much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Sorry to hear that. Well yeah_comma_ maybe it's for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ah I think we should just call it quits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72_conv:9544</text:p>
          </table:table-cell>
          <table:table-cell table:style-name="ce2" office:value-type="string" calcext:value-type="string">
            <text:p>confident</text:p>
          </table:table-cell>
          <table:table-cell table:style-name="ce4" office:value-type="string" calcext:value-type="string">
            <text:p>I knew I put up the best score during the bowling contest</text:p>
          </table:table-cell>
          <table:table-cell table:style-name="ce2" office:value-type="float" office:value="506" calcext:value-type="float">
            <text:p>506</text:p>
          </table:table-cell>
          <table:table-cell table:style-name="ce4" office:value-type="string" calcext:value-type="string">
            <text:p>I knew for a fact I posted the highest score in the bowling matc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awesome. Have you been bowling for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Just about 3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ave you ever bowled a perfect g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6_conv:773</text:p>
          </table:table-cell>
          <table:table-cell table:style-name="ce2" office:value-type="string" calcext:value-type="string">
            <text:p>disappointed</text:p>
          </table:table-cell>
          <table:table-cell table:style-name="ce4" office:value-type="string" calcext:value-type="string">
            <text:p>I was excited to go biking today_comma_ but then it was raining.</text:p>
          </table:table-cell>
          <table:table-cell table:style-name="ce2" office:value-type="float" office:value="138" calcext:value-type="float">
            <text:p>138</text:p>
          </table:table-cell>
          <table:table-cell table:style-name="ce4" office:value-type="string" calcext:value-type="string">
            <text:p>Oh no_comma_ what did you do instead? Did you watch Netflix?</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I do watch Netflix sometimes. <text:s/>Do you wa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Yes_comma_ I do. I recently watched the series "Dark." It's the Germa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I haven't heard of that one. <text:s/>What genre does it fall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t's a supernatural mystery type. I won't spoil the tw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0" calcext:value-type="float">
            <text:p>110</text:p>
          </table:table-cell>
          <table:table-cell table:style-name="ce4" office:value-type="string" calcext:value-type="string">
            <text:p>Sounds intere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It was fantastic_comma_ a lot of people have been comparing it to Stranger Things_comma_ but its a lot more grime and seri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91_conv:10183</text:p>
          </table:table-cell>
          <table:table-cell table:style-name="ce2" office:value-type="string" calcext:value-type="string">
            <text:p>ashamed</text:p>
          </table:table-cell>
          <table:table-cell table:style-name="ce4" office:value-type="string" calcext:value-type="string">
            <text:p>I eat ice cream every time my kids take a nap. That way I don't have to share</text:p>
          </table:table-cell>
          <table:table-cell table:style-name="ce2" office:value-type="float" office:value="27" calcext:value-type="float">
            <text:p>27</text:p>
          </table:table-cell>
          <table:table-cell table:style-name="ce4" office:value-type="string" calcext:value-type="string">
            <text:p>Every time my kids take a nap I do someting terribl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What's that? Dr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eat somethig sweet like ice cream. I don't let them have it lol. Its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Bad or Geni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know what? it's freakin geni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8_conv:15096</text:p>
          </table:table-cell>
          <table:table-cell table:style-name="ce2" office:value-type="string" calcext:value-type="string">
            <text:p>guilty</text:p>
          </table:table-cell>
          <table:table-cell table:style-name="ce4" office:value-type="string" calcext:value-type="string">
            <text:p>My partner failed her driving test again for the second time. I think i did not engage with her enough and am ashamed of myself</text:p>
          </table:table-cell>
          <table:table-cell table:style-name="ce2" office:value-type="float" office:value="155" calcext:value-type="float">
            <text:p>155</text:p>
          </table:table-cell>
          <table:table-cell table:style-name="ce4" office:value-type="string" calcext:value-type="string">
            <text:p>I should have spent more time with my partner practicing her driving skills. She failed driving test for the second time alrea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5" calcext:value-type="float">
            <text:p>595</text:p>
          </table:table-cell>
          <table:table-cell table:style-name="ce4" office:value-type="string" calcext:value-type="string">
            <text:p>That is sad. Maybe you should put more effort in teaching her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am ashamed of myself for being careless and irresponsible. Next time I am determined to get her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5" calcext:value-type="float">
            <text:p>595</text:p>
          </table:table-cell>
          <table:table-cell table:style-name="ce4" office:value-type="string" calcext:value-type="string">
            <text:p>Yeah that will help a lot. <text:s/>however do not blame yourself very much.It ain't entirely your fa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66_conv:12532</text:p>
          </table:table-cell>
          <table:table-cell table:style-name="ce2" office:value-type="string" calcext:value-type="string">
            <text:p>afraid</text:p>
          </table:table-cell>
          <table:table-cell table:style-name="ce4" office:value-type="string" calcext:value-type="string">
            <text:p>there have been many instances of attempted abduction in my area. i hate when my wife and son are out without me</text:p>
          </table:table-cell>
          <table:table-cell table:style-name="ce2" office:value-type="float" office:value="524" calcext:value-type="float">
            <text:p>524</text:p>
          </table:table-cell>
          <table:table-cell table:style-name="ce4" office:value-type="string" calcext:value-type="string">
            <text:p>alot of attempted abuctions near me has me nervous when my wife and son go out al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ang thats messed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yeah tell me about it_comma_ bunch of creeps around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thats a lot of places now..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4_conv:19849</text:p>
          </table:table-cell>
          <table:table-cell table:style-name="ce2" office:value-type="string" calcext:value-type="string">
            <text:p>terrified</text:p>
          </table:table-cell>
          <table:table-cell table:style-name="ce4" office:value-type="string" calcext:value-type="string">
            <text:p>I used to be so scared going to sleep. I thought there were monsters in my closet.</text:p>
          </table:table-cell>
          <table:table-cell table:style-name="ce2" office:value-type="float" office:value="209" calcext:value-type="float">
            <text:p>209</text:p>
          </table:table-cell>
          <table:table-cell table:style-name="ce4" office:value-type="string" calcext:value-type="string">
            <text:p>I used to be so scared to go to sleep 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How come? Were you scared of the d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_comma_ and I always thought there were very creepy monsters in my closet. I had a hard time falling a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no! Did your parents check your closet before tucking you into b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61_conv:22722</text:p>
          </table:table-cell>
          <table:table-cell table:style-name="ce2" office:value-type="string" calcext:value-type="string">
            <text:p>grateful</text:p>
          </table:table-cell>
          <table:table-cell table:style-name="ce4" office:value-type="string" calcext:value-type="string">
            <text:p>One time a lady just randomly paid for my coffee as she was in line ahead of me.</text:p>
          </table:table-cell>
          <table:table-cell table:style-name="ce2" office:value-type="float" office:value="557" calcext:value-type="float">
            <text:p>557</text:p>
          </table:table-cell>
          <table:table-cell table:style-name="ce4" office:value-type="string" calcext:value-type="string">
            <text:p>Once a lady just randomly paid for my coffee as she was in line ahead of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Oh that's awesome_comma_ Was she paying it for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 believe so. She really made my da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t's always nice to get unexpected good surpris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36_conv:4873</text:p>
          </table:table-cell>
          <table:table-cell table:style-name="ce2" office:value-type="string" calcext:value-type="string">
            <text:p>impressed</text:p>
          </table:table-cell>
          <table:table-cell table:style-name="ce4" office:value-type="string" calcext:value-type="string">
            <text:p>My daughter painted a picture the other day for me and it looks like a professional did it.</text:p>
          </table:table-cell>
          <table:table-cell table:style-name="ce2" office:value-type="float" office:value="262" calcext:value-type="float">
            <text:p>262</text:p>
          </table:table-cell>
          <table:table-cell table:style-name="ce4" office:value-type="string" calcext:value-type="string">
            <text:p>MY daughter painted me a picture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id you love it? That was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looked like something from a museum. I was really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aybe she should take some art cours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Maybe she doesnt need to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aybe no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53_conv:11306</text:p>
          </table:table-cell>
          <table:table-cell table:style-name="ce2" office:value-type="string" calcext:value-type="string">
            <text:p>confident</text:p>
          </table:table-cell>
          <table:table-cell table:style-name="ce4" office:value-type="string" calcext:value-type="string">
            <text:p>I have a big tennis match coming up tomorrow. I trained hard though so I'm sure I'll win.</text:p>
          </table:table-cell>
          <table:table-cell table:style-name="ce2" office:value-type="float" office:value="530" calcext:value-type="float">
            <text:p>530</text:p>
          </table:table-cell>
          <table:table-cell table:style-name="ce4" office:value-type="string" calcext:value-type="string">
            <text:p>I have a big tennis match tomorrow against my riva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ennis? I am terrible at that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ve been playing for years so I'm pretty good. Definitely good enough to bea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if you were playing me you would definitely w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3_conv:3266</text:p>
          </table:table-cell>
          <table:table-cell table:style-name="ce2" office:value-type="string" calcext:value-type="string">
            <text:p>terrified</text:p>
          </table:table-cell>
          <table:table-cell table:style-name="ce4" office:value-type="string" calcext:value-type="string">
            <text:p>I'm gonna watch the new episode of Stephen Kings show tonight with the lights on</text:p>
          </table:table-cell>
          <table:table-cell table:style-name="ce2" office:value-type="float" office:value="27" calcext:value-type="float">
            <text:p>27</text:p>
          </table:table-cell>
          <table:table-cell table:style-name="ce4" office:value-type="string" calcext:value-type="string">
            <text:p>Stephen Kings new show is so scar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have not seen it yet_comma_ tell me abn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about a man that they found locked in a cage in prison and he may be the dev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at sounds insane hone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 And its scary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1_conv:20463</text:p>
          </table:table-cell>
          <table:table-cell table:style-name="ce2" office:value-type="string" calcext:value-type="string">
            <text:p>ashamed</text:p>
          </table:table-cell>
          <table:table-cell table:style-name="ce4" office:value-type="string" calcext:value-type="string">
            <text:p>I really wanted to go Christmas shopping_comma_ so I called in sick to work...</text:p>
          </table:table-cell>
          <table:table-cell table:style-name="ce2" office:value-type="float" office:value="684" calcext:value-type="float">
            <text:p>684</text:p>
          </table:table-cell>
          <table:table-cell table:style-name="ce4" office:value-type="string" calcext:value-type="string">
            <text:p>I called in sick to work_comma_ so I could go Christmas shopping...they were having a great sale at the mal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Wow that is some really early christmas shopping. you must like to plan ah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Well_comma_ yeah_comma_ it's good to plan ahead_comma_ but I kept looking over my shoulder...I felt so guil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Yeah spending money on things is always a temporary hi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1_conv:4443</text:p>
          </table:table-cell>
          <table:table-cell table:style-name="ce2" office:value-type="string" calcext:value-type="string">
            <text:p>terrified</text:p>
          </table:table-cell>
          <table:table-cell table:style-name="ce4" office:value-type="string" calcext:value-type="string">
            <text:p>I was terrified when I heard strange noises outside that seemed really close</text:p>
          </table:table-cell>
          <table:table-cell table:style-name="ce2" office:value-type="float" office:value="267" calcext:value-type="float">
            <text:p>267</text:p>
          </table:table-cell>
          <table:table-cell table:style-name="ce4" office:value-type="string" calcext:value-type="string">
            <text:p>I was terrified when I heard strange noises outside that seemed really clo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s never good.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My neighbor was working on his car loud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t least it wasn't a stranger trying to break 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97_conv:17194</text:p>
          </table:table-cell>
          <table:table-cell table:style-name="ce2" office:value-type="string" calcext:value-type="string">
            <text:p>confident</text:p>
          </table:table-cell>
          <table:table-cell table:style-name="ce4" office:value-type="string" calcext:value-type="string">
            <text:p>I am currently in the process of building a computer. <text:s/>I am sure it will be easy.</text:p>
          </table:table-cell>
          <table:table-cell table:style-name="ce2" office:value-type="float" office:value="322" calcext:value-type="float">
            <text:p>322</text:p>
          </table:table-cell>
          <table:table-cell table:style-name="ce4" office:value-type="string" calcext:value-type="string">
            <text:p>I am currently in the process of building a comput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_comma_ have you done this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but I am sure it will be ea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ow_comma_ good luck sounds realy hard to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18_conv:14436</text:p>
          </table:table-cell>
          <table:table-cell table:style-name="ce2" office:value-type="string" calcext:value-type="string">
            <text:p>guilty</text:p>
          </table:table-cell>
          <table:table-cell table:style-name="ce4" office:value-type="string" calcext:value-type="string">
            <text:p>I feel guilty when I'm around other peoples belongings</text:p>
          </table:table-cell>
          <table:table-cell table:style-name="ce2" office:value-type="float" office:value="202" calcext:value-type="float">
            <text:p>202</text:p>
          </table:table-cell>
          <table:table-cell table:style-name="ce4" office:value-type="string" calcext:value-type="string">
            <text:p>I feel guilty when I'm around other peoples belonging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Why's that? Do you think people will assume you are stea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When I was in year 6 I was accused of stealing and was kind of publicly humiliated in front of the whole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6" calcext:value-type="float">
            <text:p>566</text:p>
          </table:table-cell>
          <table:table-cell table:style-name="ce4" office:value-type="string" calcext:value-type="string">
            <text:p>That's terrible. I could see how that would stay with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06_conv:24413</text:p>
          </table:table-cell>
          <table:table-cell table:style-name="ce2" office:value-type="string" calcext:value-type="string">
            <text:p>proud</text:p>
          </table:table-cell>
          <table:table-cell table:style-name="ce4" office:value-type="string" calcext:value-type="string">
            <text:p>I helped tutor my nephew in algebra. He ended up passing with an A. That made me very happy.</text:p>
          </table:table-cell>
          <table:table-cell table:style-name="ce2" office:value-type="float" office:value="297" calcext:value-type="float">
            <text:p>297</text:p>
          </table:table-cell>
          <table:table-cell table:style-name="ce4" office:value-type="string" calcext:value-type="string">
            <text:p>I helped tutor my nephew in algebra. He ended up passing with an A. That made me very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ou sound like a great uncle! <text:s/>You must be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am very much so. I think it gave him the boost to continue making good grad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great that you are there to help him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97_conv:2794</text:p>
          </table:table-cell>
          <table:table-cell table:style-name="ce2" office:value-type="string" calcext:value-type="string">
            <text:p>sad</text:p>
          </table:table-cell>
          <table:table-cell table:style-name="ce4" office:value-type="string" calcext:value-type="string">
            <text:p>Yesterday I remembered the anniversary of my mother's death_comma_ something hard_comma_ hard to remember</text:p>
          </table:table-cell>
          <table:table-cell table:style-name="ce2" office:value-type="float" office:value="264" calcext:value-type="float">
            <text:p>264</text:p>
          </table:table-cell>
          <table:table-cell table:style-name="ce4" office:value-type="string" calcext:value-type="string">
            <text:p>Yesterday_comma_ a difficult day_comma_ the anniversary of the death of my mot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orry to hear about the ba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nk you for your solidar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long ago did she d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seven years .... I miss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23_conv:9047</text:p>
          </table:table-cell>
          <table:table-cell table:style-name="ce2" office:value-type="string" calcext:value-type="string">
            <text:p>trusting</text:p>
          </table:table-cell>
          <table:table-cell table:style-name="ce4" office:value-type="string" calcext:value-type="string">
            <text:p>I really can depend on my parents. They were there for me during college.</text:p>
          </table:table-cell>
          <table:table-cell table:style-name="ce2" office:value-type="float" office:value="366" calcext:value-type="float">
            <text:p>366</text:p>
          </table:table-cell>
          <table:table-cell table:style-name="ce4" office:value-type="string" calcext:value-type="string">
            <text:p>I can really rely on my parents. They were there for me whenever I needed them during colleg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 wonderful thing to hear! <text:s/>Did you get through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 I just graduated_comma_ so I know my parents are proud of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they are! <text:s/>You should take them out to dinner to celeb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a good idea! Tha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ou're welcome and congrats on graduating! <text:s/>That's such a great accomplish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51_conv:8102</text:p>
          </table:table-cell>
          <table:table-cell table:style-name="ce2" office:value-type="string" calcext:value-type="string">
            <text:p>nostalgic</text:p>
          </table:table-cell>
          <table:table-cell table:style-name="ce4" office:value-type="string" calcext:value-type="string">
            <text:p>I wish I could live in 60's. It seems that during that period life was easier.</text:p>
          </table:table-cell>
          <table:table-cell table:style-name="ce2" office:value-type="float" office:value="7" calcext:value-type="float">
            <text:p>7</text:p>
          </table:table-cell>
          <table:table-cell table:style-name="ce4" office:value-type="string" calcext:value-type="string">
            <text:p>I wish I could live in 60's. It seems that during that period life was easi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3" calcext:value-type="float">
            <text:p>323</text:p>
          </table:table-cell>
          <table:table-cell table:style-name="ce4" office:value-type="string" calcext:value-type="string">
            <text:p>What makes life so hard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Finding a job is tougher. Life is more expen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3" calcext:value-type="float">
            <text:p>323</text:p>
          </table:table-cell>
          <table:table-cell table:style-name="ce4" office:value-type="string" calcext:value-type="string">
            <text:p>Very true. What would you want to do in the 60'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19_conv:19239</text:p>
          </table:table-cell>
          <table:table-cell table:style-name="ce2" office:value-type="string" calcext:value-type="string">
            <text:p>annoyed</text:p>
          </table:table-cell>
          <table:table-cell table:style-name="ce4" office:value-type="string" calcext:value-type="string">
            <text:p>Came home the other day and my dogs were happy to see me. I then go into the living room to find the couch ripped up.</text:p>
          </table:table-cell>
          <table:table-cell table:style-name="ce2" office:value-type="float" office:value="68" calcext:value-type="float">
            <text:p>68</text:p>
          </table:table-cell>
          <table:table-cell table:style-name="ce4" office:value-type="string" calcext:value-type="string">
            <text:p>So i came home yesterday and my lovely dogs greeted me all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ww_comma_ that's sweet. I love animals! They love you uncondition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Yeah but sadly it was all a mask. Went into the living room to find a torn up co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Uh oh_comma_ someone's in trouble! It's funny how smart dogs can be sometimes. They were trying to butter you up before you saw what they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8_conv:6076</text:p>
          </table:table-cell>
          <table:table-cell table:style-name="ce2" office:value-type="string" calcext:value-type="string">
            <text:p>disappointed</text:p>
          </table:table-cell>
          <table:table-cell table:style-name="ce4" office:value-type="string" calcext:value-type="string">
            <text:p>all my bills hit at the same time _comma_ leaving me practically broke</text:p>
          </table:table-cell>
          <table:table-cell table:style-name="ce2" office:value-type="float" office:value="321" calcext:value-type="float">
            <text:p>321</text:p>
          </table:table-cell>
          <table:table-cell table:style-name="ce4" office:value-type="string" calcext:value-type="string">
            <text:p>I just got payed yesterday _comma_ so i finally bought new clothes and went out to eat with some frien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Payday is fantastic! What kind of clothes did you b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Just some khaki shorts _comma_ and running nike shorts since its so hot outside_comma_ nothing huge since all my bills are due nex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Do you ever use poshmark or mercari? Those are good for deals. Sounds like you got some nice stuff! Payday is always a fun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hen i was little i wanted to grow up _comma_ now that im grown up all my bills leave me broke and bummed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SO HEAR YOU! lol! Being grown up has it's perks but it's not as great as we thought it would be with all the responsibilities. We ARE the mom and dad now 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87_conv:4374</text:p>
          </table:table-cell>
          <table:table-cell table:style-name="ce2" office:value-type="string" calcext:value-type="string">
            <text:p>joyful</text:p>
          </table:table-cell>
          <table:table-cell table:style-name="ce4" office:value-type="string" calcext:value-type="string">
            <text:p>I was so happy to see my Mum when I havent seen her for 6 months since I have been abroad . </text:p>
          </table:table-cell>
          <table:table-cell table:style-name="ce2" office:value-type="float" office:value="382" calcext:value-type="float">
            <text:p>382</text:p>
          </table:table-cell>
          <table:table-cell table:style-name="ce4" office:value-type="string" calcext:value-type="string">
            <text:p>Does it make you happy to see others you havent seen in a whil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ometimes depending on who they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I recently seen my Mum after not seeing her for 6 months . I was so happy to see her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so nice. Im happ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Thank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 gonna see each other again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2" calcext:value-type="float">
            <text:p>382</text:p>
          </table:table-cell>
          <table:table-cell table:style-name="ce4" office:value-type="string" calcext:value-type="string">
            <text:p>Yes . everyday . I just was traveling and staying with my sister in Italy .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82_conv:18965</text:p>
          </table:table-cell>
          <table:table-cell table:style-name="ce2" office:value-type="string" calcext:value-type="string">
            <text:p>apprehensive</text:p>
          </table:table-cell>
          <table:table-cell table:style-name="ce4" office:value-type="string" calcext:value-type="string">
            <text:p>I was invited to a party last week to a pretty shady area. I didnt know if I should go or not</text:p>
          </table:table-cell>
          <table:table-cell table:style-name="ce2" office:value-type="float" office:value="506" calcext:value-type="float">
            <text:p>506</text:p>
          </table:table-cell>
          <table:table-cell table:style-name="ce4" office:value-type="string" calcext:value-type="string">
            <text:p>I was invited to a party last week to a pretty shady area.</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hy would anyone make a party in a shady area? Was it your friend's pa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t was a work friend_comma_ I was not sure if I should go or not for fear of my safe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Probably it is just the theme of his party. He wanted to have some fun in the form of cautious excite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59_conv:23518</text:p>
          </table:table-cell>
          <table:table-cell table:style-name="ce2" office:value-type="string" calcext:value-type="string">
            <text:p>anticipating</text:p>
          </table:table-cell>
          <table:table-cell table:style-name="ce4" office:value-type="string" calcext:value-type="string">
            <text:p>I have a dentist appointment next week and I don't want to go. My tooth hurts really bad.</text:p>
          </table:table-cell>
          <table:table-cell table:style-name="ce2" office:value-type="float" office:value="243" calcext:value-type="float">
            <text:p>243</text:p>
          </table:table-cell>
          <table:table-cell table:style-name="ce4" office:value-type="string" calcext:value-type="string">
            <text:p>My tooth has been killing me latel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don't know_comma_ but I have a dentist appointment next week. I hate going and I really don't wan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ood then_comma_ I hope they can fix i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2_conv:4444</text:p>
          </table:table-cell>
          <table:table-cell table:style-name="ce2" office:value-type="string" calcext:value-type="string">
            <text:p>afraid</text:p>
          </table:table-cell>
          <table:table-cell table:style-name="ce4" office:value-type="string" calcext:value-type="string">
            <text:p>I heard a buzzing in my apartment this morning. I swear to god_comma_ it was the biggest wasp I had ever seen in my life. I was so frightened!</text:p>
          </table:table-cell>
          <table:table-cell table:style-name="ce2" office:value-type="float" office:value="269" calcext:value-type="float">
            <text:p>269</text:p>
          </table:table-cell>
          <table:table-cell table:style-name="ce4" office:value-type="string" calcext:value-type="string">
            <text:p>I heard a buzzing in my apartment this morning. I swear to god_comma_ it was the biggest wasp I had ever seen in my life. I was so frighten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jeez!! Noooo... I hate them. They are evil and so mean. They literally come right at you for no reas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_comma_ I hate wasps. I can handle bees but wasps? Nop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cant handle any type of insect. I had a giant black one fly into my apartment today when I opened the door so I feel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99_conv:13398</text:p>
          </table:table-cell>
          <table:table-cell table:style-name="ce2" office:value-type="string" calcext:value-type="string">
            <text:p>ashamed</text:p>
          </table:table-cell>
          <table:table-cell table:style-name="ce4" office:value-type="string" calcext:value-type="string">
            <text:p>The time I broke my mothers favorite vase and blamed my cat instead. It was not good.</text:p>
          </table:table-cell>
          <table:table-cell table:style-name="ce2" office:value-type="float" office:value="375" calcext:value-type="float">
            <text:p>375</text:p>
          </table:table-cell>
          <table:table-cell table:style-name="ce4" office:value-type="string" calcext:value-type="string">
            <text:p>Can't believe I broke her va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Uh oh_comma_ whose vase did you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y mothers_comma_ I was playing with my beyblade and it shot off and smash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 man_comma_ that's a bummer_comma_ hopefully she isn't too mad and will forgi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he did thankfully but i was quite ashamed at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9_conv:499</text:p>
          </table:table-cell>
          <table:table-cell table:style-name="ce2" office:value-type="string" calcext:value-type="string">
            <text:p>anxious</text:p>
          </table:table-cell>
          <table:table-cell table:style-name="ce4" office:value-type="string" calcext:value-type="string">
            <text:p>I'm an introvert_comma_ so being faced with a new situation and new people puts me on edge.</text:p>
          </table:table-cell>
          <table:table-cell table:style-name="ce2" office:value-type="float" office:value="108" calcext:value-type="float">
            <text:p>108</text:p>
          </table:table-cell>
          <table:table-cell table:style-name="ce4" office:value-type="string" calcext:value-type="string">
            <text:p>I actually have no friends_comma_ can you believe that? I'm ok with it thoug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wow that's very sad! <text:s/>I am really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No_comma_ it's not sad. I really like to be alone_comma_ as i'm an introvert. I need my sp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Well I guess if that is something you enjoy. <text:s/>I can't say that I have alot of friends. <text:s/>Mostly my friends are fami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8" calcext:value-type="float">
            <text:p>108</text:p>
          </table:table-cell>
          <table:table-cell table:style-name="ce4" office:value-type="string" calcext:value-type="string">
            <text:p>Well in that case_comma_ I have a few friends. Outside of family_comma_ I don'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9_conv:1959</text:p>
          </table:table-cell>
          <table:table-cell table:style-name="ce2" office:value-type="string" calcext:value-type="string">
            <text:p>faithful</text:p>
          </table:table-cell>
          <table:table-cell table:style-name="ce4" office:value-type="string" calcext:value-type="string">
            <text:p>I wanted to go to mcdonalds but i know that i am a wendy's guy _comma_ so i decided against it even though i was starving</text:p>
          </table:table-cell>
          <table:table-cell table:style-name="ce2" office:value-type="float" office:value="271" calcext:value-type="float">
            <text:p>271</text:p>
          </table:table-cell>
          <table:table-cell table:style-name="ce4" office:value-type="string" calcext:value-type="string">
            <text:p>i would rather starve than eat mcdonal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0" calcext:value-type="float">
            <text:p>270</text:p>
          </table:table-cell>
          <table:table-cell table:style-name="ce4" office:value-type="string" calcext:value-type="string">
            <text:p>tell me more about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am a wendy's guy_comma_ i find their food much more satisf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0" calcext:value-type="float">
            <text:p>270</text:p>
          </table:table-cell>
          <table:table-cell table:style-name="ce4" office:value-type="string" calcext:value-type="string">
            <text:p>but i would less satisf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oh thats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0_conv:22341</text:p>
          </table:table-cell>
          <table:table-cell table:style-name="ce2" office:value-type="string" calcext:value-type="string">
            <text:p>apprehensive</text:p>
          </table:table-cell>
          <table:table-cell table:style-name="ce4" office:value-type="string" calcext:value-type="string">
            <text:p>I started a new job. I was worried about proving myself all over again.</text:p>
          </table:table-cell>
          <table:table-cell table:style-name="ce2" office:value-type="float" office:value="804" calcext:value-type="float">
            <text:p>804</text:p>
          </table:table-cell>
          <table:table-cell table:style-name="ce4" office:value-type="string" calcext:value-type="string">
            <text:p>When I started a new job. I was nervous about proving myself all over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 can been nerve-wracking to start a new job. But I'm sure you did well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I did_comma_ but I find it hard to trust people. Especially at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t's wise to be careful but suspecting people all the time may not be healthy. You need to build a good relationship with your new co-work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14_conv:11829</text:p>
          </table:table-cell>
          <table:table-cell table:style-name="ce2" office:value-type="string" calcext:value-type="string">
            <text:p>joyful</text:p>
          </table:table-cell>
          <table:table-cell table:style-name="ce4" office:value-type="string" calcext:value-type="string">
            <text:p>The start of school is soon!</text:p>
          </table:table-cell>
          <table:table-cell table:style-name="ce2" office:value-type="float" office:value="220" calcext:value-type="float">
            <text:p>220</text:p>
          </table:table-cell>
          <table:table-cell table:style-name="ce4" office:value-type="string" calcext:value-type="string">
            <text:p>The start of school is soon_comma_ I'm ready to get back to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feel you! Summer is great and all but I miss my classmates and the work I'm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eah_comma_ I love the feeling of keeping busy during the school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hope you have a successful semes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74_conv:15349</text:p>
          </table:table-cell>
          <table:table-cell table:style-name="ce2" office:value-type="string" calcext:value-type="string">
            <text:p>surprised</text:p>
          </table:table-cell>
          <table:table-cell table:style-name="ce4" office:value-type="string" calcext:value-type="string">
            <text:p>A friend of mine got all of my friends together to throw a party for me on my birthday. I never expected it as I typically don't do much for my birthday.</text:p>
          </table:table-cell>
          <table:table-cell table:style-name="ce2" office:value-type="float" office:value="599" calcext:value-type="float">
            <text:p>599</text:p>
          </table:table-cell>
          <table:table-cell table:style-name="ce4" office:value-type="string" calcext:value-type="string">
            <text:p>I just celebrated my birthday and it was so much better than usu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That's great. What made it so special this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 usually don't do much to celebrate but this year a friend of mine got all my other friends together to throw a party for me without me knowing. It was a grea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Sounds like fun! I'm glad you had a happy birth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20_conv:19440</text:p>
          </table:table-cell>
          <table:table-cell table:style-name="ce2" office:value-type="string" calcext:value-type="string">
            <text:p>hopeful</text:p>
          </table:table-cell>
          <table:table-cell table:style-name="ce4" office:value-type="string" calcext:value-type="string">
            <text:p>Maybe one day i'll make enough for my family.</text:p>
          </table:table-cell>
          <table:table-cell table:style-name="ce2" office:value-type="float" office:value="9" calcext:value-type="float">
            <text:p>9</text:p>
          </table:table-cell>
          <table:table-cell table:style-name="ce4" office:value-type="string" calcext:value-type="string">
            <text:p>Maybe one day i'll make enough money for my fami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Are you not able to make ends meet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t is very hard_comma_ but i know one day it'll turn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s a good attitude to have! <text:s/>Stay st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49_conv:22299</text:p>
          </table:table-cell>
          <table:table-cell table:style-name="ce2" office:value-type="string" calcext:value-type="string">
            <text:p>proud</text:p>
          </table:table-cell>
          <table:table-cell table:style-name="ce4" office:value-type="string" calcext:value-type="string">
            <text:p>I beat level 150 on my favorite game Grim Dawn this morning. I've been grinding levels all week!</text:p>
          </table:table-cell>
          <table:table-cell table:style-name="ce2" office:value-type="float" office:value="231" calcext:value-type="float">
            <text:p>231</text:p>
          </table:table-cell>
          <table:table-cell table:style-name="ce4" office:value-type="string" calcext:value-type="string">
            <text:p>I finally beat level 150 on the crucible today in my favorite game Grim Daw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hat platform do you play it on? PC or PS4?</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PC all the way. I've been grinding devotion points all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PC is the way to go for gaming. That sounds like an awesome type of game. Is it multiplay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3_conv:17747</text:p>
          </table:table-cell>
          <table:table-cell table:style-name="ce2" office:value-type="string" calcext:value-type="string">
            <text:p>guilty</text:p>
          </table:table-cell>
          <table:table-cell table:style-name="ce4" office:value-type="string" calcext:value-type="string">
            <text:p>I went to the store today. I decided to go ahead and steal myself a candy bar.</text:p>
          </table:table-cell>
          <table:table-cell table:style-name="ce2" office:value-type="float" office:value="291" calcext:value-type="float">
            <text:p>291</text:p>
          </table:table-cell>
          <table:table-cell table:style-name="ce4" office:value-type="string" calcext:value-type="string">
            <text:p>I decided to steal a candy bar from the st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Not worth the risk i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Oh I think it was totally worth it! I got my favorite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kay_comma_ you know you can buy them too. And somebody lost for your 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was going to buy it but then I decided to buy one the next day. But for that day I wanted to just eat one right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34_conv:23668</text:p>
          </table:table-cell>
          <table:table-cell table:style-name="ce2" office:value-type="string" calcext:value-type="string">
            <text:p>proud</text:p>
          </table:table-cell>
          <table:table-cell table:style-name="ce4" office:value-type="string" calcext:value-type="string">
            <text:p>my baby girl</text:p>
          </table:table-cell>
          <table:table-cell table:style-name="ce2" office:value-type="float" office:value="568" calcext:value-type="float">
            <text:p>568</text:p>
          </table:table-cell>
          <table:table-cell table:style-name="ce4" office:value-type="string" calcext:value-type="string">
            <text:p>have you ever had that one person who never ever disappoints you?</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me too_comma_ she's recently going through a lot and despite all that_comma_ she's working hard everyday for us and i am just so happy and lucky to hav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reat_comma_ happy for y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0_conv:401</text:p>
          </table:table-cell>
          <table:table-cell table:style-name="ce2" office:value-type="string" calcext:value-type="string">
            <text:p>lonely</text:p>
          </table:table-cell>
          <table:table-cell table:style-name="ce4" office:value-type="string" calcext:value-type="string">
            <text:p>On my birthday_comma_ no one showed up to the celebration. I had dinner by myself in my apartment.</text:p>
          </table:table-cell>
          <table:table-cell table:style-name="ce2" office:value-type="float" office:value="81" calcext:value-type="float">
            <text:p>81</text:p>
          </table:table-cell>
          <table:table-cell table:style-name="ce4" office:value-type="string" calcext:value-type="string">
            <text:p>No one showed up to my birthday part so I ate by myself at hom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I'm sorry to hear that! Happy Birthday! Hope you didn't eat the entire cak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 calcext:value-type="float">
            <text:p>81</text:p>
          </table:table-cell>
          <table:table-cell table:style-name="ce4" office:value-type="string" calcext:value-type="string">
            <text:p>I wish! I did enjoy a good dinner_comma_ but it would have been nice if others were around to celeb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I decided not to celebrate birthdays anymore now that I'm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 calcext:value-type="float">
            <text:p>81</text:p>
          </table:table-cell>
          <table:table-cell table:style-name="ce4" office:value-type="string" calcext:value-type="string">
            <text:p>Well_comma_ I like to think of it as an excuse to meet friends and family. Too bad I was away from family th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Maybe next year will be bet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96_conv:21193</text:p>
          </table:table-cell>
          <table:table-cell table:style-name="ce2" office:value-type="string" calcext:value-type="string">
            <text:p>annoyed</text:p>
          </table:table-cell>
          <table:table-cell table:style-name="ce4" office:value-type="string" calcext:value-type="string">
            <text:p>I live on a rural property and part of my rent is making sure people don't trespass on the property to hunt. People keep trying to sneak onto the property and sometimes it keeps me up all night trying to kick them out.</text:p>
          </table:table-cell>
          <table:table-cell table:style-name="ce2" office:value-type="float" office:value="302" calcext:value-type="float">
            <text:p>302</text:p>
          </table:table-cell>
          <table:table-cell table:style-name="ce4" office:value-type="string" calcext:value-type="string">
            <text:p>I haven't been getting much sleep lately. Part of my rent on a farm property I live on is making sure hunters don't sneak onto the property. They always sneak in at the worst time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Have you set up cameras to monitor the prope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ah those help me a lot as far as getting to them early_comma_ but they are just constantly at it! It's not even hunting s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Maybe report what is going on to the local P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rust me the police are involved. They hate coming out because it's always the same thing. Sometimes the same guy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05_conv:5211</text:p>
          </table:table-cell>
          <table:table-cell table:style-name="ce2" office:value-type="string" calcext:value-type="string">
            <text:p>excited</text:p>
          </table:table-cell>
          <table:table-cell table:style-name="ce4" office:value-type="string" calcext:value-type="string">
            <text:p>Man I was so stoked to get my new paycheck</text:p>
          </table:table-cell>
          <table:table-cell table:style-name="ce2" office:value-type="float" office:value="132" calcext:value-type="float">
            <text:p>132</text:p>
          </table:table-cell>
          <table:table-cell table:style-name="ce4" office:value-type="string" calcext:value-type="string">
            <text:p>Man I was so stoked to check my bank account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guess it didn't turn ou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No man it was GREAT. <text:s/>I finally got my first paycheck after my ras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ext:s/>SWEET! <text:s/>Congrats! <text:s/>What are you going to do with all that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Well I was gonna buy a few video games_comma_ but I'll of course set some aside. <text:s/>No need to go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Save it for Spider-Man that comes out next month! <text:s/>I can't wait fo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inking about it! <text:s/>But <text:s/>I may not have to_comma_ as by then I'll get another paycheck at this pay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nd more to come hopefully! <text:s/>Don't forget to save for retirement and/or emergency fund :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2_conv:7945</text:p>
          </table:table-cell>
          <table:table-cell table:style-name="ce2" office:value-type="string" calcext:value-type="string">
            <text:p>confident</text:p>
          </table:table-cell>
          <table:table-cell table:style-name="ce4" office:value-type="string" calcext:value-type="string">
            <text:p>I just knew I was going to get this job. I prepared well for it</text:p>
          </table:table-cell>
          <table:table-cell table:style-name="ce2" office:value-type="float" office:value="126" calcext:value-type="float">
            <text:p>126</text:p>
          </table:table-cell>
          <table:table-cell table:style-name="ce4" office:value-type="string" calcext:value-type="string">
            <text:p>I knew I was going to get this job. I was prepared for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m really glad to hear that! What kind of job is it_comma_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in produ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that sounds pretty cool. I kind of had my eye on a career like that when I was in school_comma_ but ultimately didn't go that route. What will you be doing specific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40_conv:23481</text:p>
          </table:table-cell>
          <table:table-cell table:style-name="ce2" office:value-type="string" calcext:value-type="string">
            <text:p>furious</text:p>
          </table:table-cell>
          <table:table-cell table:style-name="ce4" office:value-type="string" calcext:value-type="string">
            <text:p>I'm furious_comma_ my cell phone bill this month is 200 dollars more than last months. <text:s/>For no reason!</text:p>
          </table:table-cell>
          <table:table-cell table:style-name="ce2" office:value-type="float" office:value="448" calcext:value-type="float">
            <text:p>448</text:p>
          </table:table-cell>
          <table:table-cell table:style-name="ce4" office:value-type="string" calcext:value-type="string">
            <text:p>I'm furious_comma_ my cell phone bill this month is 200 dollars more than last month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Wowza_comma_ did you call to compl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what I'll be doing next thing tomorrow_comma_ they didn't even give me a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Phone companies are notorious for this. I hope you are able to resol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07_conv:18015</text:p>
          </table:table-cell>
          <table:table-cell table:style-name="ce2" office:value-type="string" calcext:value-type="string">
            <text:p>anticipating</text:p>
          </table:table-cell>
          <table:table-cell table:style-name="ce4" office:value-type="string" calcext:value-type="string">
            <text:p>I'm watching my neice and nephew for a week while my brother and his wife go out of town. <text:s/>I think it'll be fun and tough.</text:p>
          </table:table-cell>
          <table:table-cell table:style-name="ce2" office:value-type="float" office:value="438" calcext:value-type="float">
            <text:p>438</text:p>
          </table:table-cell>
          <table:table-cell table:style-name="ce4" office:value-type="string" calcext:value-type="string">
            <text:p>I'm watching my neice and nephew for a week while my brother and his wife go out of town. I think it'll be fun and t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how old are th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5 and 2. <text:s/>I'll be busy considering I have two kids of my own but they are 5 and 8 so hopefully they'll be help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you seem pretty open minded about so I'm sure you'll handle yourself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76_conv:7952</text:p>
          </table:table-cell>
          <table:table-cell table:style-name="ce2" office:value-type="string" calcext:value-type="string">
            <text:p>sad</text:p>
          </table:table-cell>
          <table:table-cell table:style-name="ce4" office:value-type="string" calcext:value-type="string">
            <text:p>My daughter is graduating middle school this year. I have always been stressed about her going to high school</text:p>
          </table:table-cell>
          <table:table-cell table:style-name="ce2" office:value-type="float" office:value="27" calcext:value-type="float">
            <text:p>27</text:p>
          </table:table-cell>
          <table:table-cell table:style-name="ce4" office:value-type="string" calcext:value-type="string">
            <text:p>My daughter will be in high school next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 man_comma_ I feel for you. <text:s/>Kids grow up so fast. <text:s/>Do you feel prepared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She is a young woman now and its too much for m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ear you. <text:s/>I have a 8 year old daughter and it feels like she was born yesterday.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going to cry now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35_conv:13071</text:p>
          </table:table-cell>
          <table:table-cell table:style-name="ce2" office:value-type="string" calcext:value-type="string">
            <text:p>furious</text:p>
          </table:table-cell>
          <table:table-cell table:style-name="ce4" office:value-type="string" calcext:value-type="string">
            <text:p>Somebody stole my package I ordered! I am so mad!</text:p>
          </table:table-cell>
          <table:table-cell table:style-name="ce2" office:value-type="float" office:value="20" calcext:value-type="float">
            <text:p>20</text:p>
          </table:table-cell>
          <table:table-cell table:style-name="ce4" office:value-type="string" calcext:value-type="string">
            <text:p>Somebody stole a package off my front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n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I caught them on camera too. I hope the police can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pefully it turns out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36_conv:21673</text:p>
          </table:table-cell>
          <table:table-cell table:style-name="ce2" office:value-type="string" calcext:value-type="string">
            <text:p>sad</text:p>
          </table:table-cell>
          <table:table-cell table:style-name="ce4" office:value-type="string" calcext:value-type="string">
            <text:p>I am depressed most of the time</text:p>
          </table:table-cell>
          <table:table-cell table:style-name="ce2" office:value-type="float" office:value="554" calcext:value-type="float">
            <text:p>554</text:p>
          </table:table-cell>
          <table:table-cell table:style-name="ce4" office:value-type="string" calcext:value-type="string">
            <text:p>I am depressed most of the time. Im going to therapy and taking meds. I feel like im brok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I'm sorry that you are going through that. Have you discussed changing your medication up with your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e have changed it multiple times and nothing is really working. Its so frustrating. I just want myself back and I cant hav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 hope one day you can find a solution and get back to being the old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4_conv:10489</text:p>
          </table:table-cell>
          <table:table-cell table:style-name="ce2" office:value-type="string" calcext:value-type="string">
            <text:p>angry</text:p>
          </table:table-cell>
          <table:table-cell table:style-name="ce4" office:value-type="string" calcext:value-type="string">
            <text:p>My flight has been delayed 7 hours due to weather_comma_ I'm mad.</text:p>
          </table:table-cell>
          <table:table-cell table:style-name="ce2" office:value-type="float" office:value="448" calcext:value-type="float">
            <text:p>448</text:p>
          </table:table-cell>
          <table:table-cell table:style-name="ce4" office:value-type="string" calcext:value-type="string">
            <text:p>I'm pretty irritated. <text:s/>My flight has been delayed 7 hou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oh man! i would also be irate. why the de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Due to weather. <text:s/>Boy did I pick the wrong day to trav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hate fight del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4_conv:18029</text:p>
          </table:table-cell>
          <table:table-cell table:style-name="ce2" office:value-type="string" calcext:value-type="string">
            <text:p>impressed</text:p>
          </table:table-cell>
          <table:table-cell table:style-name="ce4" office:value-type="string" calcext:value-type="string">
            <text:p>It was really cool to see those circus performers do those tricks. I was so amazed at their talent.</text:p>
          </table:table-cell>
          <table:table-cell table:style-name="ce2" office:value-type="float" office:value="366" calcext:value-type="float">
            <text:p>366</text:p>
          </table:table-cell>
          <table:table-cell table:style-name="ce4" office:value-type="string" calcext:value-type="string">
            <text:p>I recently went to the circus_comma_ and I was so amazed at how the performers do their tric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ey are really impressive. <text:s/>What circus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t was one of those touring circuses with limited animals. It was more about the talented acrobats and magic tri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Have you ever gotten to go to a Cirque du Soliel? <text:s/>If you like acrobats you would lov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99_conv:17798</text:p>
          </table:table-cell>
          <table:table-cell table:style-name="ce2" office:value-type="string" calcext:value-type="string">
            <text:p>embarrassed</text:p>
          </table:table-cell>
          <table:table-cell table:style-name="ce4" office:value-type="string" calcext:value-type="string">
            <text:p>The other day I was in a building and I was heading towards an elevator. I was rushing towards it because it was closing. I tripped right as I got in and slammed my head into the wall inside_comma_ and then had to hang out with everybody afterward as it slowly went up. Felt so dumb</text:p>
          </table:table-cell>
          <table:table-cell table:style-name="ce2" office:value-type="float" office:value="273" calcext:value-type="float">
            <text:p>273</text:p>
          </table:table-cell>
          <table:table-cell table:style-name="ce4" office:value-type="string" calcext:value-type="string">
            <text:p>The other day I was in a building and I was heading towards an elevator. I was rushing towards it because it was closing. I tripped right as I got in and slammed my head into the wall inside_comma_ and then had to hang out with everybody afterward as it slowly went up. Felt so dum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t must have been painful and a little embarras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mean yeah_comma_ a little. People asked if I was okay_comma_ which was nice. But then it was silent after that_comma_ and you could kind of tell people were probably thinking that I felt embarrassed_comma_ which I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Probably they just fell bad for you_comma_ thank god it was not wo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01_conv:12202</text:p>
          </table:table-cell>
          <table:table-cell table:style-name="ce2" office:value-type="string" calcext:value-type="string">
            <text:p>jealous</text:p>
          </table:table-cell>
          <table:table-cell table:style-name="ce4" office:value-type="string" calcext:value-type="string">
            <text:p>I am jealous of my coworker_comma_ he is very smart and athletic</text:p>
          </table:table-cell>
          <table:table-cell table:style-name="ce2" office:value-type="float" office:value="10" calcext:value-type="float">
            <text:p>10</text:p>
          </table:table-cell>
          <table:table-cell table:style-name="ce4" office:value-type="string" calcext:value-type="string">
            <text:p>I am jealous of my coworker_comma_ he is very smart and athletic</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Don't be jealous_comma_ instead_comma_ brush on your studying and start going to the gy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trying_comma_ some people are just gif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Yeah_comma_ I do agree. Sometimes it seems like people are just plain bl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4_conv:15888</text:p>
          </table:table-cell>
          <table:table-cell table:style-name="ce2" office:value-type="string" calcext:value-type="string">
            <text:p>surprised</text:p>
          </table:table-cell>
          <table:table-cell table:style-name="ce4" office:value-type="string" calcext:value-type="string">
            <text:p>I found a cat in my attic! I don't own any cats and don't know how it got there. </text:p>
          </table:table-cell>
          <table:table-cell table:style-name="ce2" office:value-type="float" office:value="481" calcext:value-type="float">
            <text:p>481</text:p>
          </table:table-cell>
          <table:table-cell table:style-name="ce4" office:value-type="string" calcext:value-type="string">
            <text:p>I found a cat in my attic yester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wow! I hope that it was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My husband is allergic to cats to_comma_ I'm not sure how it got there. We had to call animal control to get it out saf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Oh no. That sounds really stress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01_conv:16202</text:p>
          </table:table-cell>
          <table:table-cell table:style-name="ce2" office:value-type="string" calcext:value-type="string">
            <text:p>anticipating</text:p>
          </table:table-cell>
          <table:table-cell table:style-name="ce4" office:value-type="string" calcext:value-type="string">
            <text:p>I've been exercising consistently for 3 months now. Been feeling so much better.</text:p>
          </table:table-cell>
          <table:table-cell table:style-name="ce2" office:value-type="float" office:value="1" calcext:value-type="float">
            <text:p>1</text:p>
          </table:table-cell>
          <table:table-cell table:style-name="ce4" office:value-type="string" calcext:value-type="string">
            <text:p>I've been exercising consistently for 3 months now. Been feeling so much bett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For what purpose you do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want to be healthier! And look better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How his your health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_conv:1263</text:p>
          </table:table-cell>
          <table:table-cell table:style-name="ce2" office:value-type="string" calcext:value-type="string">
            <text:p>annoyed</text:p>
          </table:table-cell>
          <table:table-cell table:style-name="ce4" office:value-type="string" calcext:value-type="string">
            <text:p>I was really peeved when I saw that my cat peed on the carpet.</text:p>
          </table:table-cell>
          <table:table-cell table:style-name="ce2" office:value-type="float" office:value="63" calcext:value-type="float">
            <text:p>63</text:p>
          </table:table-cell>
          <table:table-cell table:style-name="ce4" office:value-type="string" calcext:value-type="string">
            <text:p>I was super ticked off when my cat peed on the carp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hate when my cat used to do that. Would this happen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t really but he just did it for the fun of it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Cats can really be such strange pets sometimes_comma_ I swear they live off of our momentary hatred for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85_conv:14570</text:p>
          </table:table-cell>
          <table:table-cell table:style-name="ce2" office:value-type="string" calcext:value-type="string">
            <text:p>apprehensive</text:p>
          </table:table-cell>
          <table:table-cell table:style-name="ce4" office:value-type="string" calcext:value-type="string">
            <text:p>I made a mistake at work. My manager have set a meeting to talk about it. I am a little bit worried.</text:p>
          </table:table-cell>
          <table:table-cell table:style-name="ce2" office:value-type="float" office:value="7" calcext:value-type="float">
            <text:p>7</text:p>
          </table:table-cell>
          <table:table-cell table:style-name="ce4" office:value-type="string" calcext:value-type="string">
            <text:p>I made a mistake at work. My manager have set a meeting to talk about it. I am a little bit worri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o you think is going to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know. My manager seemed a little bit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well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59_conv:5918</text:p>
          </table:table-cell>
          <table:table-cell table:style-name="ce2" office:value-type="string" calcext:value-type="string">
            <text:p>surprised</text:p>
          </table:table-cell>
          <table:table-cell table:style-name="ce4" office:value-type="string" calcext:value-type="string">
            <text:p>when we got engaged I was not expecting it. <text:s/>we went to a bed and breakfast</text:p>
          </table:table-cell>
          <table:table-cell table:style-name="ce2" office:value-type="float" office:value="56" calcext:value-type="float">
            <text:p>56</text:p>
          </table:table-cell>
          <table:table-cell table:style-name="ce4" office:value-type="string" calcext:value-type="string">
            <text:p>My husband really did a number on me when he proposed to me - I was completely not expecting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crazy! I hope to propose one day. Congratul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 went to Disney - it was our first real vacation together. <text:s/>He proposed at Chef Mickey's with all my favorite Disney charac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great! Disney is a wonderful place to go. I actually live near The Magic Kingdo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0_conv:5020</text:p>
          </table:table-cell>
          <table:table-cell table:style-name="ce2" office:value-type="string" calcext:value-type="string">
            <text:p>anticipating</text:p>
          </table:table-cell>
          <table:table-cell table:style-name="ce4" office:value-type="string" calcext:value-type="string">
            <text:p>I cant wait for the new NFL season to start</text:p>
          </table:table-cell>
          <table:table-cell table:style-name="ce2" office:value-type="float" office:value="238" calcext:value-type="float">
            <text:p>238</text:p>
          </table:table-cell>
          <table:table-cell table:style-name="ce4" office:value-type="string" calcext:value-type="string">
            <text:p>I cant wait for the new NFL season to star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en does it st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las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wow! I thought it didn't start until fall. What do you do during football season thats speci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15_conv:21030</text:p>
          </table:table-cell>
          <table:table-cell table:style-name="ce2" office:value-type="string" calcext:value-type="string">
            <text:p>ashamed</text:p>
          </table:table-cell>
          <table:table-cell table:style-name="ce4" office:value-type="string" calcext:value-type="string">
            <text:p>I wet my pants because I had a dream that I was going to the restroom.</text:p>
          </table:table-cell>
          <table:table-cell table:style-name="ce2" office:value-type="float" office:value="633" calcext:value-type="float">
            <text:p>633</text:p>
          </table:table-cell>
          <table:table-cell table:style-name="ce4" office:value-type="string" calcext:value-type="string">
            <text:p>I ca not believe what happened the other night at my friends house_comma_ I'll never show my face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Can you please give a little more detail about what happened at your friends house that made you not want to show your f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Sure_comma_ I fell asleep on the chair and had a dream_comma_ in my dream I went to the restroom_comma_ so yeah_comma_ I peed right there in their chai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How embarrassing! I did that one time when I was sleeping in my bed and I thought I got up and went to the bathroom to pee_comma_ but I did not go to the bathroom_comma_ I peed my pants in the b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Yes_comma_ it was not fun_comma_ but good to know I am not the only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40_conv:23680</text:p>
          </table:table-cell>
          <table:table-cell table:style-name="ce2" office:value-type="string" calcext:value-type="string">
            <text:p>sentimental</text:p>
          </table:table-cell>
          <table:table-cell table:style-name="ce4" office:value-type="string" calcext:value-type="string">
            <text:p>I got a gift from my late uncle. It was a clock.</text:p>
          </table:table-cell>
          <table:table-cell table:style-name="ce2" office:value-type="float" office:value="375" calcext:value-type="float">
            <text:p>375</text:p>
          </table:table-cell>
          <table:table-cell table:style-name="ce4" office:value-type="string" calcext:value-type="string">
            <text:p>Just got the most beautiful gif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really?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A clock_comma_ from my uncle for my 25th birthday. I feel ble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nice. Congratulations on the gift. It's a useful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09_conv:2618</text:p>
          </table:table-cell>
          <table:table-cell table:style-name="ce2" office:value-type="string" calcext:value-type="string">
            <text:p>proud</text:p>
          </table:table-cell>
          <table:table-cell table:style-name="ce4" office:value-type="string" calcext:value-type="string">
            <text:p>I once entered a card game tournament and came in first place. I know it's a small achievement_comma_ but I felt great.</text:p>
          </table:table-cell>
          <table:table-cell table:style-name="ce2" office:value-type="float" office:value="303" calcext:value-type="float">
            <text:p>303</text:p>
          </table:table-cell>
          <table:table-cell table:style-name="ce4" office:value-type="string" calcext:value-type="string">
            <text:p>Man_comma_ I really enjoy playing card games. I used to play in tournaments and compete_comma_ but that was a long time ag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card games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Nice_comma_ have you ever won any tourna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I have won a few poker tourna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Awesome_comma_ I bet you felt great! There just isn't a feeling like winning a tournament and making money playing a game you lo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4_conv:20468</text:p>
          </table:table-cell>
          <table:table-cell table:style-name="ce2" office:value-type="string" calcext:value-type="string">
            <text:p>trusting</text:p>
          </table:table-cell>
          <table:table-cell table:style-name="ce4" office:value-type="string" calcext:value-type="string">
            <text:p>My nephew's car broke down last month and he needs a car to get to work. <text:s/>His money is tight because he's getting married in the fall and can't really afford to rent a car for a week and a half_comma_ so I loaned him mine. <text:s/>I know he'll take care of it.</text:p>
          </table:table-cell>
          <table:table-cell table:style-name="ce2" office:value-type="float" office:value="691" calcext:value-type="float">
            <text:p>691</text:p>
          </table:table-cell>
          <table:table-cell table:style-name="ce4" office:value-type="string" calcext:value-type="string">
            <text:p>When my nephew's car broke down and I loaned him my car_comma_ I know that he'll be careful with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Well at least you can trust him to be careful. <text:s/>I dont think I would be able to trust my nephew as he is only 18 and not very responsible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Yeah_comma_ 18 is an inherently irresponsible time_comma_ mine is 24 and getting married soon so that makes a lot of differ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Yes its amazing how much of <text:s/>a difference a few years can make in age. <text:s/>It seems that males take quite awile long to mature than females. <text:s text:c="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The culture that extends adolescence deep into their twenties doesn't help much ei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65_conv:8730</text:p>
          </table:table-cell>
          <table:table-cell table:style-name="ce2" office:value-type="string" calcext:value-type="string">
            <text:p>lonely</text:p>
          </table:table-cell>
          <table:table-cell table:style-name="ce4" office:value-type="string" calcext:value-type="string">
            <text:p>Just got into an argument with my long distance girlfriend because she felt I wasn't listening to her closely enough while we were on the phone. She hung up_comma_ mad. Truth is_comma_ I was trying to do some work while talking to her_comma_ but I was listening as best I could_comma_ too.</text:p>
          </table:table-cell>
          <table:table-cell table:style-name="ce2" office:value-type="float" office:value="273" calcext:value-type="float">
            <text:p>273</text:p>
          </table:table-cell>
          <table:table-cell table:style-name="ce4" office:value-type="string" calcext:value-type="string">
            <text:p>Just got into an argument with my long distance girlfriend because she felt I wasn't listening to her closely enough while we were on the phone. She hung up_comma_ mad. Truth is_comma_ I was trying to do some work while talking to her_comma_ but I was listening as best I could_comma_ to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 <text:s/>Its always tough in relationships but when you can't go see her or make her talk to you afterwards_comma_ I'm sure its extra hard. <text:s/>Did you call back and tell h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didn't. It's late at night and she's already tired. She had a hard day at work_comma_ and she was telling me about it. I wasn't offering detailed responses because they were about very specific things that I couldn't necessarily give a lot of insight to. So_comma_ I was just trying to be broadly supportive. She heard me clicking on something in the background_comma_ so she flipped and thought I wasn't paying attention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m sure once she calms down_comma_ she will look on it as not as big of a deal. <text:s/>If you have to work_comma_ you have to work. <text:s/>I hope you can work it out!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4_conv:20489</text:p>
          </table:table-cell>
          <table:table-cell table:style-name="ce2" office:value-type="string" calcext:value-type="string">
            <text:p>apprehensive</text:p>
          </table:table-cell>
          <table:table-cell table:style-name="ce4" office:value-type="string" calcext:value-type="string">
            <text:p>walking at night</text:p>
          </table:table-cell>
          <table:table-cell table:style-name="ce2" office:value-type="float" office:value="568" calcext:value-type="float">
            <text:p>568</text:p>
          </table:table-cell>
          <table:table-cell table:style-name="ce4" office:value-type="string" calcext:value-type="string">
            <text:p>it was 3am_comma_ i was walking at the utter night... i was scared out of my mind... anything could happen_comma_ my walking speed increased... and everything i was seeing suddenly became more and more sca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That sounds frightening. Did you get home saf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in the end yes.. but the journey was sure h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Why were you walking so late at n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4_conv:2429</text:p>
          </table:table-cell>
          <table:table-cell table:style-name="ce2" office:value-type="string" calcext:value-type="string">
            <text:p>guilty</text:p>
          </table:table-cell>
          <table:table-cell table:style-name="ce4" office:value-type="string" calcext:value-type="string">
            <text:p>I said that I was going to exercise more. I haven't done anything.</text:p>
          </table:table-cell>
          <table:table-cell table:style-name="ce2" office:value-type="float" office:value="27" calcext:value-type="float">
            <text:p>27</text:p>
          </table:table-cell>
          <table:table-cell table:style-name="ce4" office:value-type="string" calcext:value-type="string">
            <text:p>I promised myself I would exercise mor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s it going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errible. I have literally done no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a I've been that wa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bought an exercise bike and have used it once in 6 month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4_conv:4449</text:p>
          </table:table-cell>
          <table:table-cell table:style-name="ce2" office:value-type="string" calcext:value-type="string">
            <text:p>excited</text:p>
          </table:table-cell>
          <table:table-cell table:style-name="ce4" office:value-type="string" calcext:value-type="string">
            <text:p>I can't wait for the new Venom movie to come out! I'm a big fan of Tom Hardy!</text:p>
          </table:table-cell>
          <table:table-cell table:style-name="ce2" office:value-type="float" office:value="269" calcext:value-type="float">
            <text:p>269</text:p>
          </table:table-cell>
          <table:table-cell table:style-name="ce4" office:value-type="string" calcext:value-type="string">
            <text:p>I can't wait for the new Venom movie to come out! I'm a big fan of Tom Har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Never heard of it but you better believe i will be googl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t's gonna be so good. Evil spiderm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deff jumping on the internet now to read into it i do like spiderma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4_conv:9229</text:p>
          </table:table-cell>
          <table:table-cell table:style-name="ce2" office:value-type="string" calcext:value-type="string">
            <text:p>proud</text:p>
          </table:table-cell>
          <table:table-cell table:style-name="ce4" office:value-type="string" calcext:value-type="string">
            <text:p>After pushing my little brother through out the years in school he graduated with a 3.2 this May!</text:p>
          </table:table-cell>
          <table:table-cell table:style-name="ce2" office:value-type="float" office:value="417" calcext:value-type="float">
            <text:p>417</text:p>
          </table:table-cell>
          <table:table-cell table:style-name="ce4" office:value-type="string" calcext:value-type="string">
            <text:p>It was hard for my brother through out schoo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he really was motivated in highsool <text:s/>high scho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a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7" calcext:value-type="float">
            <text:p>417</text:p>
          </table:table-cell>
          <table:table-cell table:style-name="ce4" office:value-type="string" calcext:value-type="string">
            <text:p>yes but i kept pushing and pushing and he gradua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95_conv:17390</text:p>
          </table:table-cell>
          <table:table-cell table:style-name="ce2" office:value-type="string" calcext:value-type="string">
            <text:p>disgusted</text:p>
          </table:table-cell>
          <table:table-cell table:style-name="ce4" office:value-type="string" calcext:value-type="string">
            <text:p>I took a sip of milk at work and it was sour. I was really sickened by it.</text:p>
          </table:table-cell>
          <table:table-cell table:style-name="ce2" office:value-type="float" office:value="322" calcext:value-type="float">
            <text:p>322</text:p>
          </table:table-cell>
          <table:table-cell table:style-name="ce4" office:value-type="string" calcext:value-type="string">
            <text:p>I took a sip of milk at work and it was sou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uck. Maybe it was expired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pretty sure. <text:s/>I was really sickened by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hope you threw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76_conv:19153</text:p>
          </table:table-cell>
          <table:table-cell table:style-name="ce2" office:value-type="string" calcext:value-type="string">
            <text:p>caring</text:p>
          </table:table-cell>
          <table:table-cell table:style-name="ce4" office:value-type="string" calcext:value-type="string">
            <text:p>I look after puppies at the animal shelter on the weekend. They were abandoned and need a lot of love</text:p>
          </table:table-cell>
          <table:table-cell table:style-name="ce2" office:value-type="float" office:value="469" calcext:value-type="float">
            <text:p>469</text:p>
          </table:table-cell>
          <table:table-cell table:style-name="ce4" office:value-type="string" calcext:value-type="string">
            <text:p>I volunteer at the animal shelter to look after puppies on the weeken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ow_comma_ that's so caring and lovely! You must enjoy it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s_comma_ it's very rewarding. They really enjoy my company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ve never volunteered for an animal shelter but I would like to get into it once I have more time on my hands. I love anima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28_conv:2657</text:p>
          </table:table-cell>
          <table:table-cell table:style-name="ce2" office:value-type="string" calcext:value-type="string">
            <text:p>afraid</text:p>
          </table:table-cell>
          <table:table-cell table:style-name="ce4" office:value-type="string" calcext:value-type="string">
            <text:p>I was really scared once when I thought I would be homeless</text:p>
          </table:table-cell>
          <table:table-cell table:style-name="ce2" office:value-type="float" office:value="296" calcext:value-type="float">
            <text:p>296</text:p>
          </table:table-cell>
          <table:table-cell table:style-name="ce4" office:value-type="string" calcext:value-type="string">
            <text:p>I thought I would be homeless once and I was having a major panic attack. I was minutes from being homeles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 sucks. I've been nearly broke too several times but thank god for family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For sure. I did not have any family down there though. I begged and had enough to not be homeless. It was a mirac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hat happened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lived in a hotel. Had an abusive husband who would do things to make us homeless behind my back. I was able to get help from a friend- I eventually had enough miracles to get the heck out of there and away from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22_conv:15444</text:p>
          </table:table-cell>
          <table:table-cell table:style-name="ce2" office:value-type="string" calcext:value-type="string">
            <text:p>prepared</text:p>
          </table:table-cell>
          <table:table-cell table:style-name="ce4" office:value-type="string" calcext:value-type="string">
            <text:p>Had my first trekking expereince in the canyon last week. It payed off using all the things i learned during the scouts!</text:p>
          </table:table-cell>
          <table:table-cell table:style-name="ce2" office:value-type="float" office:value="70" calcext:value-type="float">
            <text:p>70</text:p>
          </table:table-cell>
          <table:table-cell table:style-name="ce4" office:value-type="string" calcext:value-type="string">
            <text:p>Had my first trekking expereince in the canyon last week. It payed off using all the things i learned during the scouts when i was sma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ice. Did you li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I did. the scenes were really rewarding. also felt good to have all the tools and skills necessar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88_conv:13577</text:p>
          </table:table-cell>
          <table:table-cell table:style-name="ce2" office:value-type="string" calcext:value-type="string">
            <text:p>furious</text:p>
          </table:table-cell>
          <table:table-cell table:style-name="ce4" office:value-type="string" calcext:value-type="string">
            <text:p>I am so angry at myself lately.</text:p>
          </table:table-cell>
          <table:table-cell table:style-name="ce2" office:value-type="float" office:value="75" calcext:value-type="float">
            <text:p>75</text:p>
          </table:table-cell>
          <table:table-cell table:style-name="ce4" office:value-type="string" calcext:value-type="string">
            <text:p>I am so angry at myself late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come you're so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was dating this wonderful woman and I ended up cheating on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is no good at all_comma_ how come you di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17_conv:20034</text:p>
          </table:table-cell>
          <table:table-cell table:style-name="ce2" office:value-type="string" calcext:value-type="string">
            <text:p>lonely</text:p>
          </table:table-cell>
          <table:table-cell table:style-name="ce4" office:value-type="string" calcext:value-type="string">
            <text:p>My husband went to abroad for a month. I'm badly missing him.</text:p>
          </table:table-cell>
          <table:table-cell table:style-name="ce2" office:value-type="float" office:value="43" calcext:value-type="float">
            <text:p>43</text:p>
          </table:table-cell>
          <table:table-cell table:style-name="ce4" office:value-type="string" calcext:value-type="string">
            <text:p>I badly miss my hubb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Why did he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He went to London for our business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Oh_comma_ for how long he will be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8_conv:256</text:p>
          </table:table-cell>
          <table:table-cell table:style-name="ce2" office:value-type="string" calcext:value-type="string">
            <text:p>proud</text:p>
          </table:table-cell>
          <table:table-cell table:style-name="ce4" office:value-type="string" calcext:value-type="string">
            <text:p>I got to a really high level in a video game.</text:p>
          </table:table-cell>
          <table:table-cell table:style-name="ce2" office:value-type="float" office:value="51" calcext:value-type="float">
            <text:p>51</text:p>
          </table:table-cell>
          <table:table-cell table:style-name="ce4" office:value-type="string" calcext:value-type="string">
            <text:p>I play some competitive video games and I think I'm pretty good at one of the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to play Madd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Do you play Madden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every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67_conv:21534</text:p>
          </table:table-cell>
          <table:table-cell table:style-name="ce2" office:value-type="string" calcext:value-type="string">
            <text:p>angry</text:p>
          </table:table-cell>
          <table:table-cell table:style-name="ce4" office:value-type="string" calcext:value-type="string">
            <text:p>I got into a fight with my wife lately and we were so mad with each other. </text:p>
          </table:table-cell>
          <table:table-cell table:style-name="ce2" office:value-type="float" office:value="77" calcext:value-type="float">
            <text:p>77</text:p>
          </table:table-cell>
          <table:table-cell table:style-name="ce4" office:value-type="string" calcext:value-type="string">
            <text:p>I got into a fight with my wife lately and we were so mad with each other.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At least you have a wife. Probably would if it weren't for fights over dumb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Well we don't ever really fight over dumb things. And we also fight rarely. we are over the worst fight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 hope you are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0_conv:441</text:p>
          </table:table-cell>
          <table:table-cell table:style-name="ce2" office:value-type="string" calcext:value-type="string">
            <text:p>surprised</text:p>
          </table:table-cell>
          <table:table-cell table:style-name="ce4" office:value-type="string" calcext:value-type="string">
            <text:p>I recently started talking to and lightly dating a woman. I really enjoy her company. I thought we would end up being together_comma_ but she recently moved and now treats me differently.</text:p>
          </table:table-cell>
          <table:table-cell table:style-name="ce2" office:value-type="float" office:value="64" calcext:value-type="float">
            <text:p>64</text:p>
          </table:table-cell>
          <table:table-cell table:style-name="ce4" office:value-type="string" calcext:value-type="string">
            <text:p>I recently found out that a person I very much intimately admired did not feel the same way for me. I was pretty surpris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 calcext:value-type="float">
            <text:p>79</text:p>
          </table:table-cell>
          <table:table-cell table:style-name="ce4" office:value-type="string" calcext:value-type="string">
            <text:p>I'm sorry to hear that! How did you find ou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She just started treating me differently all of a sudden. And now she is going to be moving away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 calcext:value-type="float">
            <text:p>79</text:p>
          </table:table-cell>
          <table:table-cell table:style-name="ce4" office:value-type="string" calcext:value-type="string">
            <text:p>That's a real bummer_comma_ but as they say_comma_ there are plenty of fish in the s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_conv:1421</text:p>
          </table:table-cell>
          <table:table-cell table:style-name="ce2" office:value-type="string" calcext:value-type="string">
            <text:p>proud</text:p>
          </table:table-cell>
          <table:table-cell table:style-name="ce4" office:value-type="string" calcext:value-type="string">
            <text:p>I am the best student in my class_comma_ no one competes with me</text:p>
          </table:table-cell>
          <table:table-cell table:style-name="ce2" office:value-type="float" office:value="183" calcext:value-type="float">
            <text:p>183</text:p>
          </table:table-cell>
          <table:table-cell table:style-name="ce4" office:value-type="string" calcext:value-type="string">
            <text:p>I passed all my papers_comma_ even my teachers were proud of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Wow that must feel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Very cool_comma_ I felt on top of the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that i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18_conv:19837</text:p>
          </table:table-cell>
          <table:table-cell table:style-name="ce2" office:value-type="string" calcext:value-type="string">
            <text:p>grateful</text:p>
          </table:table-cell>
          <table:table-cell table:style-name="ce4" office:value-type="string" calcext:value-type="string">
            <text:p>I'm so lucky that I have had a best friend for 20 years. </text:p>
          </table:table-cell>
          <table:table-cell table:style-name="ce2" office:value-type="float" office:value="292" calcext:value-type="float">
            <text:p>292</text:p>
          </table:table-cell>
          <table:table-cell table:style-name="ce4" office:value-type="string" calcext:value-type="string">
            <text:p>My best friend and I have been friends for over 20 years. I feel really lucky to have such a great 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so great! You guys have been able to stay close after so long! You must be very compatible with each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we really are_comma_ we live over 500 miles apart now yet still best friends_comma_ it's pretty co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mazing! I wish I had some friends like that in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7_conv:10914</text:p>
          </table:table-cell>
          <table:table-cell table:style-name="ce2" office:value-type="string" calcext:value-type="string">
            <text:p>jealous</text:p>
          </table:table-cell>
          <table:table-cell table:style-name="ce4" office:value-type="string" calcext:value-type="string">
            <text:p>im envious of my friends who are off work today</text:p>
          </table:table-cell>
          <table:table-cell table:style-name="ce2" office:value-type="float" office:value="44" calcext:value-type="float">
            <text:p>44</text:p>
          </table:table-cell>
          <table:table-cell table:style-name="ce4" office:value-type="string" calcext:value-type="string">
            <text:p>im envious of my friends who are off work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How did they get off work mid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just their normal schedu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be nice but not fun that you don't have the same days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10_conv:11021</text:p>
          </table:table-cell>
          <table:table-cell table:style-name="ce2" office:value-type="string" calcext:value-type="string">
            <text:p>annoyed</text:p>
          </table:table-cell>
          <table:table-cell table:style-name="ce4" office:value-type="string" calcext:value-type="string">
            <text:p>My daughter always waits until I am busy to talk to me about nothing</text:p>
          </table:table-cell>
          <table:table-cell table:style-name="ce2" office:value-type="float" office:value="262" calcext:value-type="float">
            <text:p>262</text:p>
          </table:table-cell>
          <table:table-cell table:style-name="ce4" office:value-type="string" calcext:value-type="string">
            <text:p>MY daughter never talks to me until I am bus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That sounds about right. How old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13. She never even says anything interesting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At 13 everything is interesting to her. She may just want atten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She could at least wait until Im not doing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91_conv:12183</text:p>
          </table:table-cell>
          <table:table-cell table:style-name="ce2" office:value-type="string" calcext:value-type="string">
            <text:p>impressed</text:p>
          </table:table-cell>
          <table:table-cell table:style-name="ce4" office:value-type="string" calcext:value-type="string">
            <text:p>booked a cheap hotel for my work trip and its surprisingly upscale and nice</text:p>
          </table:table-cell>
          <table:table-cell table:style-name="ce2" office:value-type="float" office:value="209" calcext:value-type="float">
            <text:p>209</text:p>
          </table:table-cell>
          <table:table-cell table:style-name="ce4" office:value-type="string" calcext:value-type="string">
            <text:p>I booked a cheap mystery hotel room on Hotels.com and was pretty happy to find out when I got in that it's a 4 star hote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nice to find good dea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gree_comma_ was pleasantly surprised at how nice it is! Really lu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81_conv:2763</text:p>
          </table:table-cell>
          <table:table-cell table:style-name="ce2" office:value-type="string" calcext:value-type="string">
            <text:p>excited</text:p>
          </table:table-cell>
          <table:table-cell table:style-name="ce4" office:value-type="string" calcext:value-type="string">
            <text:p>I am excited for the new super smash bros game coming out for the nintendo switch soon</text:p>
          </table:table-cell>
          <table:table-cell table:style-name="ce2" office:value-type="float" office:value="10" calcext:value-type="float">
            <text:p>10</text:p>
          </table:table-cell>
          <table:table-cell table:style-name="ce4" office:value-type="string" calcext:value-type="string">
            <text:p>I am excited for the new super smash bros game coming out for the nintendo switch soo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when is the release d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comes out in December I bele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just in time for the holidays_comma_ nintendo is sm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25_conv:2850</text:p>
          </table:table-cell>
          <table:table-cell table:style-name="ce2" office:value-type="string" calcext:value-type="string">
            <text:p>excited</text:p>
          </table:table-cell>
          <table:table-cell table:style-name="ce4" office:value-type="string" calcext:value-type="string">
            <text:p>I am so excited to get away for a bit</text:p>
          </table:table-cell>
          <table:table-cell table:style-name="ce2" office:value-type="float" office:value="267" calcext:value-type="float">
            <text:p>267</text:p>
          </table:table-cell>
          <table:table-cell table:style-name="ce4" office:value-type="string" calcext:value-type="string">
            <text:p>I am so excited to get away for a b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Getting away is definitely needed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sure is. <text:s/>I can't wait to bask in the sun and relax on the w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re you vacationing somewhere nearby or somewhere el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11_conv:23422</text:p>
          </table:table-cell>
          <table:table-cell table:style-name="ce2" office:value-type="string" calcext:value-type="string">
            <text:p>sentimental</text:p>
          </table:table-cell>
          <table:table-cell table:style-name="ce4" office:value-type="string" calcext:value-type="string">
            <text:p>One time I found a photo album that had pictures of my family when we were young. It brought back a lot of memories.</text:p>
          </table:table-cell>
          <table:table-cell table:style-name="ce2" office:value-type="float" office:value="630" calcext:value-type="float">
            <text:p>630</text:p>
          </table:table-cell>
          <table:table-cell table:style-name="ce4" office:value-type="string" calcext:value-type="string">
            <text:p>I found an old photo album at my grandma's house that had pictures of me when I w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cool_comma_ did it bring back some good memor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Yeah_comma_ it did. I really miss the 90s. Everything seemed a lot simpler in tho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love the 90's also_comma_ best decade in my opin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71_conv:8743</text:p>
          </table:table-cell>
          <table:table-cell table:style-name="ce2" office:value-type="string" calcext:value-type="string">
            <text:p>nostalgic</text:p>
          </table:table-cell>
          <table:table-cell table:style-name="ce4" office:value-type="string" calcext:value-type="string">
            <text:p>My youngest child started high school this year. It made me think back to when she was just started kindergarten_comma_ and how time flies!</text:p>
          </table:table-cell>
          <table:table-cell table:style-name="ce2" office:value-type="float" office:value="45" calcext:value-type="float">
            <text:p>45</text:p>
          </table:table-cell>
          <table:table-cell table:style-name="ce4" office:value-type="string" calcext:value-type="string">
            <text:p>My youngest child started high school this year. It really made me think back to her starting kindergarten_comma_ and how time really goes by. I can just see her learning to re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is so hard and so rewarding to see them grow u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t really is bittersweet. But_comma_ the older they get_comma_ the easier it is to think back to the younger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bet. <text:s/>I really want to hold on to mine forever_comma_ but I know that they need to grow up. <text:s/>I hope you are still able to make memories with yours even as they are getting ol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76_conv:18553</text:p>
          </table:table-cell>
          <table:table-cell table:style-name="ce2" office:value-type="string" calcext:value-type="string">
            <text:p>prepared</text:p>
          </table:table-cell>
          <table:table-cell table:style-name="ce4" office:value-type="string" calcext:value-type="string">
            <text:p>I've spent all day packing.. I think I'm ready for vacation!</text:p>
          </table:table-cell>
          <table:table-cell table:style-name="ce2" office:value-type="float" office:value="397" calcext:value-type="float">
            <text:p>397</text:p>
          </table:table-cell>
          <table:table-cell table:style-name="ce4" office:value-type="string" calcext:value-type="string">
            <text:p>I've spent all day packing.. I think I'm ready for vac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ay! where are you going? are you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re going to the beach down in FL...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wow_comma_ you are so lucky_comma_ I love the bea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03_conv:19007</text:p>
          </table:table-cell>
          <table:table-cell table:style-name="ce2" office:value-type="string" calcext:value-type="string">
            <text:p>terrified</text:p>
          </table:table-cell>
          <table:table-cell table:style-name="ce4" office:value-type="string" calcext:value-type="string">
            <text:p>I got home for lunch and found a bat outside on my front porch. <text:s text:c="3"/></text:p>
          </table:table-cell>
          <table:table-cell table:style-name="ce2" office:value-type="float" office:value="244" calcext:value-type="float">
            <text:p>244</text:p>
          </table:table-cell>
          <table:table-cell table:style-name="ce4" office:value-type="string" calcext:value-type="string">
            <text:p>I got home for lunch and found a bat outside on my front porch. It probably has rabies. Bats shouldn't be out during the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Doesn't rabies cause sensativity to light? Either way I would frea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can but_comma_ it also causes anmails to behave erratically... like bats wadering around in the middle of th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Oh yeah_comma_ gotcha. I really don't like animals that are small and move quick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Generally y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9_conv:899</text:p>
          </table:table-cell>
          <table:table-cell table:style-name="ce2" office:value-type="string" calcext:value-type="string">
            <text:p>lonely</text:p>
          </table:table-cell>
          <table:table-cell table:style-name="ce4" office:value-type="string" calcext:value-type="string">
            <text:p>Well_comma_ one time I went to watch a movie alone</text:p>
          </table:table-cell>
          <table:table-cell table:style-name="ce2" office:value-type="float" office:value="8" calcext:value-type="float">
            <text:p>8</text:p>
          </table:table-cell>
          <table:table-cell table:style-name="ce4" office:value-type="string" calcext:value-type="string">
            <text:p>This was several years back. I was single_comma_ but I also like watching The Notebook type of movie_comma_ so i thought it would be okay to go watch The Vow alone. Wrong! Horrible mistake. It was a tear jerker_comma_ and I had no one there to see it and be like awe. All those tears wasted for nothing! l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2" calcext:value-type="float">
            <text:p>162</text:p>
          </table:table-cell>
          <table:table-cell table:style-name="ce4" office:value-type="string" calcext:value-type="string">
            <text:p>Aww... sorry to hear that. I haven't personally seen the show. What hit you the m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Oh_comma_ it was a movie about a woman who lost her memory_comma_ and her husband had to get her to fall back in love with him. At the time_comma_ I was like I want that; however_comma_ now that I am in a relationship_comma_ I am like I don't know about this. I wish she would get amnesia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2" calcext:value-type="float">
            <text:p>162</text:p>
          </table:table-cell>
          <table:table-cell table:style-name="ce4" office:value-type="string" calcext:value-type="string">
            <text:p>Sounds like a touching but sad story. Love without two ways interaction is really hard. I can't imagine myself going through relationship like this hones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3_conv:5186</text:p>
          </table:table-cell>
          <table:table-cell table:style-name="ce2" office:value-type="string" calcext:value-type="string">
            <text:p>excited</text:p>
          </table:table-cell>
          <table:table-cell table:style-name="ce4" office:value-type="string" calcext:value-type="string">
            <text:p>I'm excited to plan a surprise party for my boyfriend</text:p>
          </table:table-cell>
          <table:table-cell table:style-name="ce2" office:value-type="float" office:value="247" calcext:value-type="float">
            <text:p>247</text:p>
          </table:table-cell>
          <table:table-cell table:style-name="ce4" office:value-type="string" calcext:value-type="string">
            <text:p>My boyfriend's birthday is coming up and I want to plan a surprise party for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Ooh_comma_ that's cool! What did you have in min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 think I'll get everyone to wait at a restaurant and I'll tell him we're going to dinner and all his friends will be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That's a good idea. What restaurant were you thinki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66_conv:5732</text:p>
          </table:table-cell>
          <table:table-cell table:style-name="ce2" office:value-type="string" calcext:value-type="string">
            <text:p>jealous</text:p>
          </table:table-cell>
          <table:table-cell table:style-name="ce4" office:value-type="string" calcext:value-type="string">
            <text:p>I am jealous of my friend who got better grades then me even if it was me help him study.</text:p>
          </table:table-cell>
          <table:table-cell table:style-name="ce2" office:value-type="float" office:value="7" calcext:value-type="float">
            <text:p>7</text:p>
          </table:table-cell>
          <table:table-cell table:style-name="ce4" office:value-type="string" calcext:value-type="string">
            <text:p>I am jealous of my friend who got better grades then me even if it was me help him stud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 is tough. <text:s/>Does he help you stud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 at all. I am the one helping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en why do you think he gets better grad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74_conv:11749</text:p>
          </table:table-cell>
          <table:table-cell table:style-name="ce2" office:value-type="string" calcext:value-type="string">
            <text:p>lonely</text:p>
          </table:table-cell>
          <table:table-cell table:style-name="ce4" office:value-type="string" calcext:value-type="string">
            <text:p>I wanted to go out with some friends to a party tomorrow night. But all of my friends will be out of town. So I'll have no one to spend any time with.</text:p>
          </table:table-cell>
          <table:table-cell table:style-name="ce2" office:value-type="float" office:value="217" calcext:value-type="float">
            <text:p>217</text:p>
          </table:table-cell>
          <table:table-cell table:style-name="ce4" office:value-type="string" calcext:value-type="string">
            <text:p>I've been sitting at home bored all week so I wanted to spend some time hanging out with friends tomorrow night. But apparently all of my friends are out of town. So I'll still be stuck home al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I hope you will find something interesting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have no idea what to do though. I think I've done every fun thing I can by myself already this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Probably_comma_ watching a new movie could be good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I do still want to see ""Jurassic World."" I haven't gotten the chance yet. Maybe I could meet someone new at the thea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00_conv:23201</text:p>
          </table:table-cell>
          <table:table-cell table:style-name="ce2" office:value-type="string" calcext:value-type="string">
            <text:p>devastated</text:p>
          </table:table-cell>
          <table:table-cell table:style-name="ce4" office:value-type="string" calcext:value-type="string">
            <text:p>I was heartbroken when my grandmother passed away</text:p>
          </table:table-cell>
          <table:table-cell table:style-name="ce2" office:value-type="float" office:value="10" calcext:value-type="float">
            <text:p>10</text:p>
          </table:table-cell>
          <table:table-cell table:style-name="ce4" office:value-type="string" calcext:value-type="string">
            <text:p>I was heartbroken when my grandmother passed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am sorry to hear of your grandmother's passing. My condolences to you and your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nk you_comma_ I appreciat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Death can be very hard on famil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23_conv:23247</text:p>
          </table:table-cell>
          <table:table-cell table:style-name="ce2" office:value-type="string" calcext:value-type="string">
            <text:p>content</text:p>
          </table:table-cell>
          <table:table-cell table:style-name="ce4" office:value-type="string" calcext:value-type="string">
            <text:p>Was able to negotiate the rent of my apartment back down to a better rate_comma_ after they had raised it for the new year. I was kind of worried I'd have to find a new place_comma_ but now I don't have to move anything and go through that annoying process.</text:p>
          </table:table-cell>
          <table:table-cell table:style-name="ce2" office:value-type="float" office:value="273" calcext:value-type="float">
            <text:p>273</text:p>
          </table:table-cell>
          <table:table-cell table:style-name="ce4" office:value-type="string" calcext:value-type="string">
            <text:p>Was able to negotiate the rent of my apartment back down to a better rate_comma_ after they had raised it for the new year. I was kind of worried I'd have to find a new place_comma_ but now I don't have to move anything and go through that annoying proces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very lucky of you_comma_ what do you plan on doing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t much. I plan on being able to relax now and not have to worry about finding a place and moving before school starts. I was really worried about it_comma_ since it was coming down to the wire. I can barely make the rent payments_comma_ but at least I won't have to pay for moving costs and all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f you did have to move_comma_ might I suggest Boston as an alterna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80_conv:13361</text:p>
          </table:table-cell>
          <table:table-cell table:style-name="ce2" office:value-type="string" calcext:value-type="string">
            <text:p>anxious</text:p>
          </table:table-cell>
          <table:table-cell table:style-name="ce4" office:value-type="string" calcext:value-type="string">
            <text:p>I am about to leave on a long trip. I hope I have everything I need. Im worried I forget something.</text:p>
          </table:table-cell>
          <table:table-cell table:style-name="ce2" office:value-type="float" office:value="297" calcext:value-type="float">
            <text:p>297</text:p>
          </table:table-cell>
          <table:table-cell table:style-name="ce4" office:value-type="string" calcext:value-type="string">
            <text:p>I am getting really nervous about my upcoming trip. I am going away for six month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wow thats quite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 is. I feel like I am not well prepared though. I am just ready to le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dang ive never really been in that situation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08_conv:14216</text:p>
          </table:table-cell>
          <table:table-cell table:style-name="ce2" office:value-type="string" calcext:value-type="string">
            <text:p>angry</text:p>
          </table:table-cell>
          <table:table-cell table:style-name="ce4" office:value-type="string" calcext:value-type="string">
            <text:p>I am so mad that my boss made me work Saturday.</text:p>
          </table:table-cell>
          <table:table-cell table:style-name="ce2" office:value-type="float" office:value="4" calcext:value-type="float">
            <text:p>4</text:p>
          </table:table-cell>
          <table:table-cell table:style-name="ce4" office:value-type="string" calcext:value-type="string">
            <text:p>I am so mad that my boss made me work Satu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hat sucks! <text:s/>Why did he/she make you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Cause he is mean and doesn't care about anyone expect him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ve worked for bosses like that in the past. <text:s/>At least you get over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3_conv:20467</text:p>
          </table:table-cell>
          <table:table-cell table:style-name="ce2" office:value-type="string" calcext:value-type="string">
            <text:p>apprehensive</text:p>
          </table:table-cell>
          <table:table-cell table:style-name="ce4" office:value-type="string" calcext:value-type="string">
            <text:p><text:s/>I hadn't been to the dentist in years but one day I made an appointment. One of my teeth had been bothering me a lot</text:p>
          </table:table-cell>
          <table:table-cell table:style-name="ce2" office:value-type="float" office:value="630" calcext:value-type="float">
            <text:p>630</text:p>
          </table:table-cell>
          <table:table-cell table:style-name="ce4" office:value-type="string" calcext:value-type="string">
            <text:p>I had to schedule an appointment with the dentist after not visiting one in five year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0" calcext:value-type="float">
            <text:p>690</text:p>
          </table:table-cell>
          <table:table-cell table:style-name="ce4" office:value-type="string" calcext:value-type="string">
            <text:p>That is crazy. Did you not have insurance for all these years you missed the dentist appointm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do not have insurance. I went anyway because I had a problem with one too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0" calcext:value-type="float">
            <text:p>690</text:p>
          </table:table-cell>
          <table:table-cell table:style-name="ce4" office:value-type="string" calcext:value-type="string">
            <text:p>I hope the problem was not deep in the enamel of the tooth since that requires a lot of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8_conv:2276</text:p>
          </table:table-cell>
          <table:table-cell table:style-name="ce2" office:value-type="string" calcext:value-type="string">
            <text:p>grateful</text:p>
          </table:table-cell>
          <table:table-cell table:style-name="ce4" office:value-type="string" calcext:value-type="string">
            <text:p>I feel like these days my life keeps just getting better and better. <text:s/>I'm a beginning entrepreneur and for the first time paid my full rent with 100% self-employment cash.</text:p>
          </table:table-cell>
          <table:table-cell table:style-name="ce2" office:value-type="float" office:value="119" calcext:value-type="float">
            <text:p>119</text:p>
          </table:table-cell>
          <table:table-cell table:style-name="ce4" office:value-type="string" calcext:value-type="string">
            <text:p>My life is pretty awesome. <text:s/>I'm new to the entrepreneur life and just paid my full rent with 100% self-employed prof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ll that sounds just wonderful! What kind of entrepreneur a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m a freelance musician_comma_ copywriter_comma_ voiceover actor and another I can't mentio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You've sparked my curiosity on the last one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5_conv:16371</text:p>
          </table:table-cell>
          <table:table-cell table:style-name="ce2" office:value-type="string" calcext:value-type="string">
            <text:p>excited</text:p>
          </table:table-cell>
          <table:table-cell table:style-name="ce4" office:value-type="string" calcext:value-type="string">
            <text:p>I cant wait for my trip next week!</text:p>
          </table:table-cell>
          <table:table-cell table:style-name="ce2" office:value-type="float" office:value="238" calcext:value-type="float">
            <text:p>238</text:p>
          </table:table-cell>
          <table:table-cell table:style-name="ce4" office:value-type="string" calcext:value-type="string">
            <text:p>I cant wait for my trip next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here is your trip at? why are you so ex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ts las vegas. i love being around all the excitement one mine and all the depression the nex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ow i have always wanted to go to las vegas_comma_ good luck and dont gamble all your money ha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7_conv:12494</text:p>
          </table:table-cell>
          <table:table-cell table:style-name="ce2" office:value-type="string" calcext:value-type="string">
            <text:p>anxious</text:p>
          </table:table-cell>
          <table:table-cell table:style-name="ce4" office:value-type="string" calcext:value-type="string">
            <text:p>My thermostat is out of control. Feels like winter here.</text:p>
          </table:table-cell>
          <table:table-cell table:style-name="ce2" office:value-type="float" office:value="1" calcext:value-type="float">
            <text:p>1</text:p>
          </table:table-cell>
          <table:table-cell table:style-name="ce4" office:value-type="string" calcext:value-type="string">
            <text:p>My thermostat is out of control. Feels like winter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ime to grab a blanket. You mean that it's inaccur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thing is wrong with it. I would have to turn it off_comma_ but then we'd be burning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Sounds like you are stuck between a rock and a hard place! I hope you get it sorted out swif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03_conv:5607</text:p>
          </table:table-cell>
          <table:table-cell table:style-name="ce2" office:value-type="string" calcext:value-type="string">
            <text:p>anticipating</text:p>
          </table:table-cell>
          <table:table-cell table:style-name="ce4" office:value-type="string" calcext:value-type="string">
            <text:p>I am waiting to receive my final grade for a summer college class that I just finished. I took the final exam yesterday_comma_ and I am not sure what score I will receive.</text:p>
          </table:table-cell>
          <table:table-cell table:style-name="ce2" office:value-type="float" office:value="320" calcext:value-type="float">
            <text:p>320</text:p>
          </table:table-cell>
          <table:table-cell table:style-name="ce4" office:value-type="string" calcext:value-type="string">
            <text:p>I am waiting to receive my final grade for a summer college class that I just finished. I took the final exam yesterday_comma_ and I am not sure what score I will recei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remember how that felt! I always hated having to wait for grad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have_comma_ too. I actually took two classes this summer. I took an online final exam about an hour ago_comma_ and I scored the grade that I was needing. The grade I am concerned about is a Strategic Management course that I also was taking. The professor was a bit of a stickler when it came to gra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wesome! Strategic Management sounds difficult by itself_comma_ I hope you get the grade you ne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0_conv:11860</text:p>
          </table:table-cell>
          <table:table-cell table:style-name="ce2" office:value-type="string" calcext:value-type="string">
            <text:p>disappointed</text:p>
          </table:table-cell>
          <table:table-cell table:style-name="ce4" office:value-type="string" calcext:value-type="string">
            <text:p>I was recently talking to a loan officer about getting pre-approved to buy a home. <text:s/>I was hoping this person would be great_comma_ as my realtor highly recommended them. <text:s/>I was disappointed that the meeting didn't go well. </text:p>
          </table:table-cell>
          <table:table-cell table:style-name="ce2" office:value-type="float" office:value="468" calcext:value-type="float">
            <text:p>468</text:p>
          </table:table-cell>
          <table:table-cell table:style-name="ce4" office:value-type="string" calcext:value-type="string">
            <text:p>I'm hoping to buy a home this fall. <text:s/>I recently met with a loan officer about a mortgage. <text:s/>He was very highly recommended by my realtor_comma_ so I thought the meeting would go well. <text:s/>I was really disappointed when I didn't like the guy and he wasn't helpful at a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my yeah I would have been pretty irrita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Yes_comma_ it was a real bummer. <text:s/>Now I have to search around for someone else to help me get a mortgage. <text:s/>It's a drag when personal recommendations don't wor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s it stinks when things just dont work out_comma_ but keep your head up_comma_ Im sure you will find someone you like that will be a big help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69_conv:15739</text:p>
          </table:table-cell>
          <table:table-cell table:style-name="ce2" office:value-type="string" calcext:value-type="string">
            <text:p>impressed</text:p>
          </table:table-cell>
          <table:table-cell table:style-name="ce4" office:value-type="string" calcext:value-type="string">
            <text:p>I was watching a NFL preseason game the other day. I was so impressed at the athleticism of the players. They must train hard</text:p>
          </table:table-cell>
          <table:table-cell table:style-name="ce2" office:value-type="float" office:value="139" calcext:value-type="float">
            <text:p>139</text:p>
          </table:table-cell>
          <table:table-cell table:style-name="ce4" office:value-type="string" calcext:value-type="string">
            <text:p><text:s/>I was watching a preseason football game the other night. I was impressed at how athletic the players ar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_comma_ What team was you watc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was the Tampa Bay Bucs. They must train real hard. I will have to watch the regular season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Personally I am a fan of the Falc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04_conv:22609</text:p>
          </table:table-cell>
          <table:table-cell table:style-name="ce2" office:value-type="string" calcext:value-type="string">
            <text:p>confident</text:p>
          </table:table-cell>
          <table:table-cell table:style-name="ce4" office:value-type="string" calcext:value-type="string">
            <text:p>The other day I landed my first ollie on a skateboard in 14 years. It felt great.</text:p>
          </table:table-cell>
          <table:table-cell table:style-name="ce2" office:value-type="float" office:value="231" calcext:value-type="float">
            <text:p>231</text:p>
          </table:table-cell>
          <table:table-cell table:style-name="ce4" office:value-type="string" calcext:value-type="string">
            <text:p>I landed an ollie on my skateboard for the first time in 14 years yester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holy moly thats great i cant ever walk norm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Yeah it took a lot of pract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oh i b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80_conv:22961</text:p>
          </table:table-cell>
          <table:table-cell table:style-name="ce2" office:value-type="string" calcext:value-type="string">
            <text:p>anxious</text:p>
          </table:table-cell>
          <table:table-cell table:style-name="ce4" office:value-type="string" calcext:value-type="string">
            <text:p>waiting on a call</text:p>
          </table:table-cell>
          <table:table-cell table:style-name="ce2" office:value-type="float" office:value="818" calcext:value-type="float">
            <text:p>818</text:p>
          </table:table-cell>
          <table:table-cell table:style-name="ce4" office:value-type="string" calcext:value-type="string">
            <text:p>i need to hear from a friend hes been i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That's an unfortunate situation. What's the diagnos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not sure when he shakes his leg it hur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I see. He should probably get that checked out by a doctor. It's best to check out these things I thi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_conv:1775</text:p>
          </table:table-cell>
          <table:table-cell table:style-name="ce2" office:value-type="string" calcext:value-type="string">
            <text:p>jealous</text:p>
          </table:table-cell>
          <table:table-cell table:style-name="ce4" office:value-type="string" calcext:value-type="string">
            <text:p>I felt really left out when my friends went to a theme park without me. It really bothers me that they didn't even tell me they were going. I really wish I could have gone</text:p>
          </table:table-cell>
          <table:table-cell table:style-name="ce2" office:value-type="float" office:value="251" calcext:value-type="float">
            <text:p>251</text:p>
          </table:table-cell>
          <table:table-cell table:style-name="ce4" office:value-type="string" calcext:value-type="string">
            <text:p>My friends left me to go to the theme park. I feel really left out.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ou still consider them your friends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1" calcext:value-type="float">
            <text:p>251</text:p>
          </table:table-cell>
          <table:table-cell table:style-name="ce4" office:value-type="string" calcext:value-type="string">
            <text:p>I've been friends with them for a long time_comma_ but I don't know they never even tol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t's messed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42_conv:20485</text:p>
          </table:table-cell>
          <table:table-cell table:style-name="ce2" office:value-type="string" calcext:value-type="string">
            <text:p>anticipating</text:p>
          </table:table-cell>
          <table:table-cell table:style-name="ce4" office:value-type="string" calcext:value-type="string">
            <text:p>I was on the edge of my seat watching the local election results. I was hoping my candidate would win.</text:p>
          </table:table-cell>
          <table:table-cell table:style-name="ce2" office:value-type="float" office:value="548" calcext:value-type="float">
            <text:p>548</text:p>
          </table:table-cell>
          <table:table-cell table:style-name="ce4" office:value-type="string" calcext:value-type="string">
            <text:p>I was on the edge of my seat watching the local election results. I was hoping my candidate would w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here you disappoin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No I was quite happy with the results. But the waiting for the results was so nerve wra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I remember the same thing. And the joy that followed for the next moth was pure bli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_conv:1151</text:p>
          </table:table-cell>
          <table:table-cell table:style-name="ce2" office:value-type="string" calcext:value-type="string">
            <text:p>afraid</text:p>
          </table:table-cell>
          <table:table-cell table:style-name="ce4" office:value-type="string" calcext:value-type="string">
            <text:p>Someone tried to break into my house. I had to take my kids into our bedroom and call 911 while my husband stood at the door with some pepper spray and a knife. </text:p>
          </table:table-cell>
          <table:table-cell table:style-name="ce2" office:value-type="float" office:value="152" calcext:value-type="float">
            <text:p>152</text:p>
          </table:table-cell>
          <table:table-cell table:style-name="ce4" office:value-type="string" calcext:value-type="string">
            <text:p>Someone was trying to break into my door one night. I had to sit with my kids in their bedroom_comma_ calling 911 while my husband guarded the door with a knife and pepper spr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What?that is so scary/ What happened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ll_comma_ the police showed up but the guy fled. Our door was all scratched up and looked like he had been kicking it too. It makes me anxious thinking whoever it is could be anywhere in our small t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Sorry about that_comma_you might think of moving to somewhere more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0_conv:8801</text:p>
          </table:table-cell>
          <table:table-cell table:style-name="ce2" office:value-type="string" calcext:value-type="string">
            <text:p>caring</text:p>
          </table:table-cell>
          <table:table-cell table:style-name="ce4" office:value-type="string" calcext:value-type="string">
            <text:p>i saw a kid crying at the store that he wanted something_comma_ so i got it for him</text:p>
          </table:table-cell>
          <table:table-cell table:style-name="ce2" office:value-type="float" office:value="514" calcext:value-type="float">
            <text:p>514</text:p>
          </table:table-cell>
          <table:table-cell table:style-name="ce4" office:value-type="string" calcext:value-type="string">
            <text:p>i saw a sad kid at the store and bought him a candy to cheer him u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w_comma_ that's so sweet of you. Did it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 it did...made his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nice. The world needs more people lik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50_conv:19101</text:p>
          </table:table-cell>
          <table:table-cell table:style-name="ce2" office:value-type="string" calcext:value-type="string">
            <text:p>nostalgic</text:p>
          </table:table-cell>
          <table:table-cell table:style-name="ce4" office:value-type="string" calcext:value-type="string">
            <text:p>I bought my kids a slap bracelet the other day_comma_ and it reminded me of buying them for myself when I was a kid.</text:p>
          </table:table-cell>
          <table:table-cell table:style-name="ce2" office:value-type="float" office:value="294" calcext:value-type="float">
            <text:p>294</text:p>
          </table:table-cell>
          <table:table-cell table:style-name="ce4" office:value-type="string" calcext:value-type="string">
            <text:p>I bought my kids a slap bracelet the other day_comma_ and it reminded me of buying them for myself when I was a ki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6" calcext:value-type="float">
            <text:p>656</text:p>
          </table:table-cell>
          <table:table-cell table:style-name="ce4" office:value-type="string" calcext:value-type="string">
            <text:p>I remember those. The light up ones were the cool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know. <text:s/>They were so much fun! <text:s/>I couldn't believe it when I saw that they were coming back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6" calcext:value-type="float">
            <text:p>656</text:p>
          </table:table-cell>
          <table:table-cell table:style-name="ce4" office:value-type="string" calcext:value-type="string">
            <text:p>Thank goodness! A pleasant change from fidget spinners and fortni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Hahahahaha_comma_ serious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1_conv:9923</text:p>
          </table:table-cell>
          <table:table-cell table:style-name="ce2" office:value-type="string" calcext:value-type="string">
            <text:p>angry</text:p>
          </table:table-cell>
          <table:table-cell table:style-name="ce4" office:value-type="string" calcext:value-type="string">
            <text:p>I am so angry that my brother didnt come to my party</text:p>
          </table:table-cell>
          <table:table-cell table:style-name="ce2" office:value-type="float" office:value="317" calcext:value-type="float">
            <text:p>317</text:p>
          </table:table-cell>
          <table:table-cell table:style-name="ce4" office:value-type="string" calcext:value-type="string">
            <text:p>I am so angry that my brother didnt come to my part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ow! I would be very angry as well! Unless it was some kind of emergency or extenuating circumst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 am not sure. I just don't know why he didn't s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He didn't even call to let you know whats going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83_conv:8166</text:p>
          </table:table-cell>
          <table:table-cell table:style-name="ce2" office:value-type="string" calcext:value-type="string">
            <text:p>guilty</text:p>
          </table:table-cell>
          <table:table-cell table:style-name="ce4" office:value-type="string" calcext:value-type="string">
            <text:p>I got locked out of my house today because I forgot my key. I called my parents and they were mad at me.</text:p>
          </table:table-cell>
          <table:table-cell table:style-name="ce2" office:value-type="float" office:value="182" calcext:value-type="float">
            <text:p>182</text:p>
          </table:table-cell>
          <table:table-cell table:style-name="ce4" office:value-type="string" calcext:value-type="string">
            <text:p>I got locked out of my house today because I forgot my key. I called my parents and they were mad a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happens. Maybe you should hide one somewhere in case you get locked out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Yea I was lucky enough to be able to go to my friends house_comma_ but I still have stuff to do a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had to call my landlord once to get back in my place. I know how it fee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28_conv:22657</text:p>
          </table:table-cell>
          <table:table-cell table:style-name="ce2" office:value-type="string" calcext:value-type="string">
            <text:p>hopeful</text:p>
          </table:table-cell>
          <table:table-cell table:style-name="ce4" office:value-type="string" calcext:value-type="string">
            <text:p>I got a call about job with a good company that is in my line of work.</text:p>
          </table:table-cell>
          <table:table-cell table:style-name="ce2" office:value-type="float" office:value="804" calcext:value-type="float">
            <text:p>804</text:p>
          </table:table-cell>
          <table:table-cell table:style-name="ce4" office:value-type="string" calcext:value-type="string">
            <text:p>I got a call about job with a good company that is in my line of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That's excellent! Is it a done deal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No_comma_ but I have the necessary experience_comma_ and I'm optimistic that it will work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Cool! Good luck and think positi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29_conv:17859</text:p>
          </table:table-cell>
          <table:table-cell table:style-name="ce2" office:value-type="string" calcext:value-type="string">
            <text:p>apprehensive</text:p>
          </table:table-cell>
          <table:table-cell table:style-name="ce4" office:value-type="string" calcext:value-type="string">
            <text:p>I just started a new job and I noticed a lot of the people gossip about each other. I'm not sure how long I can keep working here. </text:p>
          </table:table-cell>
          <table:table-cell table:style-name="ce2" office:value-type="float" office:value="226" calcext:value-type="float">
            <text:p>226</text:p>
          </table:table-cell>
          <table:table-cell table:style-name="ce4" office:value-type="string" calcext:value-type="string">
            <text:p>I just started a new job and I noticed a lot of the people gossip about each other. I'm not sure how long I can keep working he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ou dont like to gossip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not really. But especially at work. It makes things uncomforta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understadn that_comma_ Others business is a very sensitive subje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57_conv:19114</text:p>
          </table:table-cell>
          <table:table-cell table:style-name="ce2" office:value-type="string" calcext:value-type="string">
            <text:p>impressed</text:p>
          </table:table-cell>
          <table:table-cell table:style-name="ce4" office:value-type="string" calcext:value-type="string">
            <text:p>I saw someone riding a unicycle the other day_comma_ it seems really hard.</text:p>
          </table:table-cell>
          <table:table-cell table:style-name="ce2" office:value-type="float" office:value="100" calcext:value-type="float">
            <text:p>100</text:p>
          </table:table-cell>
          <table:table-cell table:style-name="ce4" office:value-type="string" calcext:value-type="string">
            <text:p>I saw someone riding a unicycle the other day_comma_ it seems really difficul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t is to me. I dont know how people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 know right_comma_ I actually can't even ride a bicycle let alone a unicyc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hahaha_comma_ same! If I took time though I could probably learn how t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9_conv:2058</text:p>
          </table:table-cell>
          <table:table-cell table:style-name="ce2" office:value-type="string" calcext:value-type="string">
            <text:p>hopeful</text:p>
          </table:table-cell>
          <table:table-cell table:style-name="ce4" office:value-type="string" calcext:value-type="string">
            <text:p>I've written a competitive exam last week. The result will be announced tomorrow. I hope to get a good rank in it.</text:p>
          </table:table-cell>
          <table:table-cell table:style-name="ce2" office:value-type="float" office:value="43" calcext:value-type="float">
            <text:p>43</text:p>
          </table:table-cell>
          <table:table-cell table:style-name="ce4" office:value-type="string" calcext:value-type="string">
            <text:p>Tomorrow the results will be announced. Awaiting eager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e results for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competitive exam and the last level. one step to go to get a government job.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ell_comma_ best of luck_comma_ I am sure you did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Thank you so mu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29_conv:15059</text:p>
          </table:table-cell>
          <table:table-cell table:style-name="ce2" office:value-type="string" calcext:value-type="string">
            <text:p>trusting</text:p>
          </table:table-cell>
          <table:table-cell table:style-name="ce4" office:value-type="string" calcext:value-type="string">
            <text:p>i trust my brother with my life</text:p>
          </table:table-cell>
          <table:table-cell table:style-name="ce2" office:value-type="float" office:value="321" calcext:value-type="float">
            <text:p>321</text:p>
          </table:table-cell>
          <table:table-cell table:style-name="ce4" office:value-type="string" calcext:value-type="string">
            <text:p>i love all my brothers and i trust them with my life _comma_ we are always there for each other im 1 out 5 brothers and 2 sisters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 lot of sibl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a very large family my dads has a lot of brothers too and my mom as well .... too many dang cousin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a lot of cousin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84_conv:19968</text:p>
          </table:table-cell>
          <table:table-cell table:style-name="ce2" office:value-type="string" calcext:value-type="string">
            <text:p>annoyed</text:p>
          </table:table-cell>
          <table:table-cell table:style-name="ce4" office:value-type="string" calcext:value-type="string">
            <text:p>I was studying at the library and the lady was smacking her gum across the table from me.</text:p>
          </table:table-cell>
          <table:table-cell table:style-name="ce2" office:value-type="float" office:value="567" calcext:value-type="float">
            <text:p>567</text:p>
          </table:table-cell>
          <table:table-cell table:style-name="ce4" office:value-type="string" calcext:value-type="string">
            <text:p>I was at the library today and was trying to study_comma_ but this lady across the table was smacking her gum very loud.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Did you ask her to stop it or did you have to move away from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ll the library is very small so limited seats so I had to sit there and listen to it. I was so fruster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was very rude of her to do that_comma_ some people just have no mann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ah I agree. I could understand if it was not so quiet and an open place. I can still hear it in my ea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51_conv:19903</text:p>
          </table:table-cell>
          <table:table-cell table:style-name="ce2" office:value-type="string" calcext:value-type="string">
            <text:p>sad</text:p>
          </table:table-cell>
          <table:table-cell table:style-name="ce4" office:value-type="string" calcext:value-type="string">
            <text:p>The doctor said my grandfather needs hospice today. Sad day for my family</text:p>
          </table:table-cell>
          <table:table-cell table:style-name="ce2" office:value-type="float" office:value="27" calcext:value-type="float">
            <text:p>27</text:p>
          </table:table-cell>
          <table:table-cell table:style-name="ce4" office:value-type="string" calcext:value-type="string">
            <text:p>The doctor recommended hospice for my grandad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 sad. What do you think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want him to go but he is really 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t might be best to send him then. On the bright side_comma_ you will still be able to visit him and I am sure he'll be taken care of very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38_conv:22077</text:p>
          </table:table-cell>
          <table:table-cell table:style-name="ce2" office:value-type="string" calcext:value-type="string">
            <text:p>anticipating</text:p>
          </table:table-cell>
          <table:table-cell table:style-name="ce4" office:value-type="string" calcext:value-type="string">
            <text:p>i am waiting for my sister to come into town_comma_ havent seen her in 6 months. </text:p>
          </table:table-cell>
          <table:table-cell table:style-name="ce2" office:value-type="float" office:value="743" calcext:value-type="float">
            <text:p>743</text:p>
          </table:table-cell>
          <table:table-cell table:style-name="ce4" office:value-type="string" calcext:value-type="string">
            <text:p>i am waiting for my sister to arrive into town.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Ooh_comma_ sounds nice_comma_ Always good to see the sibl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we are going to have so much fun_comma_ i feel like a kid again when shes in t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Hah_comma_ i hope you two have some fun. My sisters visited me a few weeks ago and we had som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p and we can eat all day_comma_ and not count calori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86_conv:10373</text:p>
          </table:table-cell>
          <table:table-cell table:style-name="ce2" office:value-type="string" calcext:value-type="string">
            <text:p>devastated</text:p>
          </table:table-cell>
          <table:table-cell table:style-name="ce4" office:value-type="string" calcext:value-type="string">
            <text:p>I was pretty sad when my grand dad died. It was not expected</text:p>
          </table:table-cell>
          <table:table-cell table:style-name="ce2" office:value-type="float" office:value="126" calcext:value-type="float">
            <text:p>126</text:p>
          </table:table-cell>
          <table:table-cell table:style-name="ce4" office:value-type="string" calcext:value-type="string">
            <text:p>I was sad when my grand dad died. It was rando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I'm so very sorry! I know it's very hard to lose a loved one_comma_ I lost my sister_comma_ father_comma_ and both sets of grand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always t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even though it's part of life_comma_ it doesn't make it any better when it happens. I hope it starts to get better for you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97_conv:7794</text:p>
          </table:table-cell>
          <table:table-cell table:style-name="ce2" office:value-type="string" calcext:value-type="string">
            <text:p>faithful</text:p>
          </table:table-cell>
          <table:table-cell table:style-name="ce4" office:value-type="string" calcext:value-type="string">
            <text:p>A girl hit on me at an event_comma_ but I've got a girlfriend. Not interested.</text:p>
          </table:table-cell>
          <table:table-cell table:style-name="ce2" office:value-type="float" office:value="1" calcext:value-type="float">
            <text:p>1</text:p>
          </table:table-cell>
          <table:table-cell table:style-name="ce4" office:value-type="string" calcext:value-type="string">
            <text:p>A girl hit on me at an event_comma_ but I've got a girlfriend. Not interes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right_comma_ <text:s/>You have to stay faithful to the one you l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 don't understand people who stray when you've already got a good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Exactly_comma_ <text:s/>People just want what they cant have. <text:s/>such a bad human tra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0_conv:1980</text:p>
          </table:table-cell>
          <table:table-cell table:style-name="ce2" office:value-type="string" calcext:value-type="string">
            <text:p>disappointed</text:p>
          </table:table-cell>
          <table:table-cell table:style-name="ce4" office:value-type="string" calcext:value-type="string">
            <text:p>my friend did something bad to me </text:p>
          </table:table-cell>
          <table:table-cell table:style-name="ce2" office:value-type="float" office:value="11" calcext:value-type="float">
            <text:p>11</text:p>
          </table:table-cell>
          <table:table-cell table:style-name="ce4" office:value-type="string" calcext:value-type="string">
            <text:p>I am not in the best mood today. I wish it turned out differentl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sounds terrible. Sorry to hear that. What exactly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My friend did something behind my back against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the worst_comma_ when you personally know someone that treated you badly. I hope things turn out better for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59_conv:3519</text:p>
          </table:table-cell>
          <table:table-cell table:style-name="ce2" office:value-type="string" calcext:value-type="string">
            <text:p>angry</text:p>
          </table:table-cell>
          <table:table-cell table:style-name="ce4" office:value-type="string" calcext:value-type="string">
            <text:p>My sister always borrows money and never pays it back on time.</text:p>
          </table:table-cell>
          <table:table-cell table:style-name="ce2" office:value-type="float" office:value="262" calcext:value-type="float">
            <text:p>262</text:p>
          </table:table-cell>
          <table:table-cell table:style-name="ce4" office:value-type="string" calcext:value-type="string">
            <text:p>My sister always owes <text:s/>me mone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Does she? Do you want me to break her kneecaps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lease do. She never pays me back on time. I hat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Me too. It's not fair. Just message me her address and $1000 and I'll do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elete these messag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65_conv:11730</text:p>
          </table:table-cell>
          <table:table-cell table:style-name="ce2" office:value-type="string" calcext:value-type="string">
            <text:p>prepared</text:p>
          </table:table-cell>
          <table:table-cell table:style-name="ce4" office:value-type="string" calcext:value-type="string">
            <text:p>I had to take a very important test last week. I spent so much time studying for it that I knew for sure I was going to ace it!</text:p>
          </table:table-cell>
          <table:table-cell table:style-name="ce2" office:value-type="float" office:value="217" calcext:value-type="float">
            <text:p>217</text:p>
          </table:table-cell>
          <table:table-cell table:style-name="ce4" office:value-type="string" calcext:value-type="string">
            <text:p>I had an important test to take last week for my certification. I spent so much time studying that I was absolutely sure I was going to ac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no_comma_ did it not turn out the way you plan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Lol no actually I did do great on it. I was really proud of mysel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awesome! Hard work always pays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8_conv:15277</text:p>
          </table:table-cell>
          <table:table-cell table:style-name="ce2" office:value-type="string" calcext:value-type="string">
            <text:p>nostalgic</text:p>
          </table:table-cell>
          <table:table-cell table:style-name="ce4" office:value-type="string" calcext:value-type="string">
            <text:p>I remember when money used to be worth something. <text:s/>Those times are missed.</text:p>
          </table:table-cell>
          <table:table-cell table:style-name="ce2" office:value-type="float" office:value="322" calcext:value-type="float">
            <text:p>322</text:p>
          </table:table-cell>
          <table:table-cell table:style-name="ce4" office:value-type="string" calcext:value-type="string">
            <text:p>I remember when money used to be worth someth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 is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ose times are certainly mi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I missed those day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1_conv:12863</text:p>
          </table:table-cell>
          <table:table-cell table:style-name="ce2" office:value-type="string" calcext:value-type="string">
            <text:p>hopeful</text:p>
          </table:table-cell>
          <table:table-cell table:style-name="ce4" office:value-type="string" calcext:value-type="string">
            <text:p>hopeful: I know things will work out in God's perfect timing</text:p>
          </table:table-cell>
          <table:table-cell table:style-name="ce2" office:value-type="float" office:value="188" calcext:value-type="float">
            <text:p>188</text:p>
          </table:table-cell>
          <table:table-cell table:style-name="ce4" office:value-type="string" calcext:value-type="string">
            <text:p>I know things will work out in God's perfect tim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I agree_comma_ are you hoping for something in particul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Yes I am. For everything we want for the baby to be gifted to u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hat's a good hope. Good luck with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92_conv:11785</text:p>
          </table:table-cell>
          <table:table-cell table:style-name="ce2" office:value-type="string" calcext:value-type="string">
            <text:p>content</text:p>
          </table:table-cell>
          <table:table-cell table:style-name="ce4" office:value-type="string" calcext:value-type="string">
            <text:p>We recently spent a weekend at the local lake. <text:s/>Work had been hectic_comma_ and family had been challenging. <text:s/>It was so peaceful to just sit on the sand and enjoy the sun.</text:p>
          </table:table-cell>
          <table:table-cell table:style-name="ce2" office:value-type="float" office:value="339" calcext:value-type="float">
            <text:p>339</text:p>
          </table:table-cell>
          <table:table-cell table:style-name="ce4" office:value-type="string" calcext:value-type="string">
            <text:p>I recently spent a full weekend relaxing at the beac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Yeah. <text:s/>It was great to get away from work and family pressures for just a bit_comma_ and to enjoy some peace and qui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s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78_conv:13957</text:p>
          </table:table-cell>
          <table:table-cell table:style-name="ce2" office:value-type="string" calcext:value-type="string">
            <text:p>jealous</text:p>
          </table:table-cell>
          <table:table-cell table:style-name="ce4" office:value-type="string" calcext:value-type="string">
            <text:p>my brother went to see one of my favorite bands_comma_ i wish i could have went</text:p>
          </table:table-cell>
          <table:table-cell table:style-name="ce2" office:value-type="float" office:value="524" calcext:value-type="float">
            <text:p>524</text:p>
          </table:table-cell>
          <table:table-cell table:style-name="ce4" office:value-type="string" calcext:value-type="string">
            <text:p>my brother got to see one of my favorite bands i wish i could have we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w that's good for him though! <text:s/>Who was the b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aking back sun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n awesome band. <text:s/>So jealous of him!!! <text:s/>Wish we could've ALL w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43_conv:14687</text:p>
          </table:table-cell>
          <table:table-cell table:style-name="ce2" office:value-type="string" calcext:value-type="string">
            <text:p>confident</text:p>
          </table:table-cell>
          <table:table-cell table:style-name="ce4" office:value-type="string" calcext:value-type="string">
            <text:p>I interviewed for a jew job on friday. I think it went <text:s/>well.</text:p>
          </table:table-cell>
          <table:table-cell table:style-name="ce2" office:value-type="float" office:value="244" calcext:value-type="float">
            <text:p>244</text:p>
          </table:table-cell>
          <table:table-cell table:style-name="ce4" office:value-type="string" calcext:value-type="string">
            <text:p>I interviewed for a jew job on friday. I think it went we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am happy that you think your interview was successful. <text:s/>I know they can be nervewracking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 sometimes. <text:s/>I think this one wen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am glad to hear it. <text:s/>I hope you get the new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Me too. I've been dying to get out of my current job for about a yea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33_conv:20266</text:p>
          </table:table-cell>
          <table:table-cell table:style-name="ce2" office:value-type="string" calcext:value-type="string">
            <text:p>embarrassed</text:p>
          </table:table-cell>
          <table:table-cell table:style-name="ce4" office:value-type="string" calcext:value-type="string">
            <text:p>For my birthday_comma_ my partner had the wait staff sing to me_comma_ it was awkward to say the least. </text:p>
          </table:table-cell>
          <table:table-cell table:style-name="ce2" office:value-type="float" office:value="290" calcext:value-type="float">
            <text:p>290</text:p>
          </table:table-cell>
          <table:table-cell table:style-name="ce4" office:value-type="string" calcext:value-type="string">
            <text:p>My birthday was a few days ago_comma_ I can't believe my wife had the wait staff sing to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I love when I'm at a restaurant and that happens. Happy Birthday_comma_ by the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Hah_comma_ its good entertainment_comma_ but i don't exactly enjoy being in the spotlight. Than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Everyone always looks so happy and it makes people around you happy_comma_ but I understand not wanting to be in the spotl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72_conv:19544</text:p>
          </table:table-cell>
          <table:table-cell table:style-name="ce2" office:value-type="string" calcext:value-type="string">
            <text:p>surprised</text:p>
          </table:table-cell>
          <table:table-cell table:style-name="ce4" office:value-type="string" calcext:value-type="string">
            <text:p>Looking at my old sparring videos I'm kind of amazed at how fast and lethal I was...I was only 140lbs and I'm 185 now_comma_ I wonder how I'll do in the ring :))</text:p>
          </table:table-cell>
          <table:table-cell table:style-name="ce2" office:value-type="float" office:value="119" calcext:value-type="float">
            <text:p>119</text:p>
          </table:table-cell>
          <table:table-cell table:style-name="ce4" office:value-type="string" calcext:value-type="string">
            <text:p>Watching my old sparring videos I'm kind of amazed at how fast and lethal I was_comma_ knocking around guys twice my size...I was only 140lbs and I'm 185 now_comma_ I wonder how I'll do in the r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you'll have a little extra pow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probably...might have to get the stamina back up...but I was pounding the crap out of this 300lb Everlast bag without even loading up it felt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wesome! <text:s/>You should get back to work and kick some but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23_conv:7046</text:p>
          </table:table-cell>
          <table:table-cell table:style-name="ce2" office:value-type="string" calcext:value-type="string">
            <text:p>lonely</text:p>
          </table:table-cell>
          <table:table-cell table:style-name="ce4" office:value-type="string" calcext:value-type="string">
            <text:p>Before I met my girlfriend and all of my friends_comma_ I was very lonley. That was a dark time in my life.</text:p>
          </table:table-cell>
          <table:table-cell table:style-name="ce2" office:value-type="float" office:value="10" calcext:value-type="float">
            <text:p>10</text:p>
          </table:table-cell>
          <table:table-cell table:style-name="ce4" office:value-type="string" calcext:value-type="string">
            <text:p>Before I met my girlfriend and all of my friends_comma_ I was very lonley. That was a dark time in my lif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Aw_comma_ how sweet. Tell the little one that i said congra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I think the chat may be malfunctio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think so too. something is w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15_conv:14831</text:p>
          </table:table-cell>
          <table:table-cell table:style-name="ce2" office:value-type="string" calcext:value-type="string">
            <text:p>prepared</text:p>
          </table:table-cell>
          <table:table-cell table:style-name="ce4" office:value-type="string" calcext:value-type="string">
            <text:p>I think I have bought all the supplies I need for the next semester at the end of the month.</text:p>
          </table:table-cell>
          <table:table-cell table:style-name="ce2" office:value-type="float" office:value="332" calcext:value-type="float">
            <text:p>332</text:p>
          </table:table-cell>
          <table:table-cell table:style-name="ce4" office:value-type="string" calcext:value-type="string">
            <text:p>The new semester starts at the end of the month and I think I have bought all the supplies I need to be read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My kids just started back Thurs and my new semester starts then too. I definitely underst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_comma_ it's a bit stressful to get ready_comma_ but it goes smoothly once it begins I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m sure it'll go fine. Usually the jitters are worse than it actually 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5_conv:470</text:p>
          </table:table-cell>
          <table:table-cell table:style-name="ce2" office:value-type="string" calcext:value-type="string">
            <text:p>guilty</text:p>
          </table:table-cell>
          <table:table-cell table:style-name="ce4" office:value-type="string" calcext:value-type="string">
            <text:p>I ate the last piece of pizza and didn't know my husband actually wanted it and I am feeling pretty bad.</text:p>
          </table:table-cell>
          <table:table-cell table:style-name="ce2" office:value-type="float" office:value="97" calcext:value-type="float">
            <text:p>97</text:p>
          </table:table-cell>
          <table:table-cell table:style-name="ce4" office:value-type="string" calcext:value-type="string">
            <text:p>So I kind of ate the last piece of pizza that we had and I didn't know Tom wanted it... Feeling kinda b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don't think you should feel bad_comma_ you didn't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Yeah but he just seemed so disappointed when he came home for lun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m sure he will be okay. Maybe you can make it up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I should probably just buy him another pizza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Sounds like a good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03_conv:11806</text:p>
          </table:table-cell>
          <table:table-cell table:style-name="ce2" office:value-type="string" calcext:value-type="string">
            <text:p>impressed</text:p>
          </table:table-cell>
          <table:table-cell table:style-name="ce4" office:value-type="string" calcext:value-type="string">
            <text:p>My dentist did an awesome job on my teeth!</text:p>
          </table:table-cell>
          <table:table-cell table:style-name="ce2" office:value-type="float" office:value="220" calcext:value-type="float">
            <text:p>220</text:p>
          </table:table-cell>
          <table:table-cell table:style-name="ce4" office:value-type="string" calcext:value-type="string">
            <text:p>My dentist did an awesome job on my teeth_comma_ I love the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ou must be very proud of your new set of tee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really am_comma_ I had bad teeth my entire life because of genetic reas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Congrats you can smile freely now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45_conv:14891</text:p>
          </table:table-cell>
          <table:table-cell table:style-name="ce2" office:value-type="string" calcext:value-type="string">
            <text:p>proud</text:p>
          </table:table-cell>
          <table:table-cell table:style-name="ce4" office:value-type="string" calcext:value-type="string">
            <text:p>When my mom joined college. She had been out of school for 15 years.</text:p>
          </table:table-cell>
          <table:table-cell table:style-name="ce2" office:value-type="float" office:value="375" calcext:value-type="float">
            <text:p>375</text:p>
          </table:table-cell>
          <table:table-cell table:style-name="ce4" office:value-type="string" calcext:value-type="string">
            <text:p>Just got back from my moms graduating_comma_ so prou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would be too! <text:s/>My mom got her degree recently as well_comma_ so I know th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did she study? Accounting is what she do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She was studying Hospital Administration. <text:s/>Funny thing though_comma_ I'm studying accounting myself righ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26_conv:16452</text:p>
          </table:table-cell>
          <table:table-cell table:style-name="ce2" office:value-type="string" calcext:value-type="string">
            <text:p>devastated</text:p>
          </table:table-cell>
          <table:table-cell table:style-name="ce4" office:value-type="string" calcext:value-type="string">
            <text:p>We just lost everything in our basement in a flood. <text:s/>We had torrential rain all week long.. <text:s/></text:p>
          </table:table-cell>
          <table:table-cell table:style-name="ce2" office:value-type="float" office:value="438" calcext:value-type="float">
            <text:p>438</text:p>
          </table:table-cell>
          <table:table-cell table:style-name="ce4" office:value-type="string" calcext:value-type="string">
            <text:p>We just lost everything in our basement in a flood. We had torrential rain all week lo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Oh goodness! That is terrible to hear! Have you contacted someone to help clean it up? That can easily cause m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don't have money to hire help. <text:s/>My husband and I are trying to clear it out ourselves but we lost a lot of stuff_comma_ even part of our business was down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ry seeing if your insurance with cover it. If not grab a shop vac or 2! They are great at sucking up water out of tight spa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27_conv:10255</text:p>
          </table:table-cell>
          <table:table-cell table:style-name="ce2" office:value-type="string" calcext:value-type="string">
            <text:p>afraid</text:p>
          </table:table-cell>
          <table:table-cell table:style-name="ce4" office:value-type="string" calcext:value-type="string">
            <text:p>Our home was broken into shortly after we moved in. We are still cautious today.</text:p>
          </table:table-cell>
          <table:table-cell table:style-name="ce2" office:value-type="float" office:value="123" calcext:value-type="float">
            <text:p>123</text:p>
          </table:table-cell>
          <table:table-cell table:style-name="ce4" office:value-type="string" calcext:value-type="string">
            <text:p>Our home was broken into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h no! Were you home when i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We weren't_comma_ thank goodness! I would have been scarred fo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so glad you weren't there but I still hate to hear it. Did they take anything valu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57_conv:6714</text:p>
          </table:table-cell>
          <table:table-cell table:style-name="ce2" office:value-type="string" calcext:value-type="string">
            <text:p>surprised</text:p>
          </table:table-cell>
          <table:table-cell table:style-name="ce4" office:value-type="string" calcext:value-type="string">
            <text:p>My Mother called me up and said she was in town today. <text:s/>She took me out to eat and brought me a book as a gift.</text:p>
          </table:table-cell>
          <table:table-cell table:style-name="ce2" office:value-type="float" office:value="447" calcext:value-type="float">
            <text:p>447</text:p>
          </table:table-cell>
          <table:table-cell table:style-name="ce4" office:value-type="string" calcext:value-type="string">
            <text:p>I recieved a call from my mother today. <text:s/>She said she was in t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Do you have plans to get toget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Yes she took me out to a restaurant and presented me with a book I had been wan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How nice of her. You must have been so happy to see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7_conv:21754</text:p>
          </table:table-cell>
          <table:table-cell table:style-name="ce2" office:value-type="string" calcext:value-type="string">
            <text:p>sad</text:p>
          </table:table-cell>
          <table:table-cell table:style-name="ce4" office:value-type="string" calcext:value-type="string">
            <text:p>My favorite cake stand was stolen.</text:p>
          </table:table-cell>
          <table:table-cell table:style-name="ce2" office:value-type="float" office:value="727" calcext:value-type="float">
            <text:p>727</text:p>
          </table:table-cell>
          <table:table-cell table:style-name="ce4" office:value-type="string" calcext:value-type="string">
            <text:p>My favorite cake stand that my aunt gave me was stole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That's a shame. Do you know who stol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it was a moving company we hired_comma_ but I didn't have a way to prov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36" calcext:value-type="float">
            <text:p>736</text:p>
          </table:table-cell>
          <table:table-cell table:style-name="ce4" office:value-type="string" calcext:value-type="string">
            <text:p>Did they take any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a few other small item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15_conv:11231</text:p>
          </table:table-cell>
          <table:table-cell table:style-name="ce2" office:value-type="string" calcext:value-type="string">
            <text:p>ashamed</text:p>
          </table:table-cell>
          <table:table-cell table:style-name="ce4" office:value-type="string" calcext:value-type="string">
            <text:p>I ate so much I broke through my Lap Band.</text:p>
          </table:table-cell>
          <table:table-cell table:style-name="ce2" office:value-type="float" office:value="294" calcext:value-type="float">
            <text:p>294</text:p>
          </table:table-cell>
          <table:table-cell table:style-name="ce4" office:value-type="string" calcext:value-type="string">
            <text:p>I ate so much I broke through my Lap Ba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no!! When did this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t was about 6 years ago. <text:s/>It was a real turning point in my life. <text:s/>I knew I had to change_comma_ and it was really embarrassing to have to tell my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_comma_ I feel you! I used to be a food addict as well when I was younger. It is a hard habit to break! It's amazing how far you have come though! So many don't realize that fresh real food make a difference and you feel so good when you get real nutri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52_conv:23904</text:p>
          </table:table-cell>
          <table:table-cell table:style-name="ce2" office:value-type="string" calcext:value-type="string">
            <text:p>furious</text:p>
          </table:table-cell>
          <table:table-cell table:style-name="ce4" office:value-type="string" calcext:value-type="string">
            <text:p>My wallet was stollen at work. I am so angry.</text:p>
          </table:table-cell>
          <table:table-cell table:style-name="ce2" office:value-type="float" office:value="7" calcext:value-type="float">
            <text:p>7</text:p>
          </table:table-cell>
          <table:table-cell table:style-name="ce4" office:value-type="string" calcext:value-type="string">
            <text:p>My wallet was stollen at work. I am so angr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know who stol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don't know but I have some doubts on someone. I was stupid. I left on my desk when I went to the toil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it will turn up_comma_ who kno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87_conv:13175</text:p>
          </table:table-cell>
          <table:table-cell table:style-name="ce2" office:value-type="string" calcext:value-type="string">
            <text:p>anticipating</text:p>
          </table:table-cell>
          <table:table-cell table:style-name="ce4" office:value-type="string" calcext:value-type="string">
            <text:p>I am waiting on to see my son talk</text:p>
          </table:table-cell>
          <table:table-cell table:style-name="ce2" office:value-type="float" office:value="329" calcext:value-type="float">
            <text:p>329</text:p>
          </table:table-cell>
          <table:table-cell table:style-name="ce4" office:value-type="string" calcext:value-type="string">
            <text:p>He is one year o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our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ou are excited about this 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9_conv:24819</text:p>
          </table:table-cell>
          <table:table-cell table:style-name="ce2" office:value-type="string" calcext:value-type="string">
            <text:p>guilty</text:p>
          </table:table-cell>
          <table:table-cell table:style-name="ce4" office:value-type="string" calcext:value-type="string">
            <text:p>I had stolen a few candies from the jar in the store. I had to tell my mom after.</text:p>
          </table:table-cell>
          <table:table-cell table:style-name="ce2" office:value-type="float" office:value="375" calcext:value-type="float">
            <text:p>375</text:p>
          </table:table-cell>
          <table:table-cell table:style-name="ce4" office:value-type="string" calcext:value-type="string">
            <text:p>Just had to tell mom I stole some candies_comma_</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Woah_comma_ hope she doesn't report you! J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hope so too_comma_ but I feel quite guilty regarding it_comma_</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see_comma_ hope she is able to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22_conv:20645</text:p>
          </table:table-cell>
          <table:table-cell table:style-name="ce2" office:value-type="string" calcext:value-type="string">
            <text:p>trusting</text:p>
          </table:table-cell>
          <table:table-cell table:style-name="ce4" office:value-type="string" calcext:value-type="string">
            <text:p>I have so many great friends. I let my friend drive me to South Florida from Georgia_comma_ safely.</text:p>
          </table:table-cell>
          <table:table-cell table:style-name="ce2" office:value-type="float" office:value="64" calcext:value-type="float">
            <text:p>64</text:p>
          </table:table-cell>
          <table:table-cell table:style-name="ce4" office:value-type="string" calcext:value-type="string">
            <text:p>I have a plethora of amazing friends. One of mine recently drove me from Georgia to South Florid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3" calcext:value-type="float">
            <text:p>703</text:p>
          </table:table-cell>
          <table:table-cell table:style-name="ce4" office:value-type="string" calcext:value-type="string">
            <text:p>That does sound like a good friend. How long of a drive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t is an 8 hour drive! Florida is a very long st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3" calcext:value-type="float">
            <text:p>703</text:p>
          </table:table-cell>
          <table:table-cell table:style-name="ce4" office:value-type="string" calcext:value-type="string">
            <text:p>You're lucky to have such a good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97_conv:5795</text:p>
          </table:table-cell>
          <table:table-cell table:style-name="ce2" office:value-type="string" calcext:value-type="string">
            <text:p>disgusted</text:p>
          </table:table-cell>
          <table:table-cell table:style-name="ce4" office:value-type="string" calcext:value-type="string">
            <text:p>I was almost hit head on by a driver who was texting.</text:p>
          </table:table-cell>
          <table:table-cell table:style-name="ce2" office:value-type="float" office:value="428" calcext:value-type="float">
            <text:p>428</text:p>
          </table:table-cell>
          <table:table-cell table:style-name="ce4" office:value-type="string" calcext:value-type="string">
            <text:p>I was almost hit head on by a driver that was texting_comma_ I hate people like th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errible! How did it feel when it happened? Were you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8" calcext:value-type="float">
            <text:p>428</text:p>
          </table:table-cell>
          <table:table-cell table:style-name="ce4" office:value-type="string" calcext:value-type="string">
            <text:p>I was terrified and so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ould be too. Hopefully you channeled your rage to let him know who is king of the ro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81_conv:14762</text:p>
          </table:table-cell>
          <table:table-cell table:style-name="ce2" office:value-type="string" calcext:value-type="string">
            <text:p>impressed</text:p>
          </table:table-cell>
          <table:table-cell table:style-name="ce4" office:value-type="string" calcext:value-type="string">
            <text:p>it was impressive to see Lebron sign with the lakers and leave the cavs a second time</text:p>
          </table:table-cell>
          <table:table-cell table:style-name="ce2" office:value-type="float" office:value="238" calcext:value-type="float">
            <text:p>238</text:p>
          </table:table-cell>
          <table:table-cell table:style-name="ce4" office:value-type="string" calcext:value-type="string">
            <text:p>it was impressive to see lebron sign with the lakers and leave the cavs a second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don't really follow players when they get so big that they seem like they are getting too big for their britch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you just dont see big time players do that so its fun to see when it does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used to live in miami and that was a big deal when he was part of the white hot h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16_conv:15632</text:p>
          </table:table-cell>
          <table:table-cell table:style-name="ce2" office:value-type="string" calcext:value-type="string">
            <text:p>devastated</text:p>
          </table:table-cell>
          <table:table-cell table:style-name="ce4" office:value-type="string" calcext:value-type="string">
            <text:p>My husband forgot to let our dog back inside when I was at work. The dog got attacked by a coyote.</text:p>
          </table:table-cell>
          <table:table-cell table:style-name="ce2" office:value-type="float" office:value="243" calcext:value-type="float">
            <text:p>243</text:p>
          </table:table-cell>
          <table:table-cell table:style-name="ce4" office:value-type="string" calcext:value-type="string">
            <text:p>My husband forgot to let the dog back inside when I was at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Was your dog ok? I hope it didn't run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He got attacked by a coyote and needs surge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t is awful and I bet your husband feels really bad. I would be really mad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44_conv:17889</text:p>
          </table:table-cell>
          <table:table-cell table:style-name="ce2" office:value-type="string" calcext:value-type="string">
            <text:p>embarrassed</text:p>
          </table:table-cell>
          <table:table-cell table:style-name="ce4" office:value-type="string" calcext:value-type="string">
            <text:p>I accidentally left my phone at a restaurant. <text:s/>I was able to get it back before it got stolen or lost</text:p>
          </table:table-cell>
          <table:table-cell table:style-name="ce2" office:value-type="float" office:value="111" calcext:value-type="float">
            <text:p>111</text:p>
          </table:table-cell>
          <table:table-cell table:style-name="ce4" office:value-type="string" calcext:value-type="string">
            <text:p>I accidentally left my phone at a restaura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h crap! how long untill you realiz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A few minutes after leaving_comma_ I was able to get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so good_comma_ man I have done that a time of tw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6_conv:15093</text:p>
          </table:table-cell>
          <table:table-cell table:style-name="ce2" office:value-type="string" calcext:value-type="string">
            <text:p>guilty</text:p>
          </table:table-cell>
          <table:table-cell table:style-name="ce4" office:value-type="string" calcext:value-type="string">
            <text:p>I felt sad when I saw a beggar in the street</text:p>
          </table:table-cell>
          <table:table-cell table:style-name="ce2" office:value-type="float" office:value="508" calcext:value-type="float">
            <text:p>508</text:p>
          </table:table-cell>
          <table:table-cell table:style-name="ce4" office:value-type="string" calcext:value-type="string">
            <text:p>Do you feel anything like th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Like what? Bad or miser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sad_comma_ when you see beggar in the str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Yes indeed. Seeing people less fortunate than me makes go to pie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8" calcext:value-type="float">
            <text:p>508</text:p>
          </table:table-cell>
          <table:table-cell table:style-name="ce4" office:value-type="string" calcext:value-type="string">
            <text:p>What do you think when you see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49_conv:20299</text:p>
          </table:table-cell>
          <table:table-cell table:style-name="ce2" office:value-type="string" calcext:value-type="string">
            <text:p>content</text:p>
          </table:table-cell>
          <table:table-cell table:style-name="ce4" office:value-type="string" calcext:value-type="string">
            <text:p>I love walking my dogs on these late summer mornings. It's still cool_comma_ the sun is shining_comma_ and I still have two more weeks off. </text:p>
          </table:table-cell>
          <table:table-cell table:style-name="ce2" office:value-type="float" office:value="410" calcext:value-type="float">
            <text:p>410</text:p>
          </table:table-cell>
          <table:table-cell table:style-name="ce4" office:value-type="string" calcext:value-type="string">
            <text:p>I love walking my dogs on these late summer mornings. It's still cool_comma_ the sun is shining_comma_ and I still have two more weeks of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men. What kind of dogs do yo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A boston terrier and a chihuhua cro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Aw little guys. Do they walk well on the le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Most of the time_comma_ until we see another do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That's about how mine is. He is a bit bigger so he pulls a little harder. I found using a harness has help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Yeah_comma_ I use that too! What breed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He is a mix breed. We don't really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73_conv:22146</text:p>
          </table:table-cell>
          <table:table-cell table:style-name="ce2" office:value-type="string" calcext:value-type="string">
            <text:p>caring</text:p>
          </table:table-cell>
          <table:table-cell table:style-name="ce4" office:value-type="string" calcext:value-type="string">
            <text:p>My mom called just to see how i was doing</text:p>
          </table:table-cell>
          <table:table-cell table:style-name="ce2" office:value-type="float" office:value="46" calcext:value-type="float">
            <text:p>46</text:p>
          </table:table-cell>
          <table:table-cell table:style-name="ce4" office:value-type="string" calcext:value-type="string">
            <text:p>Last night i got a call from my mom just to check on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Moms like to do that_comma_ they worry about their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she is amazing i love her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You should talk to her every chance you can_comma_ you never know when it will be your las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68_conv:19937</text:p>
          </table:table-cell>
          <table:table-cell table:style-name="ce2" office:value-type="string" calcext:value-type="string">
            <text:p>confident</text:p>
          </table:table-cell>
          <table:table-cell table:style-name="ce4" office:value-type="string" calcext:value-type="string">
            <text:p>I have to give a speech in class tomorrow. I've been practicing all week and I think I am going to knock it out of the park.</text:p>
          </table:table-cell>
          <table:table-cell table:style-name="ce2" office:value-type="float" office:value="209" calcext:value-type="float">
            <text:p>209</text:p>
          </table:table-cell>
          <table:table-cell table:style-name="ce4" office:value-type="string" calcext:value-type="string">
            <text:p>I have to give a big speech in class tomorr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Ugh_comma_ are you nervous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ope! I have been practicing it in front of a mirror for about a week now. I think I am going to knock that thing out of the p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s great to hear. Your confidence will no doubt help you tomorr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60_conv:22920</text:p>
          </table:table-cell>
          <table:table-cell table:style-name="ce2" office:value-type="string" calcext:value-type="string">
            <text:p>trusting</text:p>
          </table:table-cell>
          <table:table-cell table:style-name="ce4" office:value-type="string" calcext:value-type="string">
            <text:p>My girlfiriend told me she is going to meet up with a boyfriend from when she was a kid.</text:p>
          </table:table-cell>
          <table:table-cell table:style-name="ce2" office:value-type="float" office:value="46" calcext:value-type="float">
            <text:p>46</text:p>
          </table:table-cell>
          <table:table-cell table:style-name="ce4" office:value-type="string" calcext:value-type="string">
            <text:p>So my girlfriend is meeting up with a boyfriend she has when she was 16</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Oh boy_comma_ you okay? How does that make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fine I know she would never do anythig to hur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Absolutely! Trusting your partner is so import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32_conv:5264</text:p>
          </table:table-cell>
          <table:table-cell table:style-name="ce2" office:value-type="string" calcext:value-type="string">
            <text:p>trusting</text:p>
          </table:table-cell>
          <table:table-cell table:style-name="ce4" office:value-type="string" calcext:value-type="string">
            <text:p>I felt very confident that my partner values my judgment about things. It makes me feel good about our relationship.</text:p>
          </table:table-cell>
          <table:table-cell table:style-name="ce2" office:value-type="float" office:value="366" calcext:value-type="float">
            <text:p>366</text:p>
          </table:table-cell>
          <table:table-cell table:style-name="ce4" office:value-type="string" calcext:value-type="string">
            <text:p>I feel very good about my relationship with my partner. My partner values my opinion about thing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ok_comma_ so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t makes me feel confident that I can truly confide in them about anything without them judging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your confident to very best of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nks. It's nice to have important relationships in you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yes_comma_ my patner is very important relation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75_conv:20550</text:p>
          </table:table-cell>
          <table:table-cell table:style-name="ce2" office:value-type="string" calcext:value-type="string">
            <text:p>disappointed</text:p>
          </table:table-cell>
          <table:table-cell table:style-name="ce4" office:value-type="string" calcext:value-type="string">
            <text:p>in myself</text:p>
          </table:table-cell>
          <table:table-cell table:style-name="ce2" office:value-type="float" office:value="568" calcext:value-type="float">
            <text:p>568</text:p>
          </table:table-cell>
          <table:table-cell table:style-name="ce4" office:value-type="string" calcext:value-type="string">
            <text:p>i am so disappointed in myself_comma_ i could have do so much better at work but i guess it wasn't my day_comma_ i was not able to focu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9" calcext:value-type="float">
            <text:p>699</text:p>
          </table:table-cell>
          <table:table-cell table:style-name="ce4" office:value-type="string" calcext:value-type="string">
            <text:p>I liked my friend very much and believed that he can not talk negatively abou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at makes you so sure? anything can happen i mean just look at murphy's la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9" calcext:value-type="float">
            <text:p>699</text:p>
          </table:table-cell>
          <table:table-cell table:style-name="ce4" office:value-type="string" calcext:value-type="string">
            <text:p>May be you are right. But sometimes_comma_ you go with your heart not with the law. Murphy's law may not work in every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97_conv:8594</text:p>
          </table:table-cell>
          <table:table-cell table:style-name="ce2" office:value-type="string" calcext:value-type="string">
            <text:p>excited</text:p>
          </table:table-cell>
          <table:table-cell table:style-name="ce4" office:value-type="string" calcext:value-type="string">
            <text:p>My friend sent me a package from Germany. i had no idea what was inside.</text:p>
          </table:table-cell>
          <table:table-cell table:style-name="ce2" office:value-type="float" office:value="226" calcext:value-type="float">
            <text:p>226</text:p>
          </table:table-cell>
          <table:table-cell table:style-name="ce4" office:value-type="string" calcext:value-type="string">
            <text:p>My friend sent me a package from Germany. i had no idea what was insid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Uh oh!! <text:s/>I hope it wasn't a prank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not at all. It was full of different food items. I was so anxious opening it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text:s/>I would be too! <text:s/>Was the food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43_conv:5086</text:p>
          </table:table-cell>
          <table:table-cell table:style-name="ce2" office:value-type="string" calcext:value-type="string">
            <text:p>sad</text:p>
          </table:table-cell>
          <table:table-cell table:style-name="ce4" office:value-type="string" calcext:value-type="string">
            <text:p>Had to attend a funeral</text:p>
          </table:table-cell>
          <table:table-cell table:style-name="ce2" office:value-type="float" office:value="389" calcext:value-type="float">
            <text:p>389</text:p>
          </table:table-cell>
          <table:table-cell table:style-name="ce4" office:value-type="string" calcext:value-type="string">
            <text:p>Went to a funeral of one of my family members two day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so sad. I am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t's okay. <text:s/>funerals are always a sad time but we all get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a very nice way to think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55_conv:17310</text:p>
          </table:table-cell>
          <table:table-cell table:style-name="ce2" office:value-type="string" calcext:value-type="string">
            <text:p>annoyed</text:p>
          </table:table-cell>
          <table:table-cell table:style-name="ce4" office:value-type="string" calcext:value-type="string">
            <text:p>My brownies burned in the oven. <text:s/>UGH</text:p>
          </table:table-cell>
          <table:table-cell table:style-name="ce2" office:value-type="float" office:value="389" calcext:value-type="float">
            <text:p>389</text:p>
          </table:table-cell>
          <table:table-cell table:style-name="ce4" office:value-type="string" calcext:value-type="string">
            <text:p>Dangit! <text:s/>They burn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Are you baking? What did you bu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S! <text:s/>LOL. <text:s/>My brownies!! <text:s/>All that time mixing and preparing was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That is pretty unfortunate. You should be like me and just buy them_comma_ always easier when someone else does the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like the taste of home baked goods though. <text:s/>Fresh from the oven. <text:s/>YUM. <text:s/>Now they're just bl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41_conv:16483</text:p>
          </table:table-cell>
          <table:table-cell table:style-name="ce2" office:value-type="string" calcext:value-type="string">
            <text:p>confident</text:p>
          </table:table-cell>
          <table:table-cell table:style-name="ce4" office:value-type="string" calcext:value-type="string">
            <text:p>I just put in some rental applications for space to have for a family reunion. I got a great deal and I just know my family's going to be so happy.</text:p>
          </table:table-cell>
          <table:table-cell table:style-name="ce2" office:value-type="float" office:value="302" calcext:value-type="float">
            <text:p>302</text:p>
          </table:table-cell>
          <table:table-cell table:style-name="ce4" office:value-type="string" calcext:value-type="string">
            <text:p>I put in some applications to rent out my local park for a reunion with my cousins and such. I think I got a great dea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like a fun ev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eah it's going to be a great time. I hope the permit comes back soon but I'm not worried at all. Should be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will get it soon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34_conv:13069</text:p>
          </table:table-cell>
          <table:table-cell table:style-name="ce2" office:value-type="string" calcext:value-type="string">
            <text:p>afraid</text:p>
          </table:table-cell>
          <table:table-cell table:style-name="ce4" office:value-type="string" calcext:value-type="string">
            <text:p>I have a big test next week and I am super nervous.</text:p>
          </table:table-cell>
          <table:table-cell table:style-name="ce2" office:value-type="float" office:value="332" calcext:value-type="float">
            <text:p>332</text:p>
          </table:table-cell>
          <table:table-cell table:style-name="ce4" office:value-type="string" calcext:value-type="string">
            <text:p>I have got a big test next week and am super nervo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good luck on it! Are you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doing my best I can at least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en I'm sure you'll do fine. Just try your hard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2_conv:5024</text:p>
          </table:table-cell>
          <table:table-cell table:style-name="ce2" office:value-type="string" calcext:value-type="string">
            <text:p>disgusted</text:p>
          </table:table-cell>
          <table:table-cell table:style-name="ce4" office:value-type="string" calcext:value-type="string">
            <text:p>I don't really like hearing about my friends sex life. it really grosses me out</text:p>
          </table:table-cell>
          <table:table-cell table:style-name="ce2" office:value-type="float" office:value="296" calcext:value-type="float">
            <text:p>296</text:p>
          </table:table-cell>
          <table:table-cell table:style-name="ce4" office:value-type="string" calcext:value-type="string">
            <text:p>I have a friend who overshares.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That can be hard sometimes. Have you talked to them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_comma_ I love honesty and everything but I think someones sex life is private and I don't want to know about it in that contex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I would try and be honest with them about it and tell them it makes you uncomfortabl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22_conv:10445</text:p>
          </table:table-cell>
          <table:table-cell table:style-name="ce2" office:value-type="string" calcext:value-type="string">
            <text:p>anxious</text:p>
          </table:table-cell>
          <table:table-cell table:style-name="ce4" office:value-type="string" calcext:value-type="string">
            <text:p>I had a job interview today and im super nervous. <text:s/>I think it went well but I won't find out about it until Friday</text:p>
          </table:table-cell>
          <table:table-cell table:style-name="ce2" office:value-type="float" office:value="301" calcext:value-type="float">
            <text:p>301</text:p>
          </table:table-cell>
          <table:table-cell table:style-name="ce4" office:value-type="string" calcext:value-type="string">
            <text:p>Im so nervous and I have to wait until friday before this feeling goes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What is happening Fri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had an interview today_comma_ but i won't find out if i get it until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ooh that's exciting! <text:s/>I hope you get good news on Friday!!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4_conv:20469</text:p>
          </table:table-cell>
          <table:table-cell table:style-name="ce2" office:value-type="string" calcext:value-type="string">
            <text:p>faithful</text:p>
          </table:table-cell>
          <table:table-cell table:style-name="ce4" office:value-type="string" calcext:value-type="string">
            <text:p>My ex boyfriend and I were together for 4 years. <text:s/>I was faithful to him the whole four years</text:p>
          </table:table-cell>
          <table:table-cell table:style-name="ce2" office:value-type="float" office:value="587" calcext:value-type="float">
            <text:p>587</text:p>
          </table:table-cell>
          <table:table-cell table:style-name="ce4" office:value-type="string" calcext:value-type="string">
            <text:p>I was totally committed to him in every way I could be. <text:s text:c="2"/>HOwever he ended up cheating on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That kind of cold disregard for someone you're supposed to love is totally alien to me_comma_ the guilt would destroy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t would me too_comma_ not only that but he just up and got with her like I never existed to him. <text:s text:c="2"/>Its funny because he always accused me of cheating on him and I had no clue why. <text:s/>It was him the who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1" calcext:value-type="float">
            <text:p>691</text:p>
          </table:table-cell>
          <table:table-cell table:style-name="ce4" office:value-type="string" calcext:value-type="string">
            <text:p>Yeah Freud called it Projection_comma_ it's too bad people tend to hide their true natures so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76_conv:13753</text:p>
          </table:table-cell>
          <table:table-cell table:style-name="ce2" office:value-type="string" calcext:value-type="string">
            <text:p>jealous</text:p>
          </table:table-cell>
          <table:table-cell table:style-name="ce4" office:value-type="string" calcext:value-type="string">
            <text:p>My buddy at work just bought a brand new boat. <text:s/>I don't even boat but the thing is really nice and I wish I had one.</text:p>
          </table:table-cell>
          <table:table-cell table:style-name="ce2" office:value-type="float" office:value="525" calcext:value-type="float">
            <text:p>525</text:p>
          </table:table-cell>
          <table:table-cell table:style-name="ce4" office:value-type="string" calcext:value-type="string">
            <text:p>My buddy at work just went and bought a really nice bo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Man_comma_ I wish I had the money to afford a boat_comma_ I don't know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Lol I feel the same way. <text:s/>I don't even like fishing but I would kill for that bo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magine days spent cruising around on the wa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82_conv:4764</text:p>
          </table:table-cell>
          <table:table-cell table:style-name="ce2" office:value-type="string" calcext:value-type="string">
            <text:p>guilty</text:p>
          </table:table-cell>
          <table:table-cell table:style-name="ce4" office:value-type="string" calcext:value-type="string">
            <text:p>I borrowed a friend's hammer and broke the head off.</text:p>
          </table:table-cell>
          <table:table-cell table:style-name="ce2" office:value-type="float" office:value="1" calcext:value-type="float">
            <text:p>1</text:p>
          </table:table-cell>
          <table:table-cell table:style-name="ce4" office:value-type="string" calcext:value-type="string">
            <text:p>I borrowed a friend's hammer and broke the head of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is always a bummer when you borrow something and it breaks right away. You feel responsible and have to replace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exactly. Apparently_comma_ he really loves that ha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Did you end up buying him a new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84_conv:8169</text:p>
          </table:table-cell>
          <table:table-cell table:style-name="ce2" office:value-type="string" calcext:value-type="string">
            <text:p>caring</text:p>
          </table:table-cell>
          <table:table-cell table:style-name="ce4" office:value-type="string" calcext:value-type="string">
            <text:p>My friend has had the flu_comma_ and I have been making sure they get better and that they eat.</text:p>
          </table:table-cell>
          <table:table-cell table:style-name="ce2" office:value-type="float" office:value="138" calcext:value-type="float">
            <text:p>138</text:p>
          </table:table-cell>
          <table:table-cell table:style-name="ce4" office:value-type="string" calcext:value-type="string">
            <text:p>My friend has had the flu_comma_ and I have been making sure they get better and that they e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sweet of you_comma_ the flu is a pretty gnarly sickness to go through. You sound like a good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Aw thank you. He seems to be recovering pretty well_comma_ just whin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good_comma_ at least he is getting better_comma_ he'll surv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4_conv:2389</text:p>
          </table:table-cell>
          <table:table-cell table:style-name="ce2" office:value-type="string" calcext:value-type="string">
            <text:p>sad</text:p>
          </table:table-cell>
          <table:table-cell table:style-name="ce4" office:value-type="string" calcext:value-type="string">
            <text:p>i fell in sick for the past two days. i feel disgusted</text:p>
          </table:table-cell>
          <table:table-cell table:style-name="ce2" office:value-type="float" office:value="199" calcext:value-type="float">
            <text:p>199</text:p>
          </table:table-cell>
          <table:table-cell table:style-name="ce4" office:value-type="string" calcext:value-type="string">
            <text:p>i am suffering from severe fever for the past two days i don't have any energy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ave you been to the doc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yes i had. he prescribed medicine for cur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will be fin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9" calcext:value-type="float">
            <text:p>199</text:p>
          </table:table-cell>
          <table:table-cell table:style-name="ce4" office:value-type="string" calcext:value-type="string">
            <text:p>i will take care of my self. thank you so much for your concern. take care of you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42_conv:3285</text:p>
          </table:table-cell>
          <table:table-cell table:style-name="ce2" office:value-type="string" calcext:value-type="string">
            <text:p>afraid</text:p>
          </table:table-cell>
          <table:table-cell table:style-name="ce4" office:value-type="string" calcext:value-type="string">
            <text:p>When I was a child I was in a destructive tornado. </text:p>
          </table:table-cell>
          <table:table-cell table:style-name="ce2" office:value-type="float" office:value="226" calcext:value-type="float">
            <text:p>226</text:p>
          </table:table-cell>
          <table:table-cell table:style-name="ce4" office:value-type="string" calcext:value-type="string">
            <text:p>When I was a child I was in a destructive tornad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my goodness! Did you get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luckily my family was safe. Two girls down the street got kill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 sad. Did your house get damag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4_conv:10429</text:p>
          </table:table-cell>
          <table:table-cell table:style-name="ce2" office:value-type="string" calcext:value-type="string">
            <text:p>hopeful</text:p>
          </table:table-cell>
          <table:table-cell table:style-name="ce4" office:value-type="string" calcext:value-type="string">
            <text:p>I was hoping my brother would come home this week. He still might</text:p>
          </table:table-cell>
          <table:table-cell table:style-name="ce2" office:value-type="float" office:value="126" calcext:value-type="float">
            <text:p>126</text:p>
          </table:table-cell>
          <table:table-cell table:style-name="ce4" office:value-type="string" calcext:value-type="string">
            <text:p>I ma hoping my brother comes home this weekend. There is still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ve you talked to him about it? Why wouldn't he be 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is busy with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_comma_ work always seems to find a way to get in the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47_conv:6895</text:p>
          </table:table-cell>
          <table:table-cell table:style-name="ce2" office:value-type="string" calcext:value-type="string">
            <text:p>furious</text:p>
          </table:table-cell>
          <table:table-cell table:style-name="ce4" office:value-type="string" calcext:value-type="string">
            <text:p>I was upset when i didnt win the lottery the other day</text:p>
          </table:table-cell>
          <table:table-cell table:style-name="ce2" office:value-type="float" office:value="238" calcext:value-type="float">
            <text:p>238</text:p>
          </table:table-cell>
          <table:table-cell table:style-name="ce4" office:value-type="string" calcext:value-type="string">
            <text:p>I was upset when i didnt win the lottery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hope you were no too upset. <text:s/>The odd of winning are super l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ll i need is a chance and im good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is a good outlook to have. <text:s/>A little chance is better than no cha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0_conv:11000</text:p>
          </table:table-cell>
          <table:table-cell table:style-name="ce2" office:value-type="string" calcext:value-type="string">
            <text:p>terrified</text:p>
          </table:table-cell>
          <table:table-cell table:style-name="ce4" office:value-type="string" calcext:value-type="string">
            <text:p><text:s/>I was so scared of the movie the Grudge as a kid_comma_ it still scares me to this day</text:p>
          </table:table-cell>
          <table:table-cell table:style-name="ce2" office:value-type="float" office:value="10" calcext:value-type="float">
            <text:p>10</text:p>
          </table:table-cell>
          <table:table-cell table:style-name="ce4" office:value-type="string" calcext:value-type="string">
            <text:p><text:s/>I was so scared of the movie the Grudge as a kid_comma_ it still scares me to this 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hink I remember that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was about the asian lady with long black hair_comma_ very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S. I didn't see i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55_conv:9911</text:p>
          </table:table-cell>
          <table:table-cell table:style-name="ce2" office:value-type="string" calcext:value-type="string">
            <text:p>confident</text:p>
          </table:table-cell>
          <table:table-cell table:style-name="ce4" office:value-type="string" calcext:value-type="string">
            <text:p>I had coached my pitchers all year_comma_ i just knew they would dominate the seires.</text:p>
          </table:table-cell>
          <table:table-cell table:style-name="ce2" office:value-type="float" office:value="524" calcext:value-type="float">
            <text:p>524</text:p>
          </table:table-cell>
          <table:table-cell table:style-name="ce4" office:value-type="string" calcext:value-type="string">
            <text:p>I worked hard coaching my pitchers all year_comma_ only to get smacked in the playoff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s a real bummer. I am sure they benefited from your coaching even if they didn't win in the playoff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hope so! thats why i coach to better all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must be satisfying to see the improvements of your pitchers. You are really helping their care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33_conv:4067</text:p>
          </table:table-cell>
          <table:table-cell table:style-name="ce2" office:value-type="string" calcext:value-type="string">
            <text:p>disappointed</text:p>
          </table:table-cell>
          <table:table-cell table:style-name="ce4" office:value-type="string" calcext:value-type="string">
            <text:p>I went to buy a new book that I really wanted. When I got there_comma_ the store was sold out. </text:p>
          </table:table-cell>
          <table:table-cell table:style-name="ce2" office:value-type="float" office:value="258" calcext:value-type="float">
            <text:p>258</text:p>
          </table:table-cell>
          <table:table-cell table:style-name="ce4" office:value-type="string" calcext:value-type="string">
            <text:p>The store was all sold out of the new book I wanted.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Oh no! You should have preordered it on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8" calcext:value-type="float">
            <text:p>258</text:p>
          </table:table-cell>
          <table:table-cell table:style-name="ce4" office:value-type="string" calcext:value-type="string">
            <text:p>I know! I normally do_comma_ but I thought it would be okay. Next time I will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What book wa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88_conv:14576</text:p>
          </table:table-cell>
          <table:table-cell table:style-name="ce2" office:value-type="string" calcext:value-type="string">
            <text:p>confident</text:p>
          </table:table-cell>
          <table:table-cell table:style-name="ce4" office:value-type="string" calcext:value-type="string">
            <text:p>I drew a picture and finally feel good about my drawing skills_comma_ after much practice.</text:p>
          </table:table-cell>
          <table:table-cell table:style-name="ce2" office:value-type="float" office:value="545" calcext:value-type="float">
            <text:p>545</text:p>
          </table:table-cell>
          <table:table-cell table:style-name="ce4" office:value-type="string" calcext:value-type="string">
            <text:p>I draw for about an hour almost every day_comma_ and I've been doing it for a long time. I only ever just wanted to be able to draw fun doodles_comma_ but the other day I looked and I actually feel good about my drawing skills_comma_ finall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Practice makes perfect. <text:s text:c="2"/></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t really does! It was miserable starting because you put so much effort into something you don't even like the end result of_comma_ but it's well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Keep at it. Maybe one day you can start selling those drawings for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31_conv:17663</text:p>
          </table:table-cell>
          <table:table-cell table:style-name="ce2" office:value-type="string" calcext:value-type="string">
            <text:p>impressed</text:p>
          </table:table-cell>
          <table:table-cell table:style-name="ce4" office:value-type="string" calcext:value-type="string">
            <text:p>My friend got into graduate school. She was so sure she would not get into a good school and she did.</text:p>
          </table:table-cell>
          <table:table-cell table:style-name="ce2" office:value-type="float" office:value="639" calcext:value-type="float">
            <text:p>639</text:p>
          </table:table-cell>
          <table:table-cell table:style-name="ce4" office:value-type="string" calcext:value-type="string">
            <text:p>My friend just got into graduate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And how does that make you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t's great! She really didn't think she would be accep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at is she going to school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Economics. She wants to save the world with better economic polic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36_conv:18672</text:p>
          </table:table-cell>
          <table:table-cell table:style-name="ce2" office:value-type="string" calcext:value-type="string">
            <text:p>terrified</text:p>
          </table:table-cell>
          <table:table-cell table:style-name="ce4" office:value-type="string" calcext:value-type="string">
            <text:p>I really do not like being around rats_comma_ they scare me.</text:p>
          </table:table-cell>
          <table:table-cell table:style-name="ce2" office:value-type="float" office:value="4" calcext:value-type="float">
            <text:p>4</text:p>
          </table:table-cell>
          <table:table-cell table:style-name="ce4" office:value-type="string" calcext:value-type="string">
            <text:p>I really do not like being around rats_comma_ they scare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I hate rats too ac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once was in an elevator and a rat was in there. I thought I was going to have a heart att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wow that sounds so scary! I might have done the same actu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8_conv:12877</text:p>
          </table:table-cell>
          <table:table-cell table:style-name="ce2" office:value-type="string" calcext:value-type="string">
            <text:p>excited</text:p>
          </table:table-cell>
          <table:table-cell table:style-name="ce4" office:value-type="string" calcext:value-type="string">
            <text:p>The day I got accepted into nursing school was the best day of my life. </text:p>
          </table:table-cell>
          <table:table-cell table:style-name="ce2" office:value-type="float" office:value="567" calcext:value-type="float">
            <text:p>567</text:p>
          </table:table-cell>
          <table:table-cell table:style-name="ce4" office:value-type="string" calcext:value-type="string">
            <text:p>The day that I got accepted into nursing school was just an ordinary day.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You weren't excit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ll I had been waiting for weeks and was unaware_comma_ but at the end of a stressful day I checked my mail and the letter came in to let me know if I got in or no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understand. Stress is a definite mood kill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_comma_ but then I opened the letter and it ended up being the best day of my lif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1_conv:2143</text:p>
          </table:table-cell>
          <table:table-cell table:style-name="ce2" office:value-type="string" calcext:value-type="string">
            <text:p>angry</text:p>
          </table:table-cell>
          <table:table-cell table:style-name="ce4" office:value-type="string" calcext:value-type="string">
            <text:p>I asked my brother to change my oil over a month ago_comma_ and he still won't help me. He promised_comma_ and yet he keeps putting it off. Kind of annoying.</text:p>
          </table:table-cell>
          <table:table-cell table:style-name="ce2" office:value-type="float" office:value="273" calcext:value-type="float">
            <text:p>273</text:p>
          </table:table-cell>
          <table:table-cell table:style-name="ce4" office:value-type="string" calcext:value-type="string">
            <text:p>I asked my brother to change my oil over a month ago_comma_ and he still won't help me. He promised_comma_ and yet he keeps putting it off. Kind of annoy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t sucks. I can't count on my own family for favors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ell_comma_ he's usually dependable. And it is a favor to begin with_comma_ so I can't get too mad. It's just I asked for it as the only thing I'd like for my birthday_comma_ and I was kind of hoping for it to be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Maybe you should tell him how urgent the oil change is. Maybe he will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66_conv:10932</text:p>
          </table:table-cell>
          <table:table-cell table:style-name="ce2" office:value-type="string" calcext:value-type="string">
            <text:p>proud</text:p>
          </table:table-cell>
          <table:table-cell table:style-name="ce4" office:value-type="string" calcext:value-type="string">
            <text:p>My husband got a promotion!</text:p>
          </table:table-cell>
          <table:table-cell table:style-name="ce2" office:value-type="float" office:value="220" calcext:value-type="float">
            <text:p>220</text:p>
          </table:table-cell>
          <table:table-cell table:style-name="ce4" office:value-type="string" calcext:value-type="string">
            <text:p>My husband got a promotion_comma_ it's going to be great for our fami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Ooh_comma_ awesome! I bet everyone's excited! I hope the future holds many more wonderful things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nk you so much_comma_ I'm so glad he's worked as hard as he ha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Yea_comma_ some people really prove that hard work can pay off. I hope he enjoys the promo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86_conv:6972</text:p>
          </table:table-cell>
          <table:table-cell table:style-name="ce2" office:value-type="string" calcext:value-type="string">
            <text:p>disgusted</text:p>
          </table:table-cell>
          <table:table-cell table:style-name="ce4" office:value-type="string" calcext:value-type="string">
            <text:p>My friend once threw up on my face at a party.. I was so stunned and grossed out</text:p>
          </table:table-cell>
          <table:table-cell table:style-name="ce2" office:value-type="float" office:value="391" calcext:value-type="float">
            <text:p>391</text:p>
          </table:table-cell>
          <table:table-cell table:style-name="ce4" office:value-type="string" calcext:value-type="string">
            <text:p>My friend threw up on my face onc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dear lord.. Was he sick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e was drunk actually_comma_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haha.. Sorry_comma_ i couldn't help but picturiz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99_conv:3998</text:p>
          </table:table-cell>
          <table:table-cell table:style-name="ce2" office:value-type="string" calcext:value-type="string">
            <text:p>anticipating</text:p>
          </table:table-cell>
          <table:table-cell table:style-name="ce4" office:value-type="string" calcext:value-type="string">
            <text:p>I can't wait until Madden 19 comes out next week. <text:s/>I get it every year and it helps me look forward to football season!</text:p>
          </table:table-cell>
          <table:table-cell table:style-name="ce2" office:value-type="float" office:value="304" calcext:value-type="float">
            <text:p>304</text:p>
          </table:table-cell>
          <table:table-cell table:style-name="ce4" office:value-type="string" calcext:value-type="string">
            <text:p>Next week Madden 19 comes out_comma_ I look forward to it every ye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used to play Madden a lot so I understand the excitement. <text:s/>It is a fun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4" calcext:value-type="float">
            <text:p>304</text:p>
          </table:table-cell>
          <table:table-cell table:style-name="ce4" office:value-type="string" calcext:value-type="string">
            <text:p>I agree_comma_ it also means football season is around the corner which is my happiest time of the year. <text:s/>What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do enjoy football_comma_ it means that fall is right around the corner and I love the wea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4" calcext:value-type="float">
            <text:p>304</text:p>
          </table:table-cell>
          <table:table-cell table:style-name="ce4" office:value-type="string" calcext:value-type="string">
            <text:p>Yes thankfully that means summer is going to someday end. <text:s/>It has been brutally hot where I 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Me too_comma_ god bless air conditio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4" calcext:value-type="float">
            <text:p>304</text:p>
          </table:table-cell>
          <table:table-cell table:style-name="ce4" office:value-type="string" calcext:value-type="string">
            <text:p>Yes whoever invented air conditioning deserves a Nobel peace prize_comma_ he or she has probably prevented a million fights and a million death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rue_comma_ <text:s/>heat makes me ang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83_conv:18566</text:p>
          </table:table-cell>
          <table:table-cell table:style-name="ce2" office:value-type="string" calcext:value-type="string">
            <text:p>hopeful</text:p>
          </table:table-cell>
          <table:table-cell table:style-name="ce4" office:value-type="string" calcext:value-type="string">
            <text:p>maybe if I believe hard enough i can get this job</text:p>
          </table:table-cell>
          <table:table-cell table:style-name="ce2" office:value-type="float" office:value="445" calcext:value-type="float">
            <text:p>445</text:p>
          </table:table-cell>
          <table:table-cell table:style-name="ce4" office:value-type="string" calcext:value-type="string">
            <text:p>If I ust believe it hard enough in my heart then its m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a good way to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right_comma_ I try to be as confident as pos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like your positive attitu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5_conv:8090</text:p>
          </table:table-cell>
          <table:table-cell table:style-name="ce2" office:value-type="string" calcext:value-type="string">
            <text:p>surprised</text:p>
          </table:table-cell>
          <table:table-cell table:style-name="ce4" office:value-type="string" calcext:value-type="string">
            <text:p>my little niece started speaking english fast i was surprised </text:p>
          </table:table-cell>
          <table:table-cell table:style-name="ce2" office:value-type="float" office:value="321" calcext:value-type="float">
            <text:p>321</text:p>
          </table:table-cell>
          <table:table-cell table:style-name="ce4" office:value-type="string" calcext:value-type="string">
            <text:p>i come from a large mexican family my little niece just speaks spanish_comma_ she just starte kinder and with a few months already she was speaking english sure its sounds broken but i was still astonish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great. I'm a native spaker_comma_ but from what I understand English is very hard to actually lea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maybe little kids just learn faster _comma_ she gets home and starts counting and saying the a_comma_ b _comma_cs in englis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ey absolutely do. Kids are like sponged. It's been said that it's much easier for kids to learn multiple languages than adul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00_conv:14600</text:p>
          </table:table-cell>
          <table:table-cell table:style-name="ce2" office:value-type="string" calcext:value-type="string">
            <text:p>afraid</text:p>
          </table:table-cell>
          <table:table-cell table:style-name="ce4" office:value-type="string" calcext:value-type="string">
            <text:p>i was scared walking home alone last week</text:p>
          </table:table-cell>
          <table:table-cell table:style-name="ce2" office:value-type="float" office:value="238" calcext:value-type="float">
            <text:p>238</text:p>
          </table:table-cell>
          <table:table-cell table:style-name="ce4" office:value-type="string" calcext:value-type="string">
            <text:p>i was scared walking home alone last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omeone followed me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I hate that. I'm glad you're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86_conv:5172</text:p>
          </table:table-cell>
          <table:table-cell table:style-name="ce2" office:value-type="string" calcext:value-type="string">
            <text:p>content</text:p>
          </table:table-cell>
          <table:table-cell table:style-name="ce4" office:value-type="string" calcext:value-type="string">
            <text:p>I never liked milk. I always had skim milk growing up. Then I decided that maybe whole milk would be better_comma_ but I didn't like that either. But now that I've had 2% milk_comma_ I can enjoy it.</text:p>
          </table:table-cell>
          <table:table-cell table:style-name="ce2" office:value-type="float" office:value="392" calcext:value-type="float">
            <text:p>392</text:p>
          </table:table-cell>
          <table:table-cell table:style-name="ce4" office:value-type="string" calcext:value-type="string">
            <text:p>I never liked milk growing up_comma_ because my family drank skim.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Do you like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Well_comma_ first I tried whole milk_comma_ and that was gross. But I just tried 2% milk_comma_ and I li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I like 2% as well. <text:s/>It's perfect for cereal and chocolate mil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I agree! I'm so happy I can enjoy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Have you tried 1%?</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No_comma_ but I am satisfied with my choi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at's great. <text:s/>2% is much more healthful than whole mil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38_conv:24677</text:p>
          </table:table-cell>
          <table:table-cell table:style-name="ce2" office:value-type="string" calcext:value-type="string">
            <text:p>afraid</text:p>
          </table:table-cell>
          <table:table-cell table:style-name="ce4" office:value-type="string" calcext:value-type="string">
            <text:p>I got a little scared last week on the way home. My car was driving odd</text:p>
          </table:table-cell>
          <table:table-cell table:style-name="ce2" office:value-type="float" office:value="126" calcext:value-type="float">
            <text:p>126</text:p>
          </table:table-cell>
          <table:table-cell table:style-name="ce4" office:value-type="string" calcext:value-type="string">
            <text:p>I was scared last week driving home. My car was driving weir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Uh oh! How was it driving wei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 handling was harder than usu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Yikes! My old Ford Focus had a similar issue. It turned out to be really bad alignment and ended up putting a hole in our front tir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99_conv:9799</text:p>
          </table:table-cell>
          <table:table-cell table:style-name="ce2" office:value-type="string" calcext:value-type="string">
            <text:p>disappointed</text:p>
          </table:table-cell>
          <table:table-cell table:style-name="ce4" office:value-type="string" calcext:value-type="string">
            <text:p>I found out that after 10 years at my company_comma_ they're laying me off indefinitely.</text:p>
          </table:table-cell>
          <table:table-cell table:style-name="ce2" office:value-type="float" office:value="209" calcext:value-type="float">
            <text:p>209</text:p>
          </table:table-cell>
          <table:table-cell table:style-name="ce4" office:value-type="string" calcext:value-type="string">
            <text:p>So_comma_ after 10 years of service at my job_comma_ they're going to lay me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Wait_comma_ what?! That's unbelievable!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e company is apparently downsizing...they say my name came up random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Riiiight...that's a stupid lie if I've ever heard one. Fight this if you can! After 10 years_comma_ they should be promoting you if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6_conv:12612</text:p>
          </table:table-cell>
          <table:table-cell table:style-name="ce2" office:value-type="string" calcext:value-type="string">
            <text:p>grateful</text:p>
          </table:table-cell>
          <table:table-cell table:style-name="ce4" office:value-type="string" calcext:value-type="string">
            <text:p>My sister came to stay with us when I was sick. <text:s/>She took a week off work.</text:p>
          </table:table-cell>
          <table:table-cell table:style-name="ce2" office:value-type="float" office:value="56" calcext:value-type="float">
            <text:p>56</text:p>
          </table:table-cell>
          <table:table-cell table:style-name="ce4" office:value-type="string" calcext:value-type="string">
            <text:p>My sister came to stay with me when I was recovering from surge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good of you to suppor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She stayed with me for an entire week_comma_ taking vacation time from her office. <text:s/>I am one lucky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have a great fam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4_conv:21349</text:p>
          </table:table-cell>
          <table:table-cell table:style-name="ce2" office:value-type="string" calcext:value-type="string">
            <text:p>hopeful</text:p>
          </table:table-cell>
          <table:table-cell table:style-name="ce4" office:value-type="string" calcext:value-type="string">
            <text:p>I am so impatient lately but ready to get some big news and it better be this week. </text:p>
          </table:table-cell>
          <table:table-cell table:style-name="ce2" office:value-type="float" office:value="616" calcext:value-type="float">
            <text:p>616</text:p>
          </table:table-cell>
          <table:table-cell table:style-name="ce4" office:value-type="string" calcext:value-type="string">
            <text:p>So we are waiting on some news to move. I feel like it will be this week that we find 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Where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Not sure yet_comma_ waiting to find all of that out. I hate waiting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Me too. Well I hope it is to somewhere that you li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04_conv:21008</text:p>
          </table:table-cell>
          <table:table-cell table:style-name="ce2" office:value-type="string" calcext:value-type="string">
            <text:p>content</text:p>
          </table:table-cell>
          <table:table-cell table:style-name="ce4" office:value-type="string" calcext:value-type="string">
            <text:p>When i got the score for my final. Got a good grade on it and passed the class.</text:p>
          </table:table-cell>
          <table:table-cell table:style-name="ce2" office:value-type="float" office:value="614" calcext:value-type="float">
            <text:p>614</text:p>
          </table:table-cell>
          <table:table-cell table:style-name="ce4" office:value-type="string" calcext:value-type="string">
            <text:p>I got the scores for my final exam. got a B and passed the class_comma_ it was a good day to celebra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That's awesome! <text:s/>Congratul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ah_comma_ i pampered myself and went with some friends to a Japanese sushi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Nice choice! <text:s/>Getting a B is definitely something to celebr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16_conv:17833</text:p>
          </table:table-cell>
          <table:table-cell table:style-name="ce2" office:value-type="string" calcext:value-type="string">
            <text:p>proud</text:p>
          </table:table-cell>
          <table:table-cell table:style-name="ce4" office:value-type="string" calcext:value-type="string">
            <text:p>I finished a major work assignment in a short amount of time. <text:s/>My supervisor was pleased with the results</text:p>
          </table:table-cell>
          <table:table-cell table:style-name="ce2" office:value-type="float" office:value="111" calcext:value-type="float">
            <text:p>111</text:p>
          </table:table-cell>
          <table:table-cell table:style-name="ce4" office:value-type="string" calcext:value-type="string">
            <text:p>I finished a major work assignment in a short amount of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really what was the assign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It was a presentation that had to be quickly put together. <text:s/>My supervisor seemed plea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It's always great to get back positive feed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70_conv:16341</text:p>
          </table:table-cell>
          <table:table-cell table:style-name="ce2" office:value-type="string" calcext:value-type="string">
            <text:p>prepared</text:p>
          </table:table-cell>
          <table:table-cell table:style-name="ce4" office:value-type="string" calcext:value-type="string">
            <text:p>I always like to be ready before a trip.</text:p>
          </table:table-cell>
          <table:table-cell table:style-name="ce2" office:value-type="float" office:value="225" calcext:value-type="float">
            <text:p>225</text:p>
          </table:table-cell>
          <table:table-cell table:style-name="ce4" office:value-type="string" calcext:value-type="string">
            <text:p>I like to be prepared for a bit trip beforehan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o you do to get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Make a list of what to pack mo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a smart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70_conv:13341</text:p>
          </table:table-cell>
          <table:table-cell table:style-name="ce2" office:value-type="string" calcext:value-type="string">
            <text:p>hopeful</text:p>
          </table:table-cell>
          <table:table-cell table:style-name="ce4" office:value-type="string" calcext:value-type="string">
            <text:p>I entered a writing contest. I knew it would be wonderful if i won. I really wanted to win and thought I might have a good chance. I was excited about it. </text:p>
          </table:table-cell>
          <table:table-cell table:style-name="ce2" office:value-type="float" office:value="409" calcext:value-type="float">
            <text:p>409</text:p>
          </table:table-cell>
          <table:table-cell table:style-name="ce4" office:value-type="string" calcext:value-type="string">
            <text:p>I entered a writing contest. I thought I might have a chance to be a finalist. I was excite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Oh boy_comma_ 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was a finalist. It was so exciting. Even though I didn't win_comma_ it had a lot of advantag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Congrats_comma_ that's a real accomplish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_conv:1042</text:p>
          </table:table-cell>
          <table:table-cell table:style-name="ce2" office:value-type="string" calcext:value-type="string">
            <text:p>lonely</text:p>
          </table:table-cell>
          <table:table-cell table:style-name="ce4" office:value-type="string" calcext:value-type="string">
            <text:p>I hate it when my husband goes away for work. There is no one else here but me.</text:p>
          </table:table-cell>
          <table:table-cell table:style-name="ce2" office:value-type="float" office:value="136" calcext:value-type="float">
            <text:p>136</text:p>
          </table:table-cell>
          <table:table-cell table:style-name="ce4" office:value-type="string" calcext:value-type="string">
            <text:p>That sounds tough. What do you d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well i am a mover so i have to bring heavy furniture up and down stai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6" calcext:value-type="float">
            <text:p>136</text:p>
          </table:table-cell>
          <table:table-cell table:style-name="ce4" office:value-type="string" calcext:value-type="string">
            <text:p>That sounds like hard work. I hope you are paid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it pays decent and feeds the kids so I can't compl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6" calcext:value-type="float">
            <text:p>136</text:p>
          </table:table-cell>
          <table:table-cell table:style-name="ce4" office:value-type="string" calcext:value-type="string">
            <text:p>Fair enough. As long as you look after your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94_conv:12389</text:p>
          </table:table-cell>
          <table:table-cell table:style-name="ce2" office:value-type="string" calcext:value-type="string">
            <text:p>joyful</text:p>
          </table:table-cell>
          <table:table-cell table:style-name="ce4" office:value-type="string" calcext:value-type="string">
            <text:p>Got a Costco cake. For myself.</text:p>
          </table:table-cell>
          <table:table-cell table:style-name="ce2" office:value-type="float" office:value="1" calcext:value-type="float">
            <text:p>1</text:p>
          </table:table-cell>
          <table:table-cell table:style-name="ce4" office:value-type="string" calcext:value-type="string">
            <text:p>Got a Costco cake. For mysel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wow_comma_ was it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 It's delicious! Now I just need to figure out how to save this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c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88_conv:20577</text:p>
          </table:table-cell>
          <table:table-cell table:style-name="ce2" office:value-type="string" calcext:value-type="string">
            <text:p>furious</text:p>
          </table:table-cell>
          <table:table-cell table:style-name="ce4" office:value-type="string" calcext:value-type="string">
            <text:p>I am so mad_comma_ my dog ate my homework that I spend 2 hours on_comma_ so now I have to redo the whole thing! </text:p>
          </table:table-cell>
          <table:table-cell table:style-name="ce2" office:value-type="float" office:value="631" calcext:value-type="float">
            <text:p>631</text:p>
          </table:table-cell>
          <table:table-cell table:style-name="ce4" office:value-type="string" calcext:value-type="string">
            <text:p>I am so mad_comma_ my dog ate my homework that I spend 2 hours on_comma_ so now I have to redo the whole th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0" calcext:value-type="float">
            <text:p>700</text:p>
          </table:table-cell>
          <table:table-cell table:style-name="ce4" office:value-type="string" calcext:value-type="string">
            <text:p>Oh no_comma_ that's terrible_comma_ what are you going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I guess I will just have to redo everything if my teacher does not believe me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0" calcext:value-type="float">
            <text:p>700</text:p>
          </table:table-cell>
          <table:table-cell table:style-name="ce4" office:value-type="string" calcext:value-type="string">
            <text:p>Well that's no good_comma_ you could try taping it back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35_conv:5070</text:p>
          </table:table-cell>
          <table:table-cell table:style-name="ce2" office:value-type="string" calcext:value-type="string">
            <text:p>devastated</text:p>
          </table:table-cell>
          <table:table-cell table:style-name="ce4" office:value-type="string" calcext:value-type="string">
            <text:p>My dog passed away last month. I am so sad about it.</text:p>
          </table:table-cell>
          <table:table-cell table:style-name="ce2" office:value-type="float" office:value="322" calcext:value-type="float">
            <text:p>322</text:p>
          </table:table-cell>
          <table:table-cell table:style-name="ce4" office:value-type="string" calcext:value-type="string">
            <text:p>My dog passed away last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 I am so sorry! I have lost many this year too. I hope he had a long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sad thinking about it. <text:s/>He was only 2 years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man! What happen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33_conv:15067</text:p>
          </table:table-cell>
          <table:table-cell table:style-name="ce2" office:value-type="string" calcext:value-type="string">
            <text:p>ashamed</text:p>
          </table:table-cell>
          <table:table-cell table:style-name="ce4" office:value-type="string" calcext:value-type="string">
            <text:p>I lied to a guy about my age and we have been datin for a while now. </text:p>
          </table:table-cell>
          <table:table-cell table:style-name="ce2" office:value-type="float" office:value="262" calcext:value-type="float">
            <text:p>262</text:p>
          </table:table-cell>
          <table:table-cell table:style-name="ce4" office:value-type="string" calcext:value-type="string">
            <text:p>I been dating this guy for a while <text:s/>no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good to hear _comma_ how lo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a few months_comma_ but I lied about my age when we met. Now I don't know what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f he loves you _comma_ it wont matter i am sure everything will work out at the 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so. I do really lik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0_conv:2241</text:p>
          </table:table-cell>
          <table:table-cell table:style-name="ce2" office:value-type="string" calcext:value-type="string">
            <text:p>prepared</text:p>
          </table:table-cell>
          <table:table-cell table:style-name="ce4" office:value-type="string" calcext:value-type="string">
            <text:p>I studied for 3 months straight in order to pass my bar exam and become a lawyer.</text:p>
          </table:table-cell>
          <table:table-cell table:style-name="ce2" office:value-type="float" office:value="288" calcext:value-type="float">
            <text:p>288</text:p>
          </table:table-cell>
          <table:table-cell table:style-name="ce4" office:value-type="string" calcext:value-type="string">
            <text:p>I studied so hard for my bar exam so that I could become a lawyer. I prepared for almost 3 months stra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wow_comma_ you're so determined! Did you pass your exa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 did pass! It was a rough 3 months_comma_ but once I got there_comma_ I felt like I was 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yay! congrats! that's really awesome. you should be proud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4_conv:5369</text:p>
          </table:table-cell>
          <table:table-cell table:style-name="ce2" office:value-type="string" calcext:value-type="string">
            <text:p>lonely</text:p>
          </table:table-cell>
          <table:table-cell table:style-name="ce4" office:value-type="string" calcext:value-type="string">
            <text:p>I live by myself and it gets so boring. <text:s/>Just me and my dog.</text:p>
          </table:table-cell>
          <table:table-cell table:style-name="ce2" office:value-type="float" office:value="160" calcext:value-type="float">
            <text:p>160</text:p>
          </table:table-cell>
          <table:table-cell table:style-name="ce4" office:value-type="string" calcext:value-type="string">
            <text:p>I love by myself and it gets so boring. <text:s/>Its just me and my do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our dog doesn't keep you good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nd that should have said LIVE lol. <text:s/>She does.. but its not the same as having other people to talk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guess so but it should be able to alleviate a lot of that lonelin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35_conv:13270</text:p>
          </table:table-cell>
          <table:table-cell table:style-name="ce2" office:value-type="string" calcext:value-type="string">
            <text:p>furious</text:p>
          </table:table-cell>
          <table:table-cell table:style-name="ce4" office:value-type="string" calcext:value-type="string">
            <text:p>I was furious when my dog ate the wires to my Television.</text:p>
          </table:table-cell>
          <table:table-cell table:style-name="ce2" office:value-type="float" office:value="317" calcext:value-type="float">
            <text:p>317</text:p>
          </table:table-cell>
          <table:table-cell table:style-name="ce4" office:value-type="string" calcext:value-type="string">
            <text:p>I was furious when my dog ate the wires to my Televisi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must have been so annoying. Hopefully you can just get a replace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Yeah but it will take a few days because I have to wait for my payche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hope he doesnt do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78_conv:6956</text:p>
          </table:table-cell>
          <table:table-cell table:style-name="ce2" office:value-type="string" calcext:value-type="string">
            <text:p>anxious</text:p>
          </table:table-cell>
          <table:table-cell table:style-name="ce4" office:value-type="string" calcext:value-type="string">
            <text:p>Bills and mortgage payments are comming up. <text:s/>I am working hard to make sure I can satisfy them.</text:p>
          </table:table-cell>
          <table:table-cell table:style-name="ce2" office:value-type="float" office:value="447" calcext:value-type="float">
            <text:p>447</text:p>
          </table:table-cell>
          <table:table-cell table:style-name="ce4" office:value-type="string" calcext:value-type="string">
            <text:p>My bills and mortgage payment is coming up soon. <text:s/>I not sure if I can cover them a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good for you! that is how it is supposed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I am working hard to make sure I can cover them. <text:s/>Hope fully this month of work is better than last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wish you the very best on that my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79_conv:10758</text:p>
          </table:table-cell>
          <table:table-cell table:style-name="ce2" office:value-type="string" calcext:value-type="string">
            <text:p>grateful</text:p>
          </table:table-cell>
          <table:table-cell table:style-name="ce4" office:value-type="string" calcext:value-type="string">
            <text:p>I was in line paying for groceries when I found out I was $4 short. Someone behind me volunteered to pay the rest for me.</text:p>
          </table:table-cell>
          <table:table-cell table:style-name="ce2" office:value-type="float" office:value="537" calcext:value-type="float">
            <text:p>537</text:p>
          </table:table-cell>
          <table:table-cell table:style-name="ce4" office:value-type="string" calcext:value-type="string">
            <text:p>I had a very nice stranger do something for me today at the grocery st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Oh really? What did they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7" calcext:value-type="float">
            <text:p>537</text:p>
          </table:table-cell>
          <table:table-cell table:style-name="ce4" office:value-type="string" calcext:value-type="string">
            <text:p>I was $4 short on my grocery bill and they stepped in and paid for it. I was very thank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Wow! That was really nice of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2_conv:21864</text:p>
          </table:table-cell>
          <table:table-cell table:style-name="ce2" office:value-type="string" calcext:value-type="string">
            <text:p>sentimental</text:p>
          </table:table-cell>
          <table:table-cell table:style-name="ce4" office:value-type="string" calcext:value-type="string">
            <text:p>I went to the pount to find a new dog and i felt sorry for all of the dogs. They were so cute and nice but no one wanted them. </text:p>
          </table:table-cell>
          <table:table-cell table:style-name="ce2" office:value-type="float" office:value="748" calcext:value-type="float">
            <text:p>748</text:p>
          </table:table-cell>
          <table:table-cell table:style-name="ce4" office:value-type="string" calcext:value-type="string">
            <text:p>Hey i went ot the pound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Did you adopt an anim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a but i wanted all of them. They were all so cute and nice. I felt bad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 feel all for those poor animals and want to adopt all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d be a lot of dog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t would definitely be hard. <text:s/>I feel bad for them being in cag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Same. If only we could just put them in abadoned malls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12_conv:24625</text:p>
          </table:table-cell>
          <table:table-cell table:style-name="ce2" office:value-type="string" calcext:value-type="string">
            <text:p>grateful</text:p>
          </table:table-cell>
          <table:table-cell table:style-name="ce4" office:value-type="string" calcext:value-type="string">
            <text:p>My boyfriend brought me dinner after I had a long stressful day. I had no groceries in the house and I didn't feel like driving to get anything.</text:p>
          </table:table-cell>
          <table:table-cell table:style-name="ce2" office:value-type="float" office:value="799" calcext:value-type="float">
            <text:p>799</text:p>
          </table:table-cell>
          <table:table-cell table:style-name="ce4" office:value-type="string" calcext:value-type="string">
            <text:p>Isn't it nice when people bring you food_comma_ when you've had a long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Oh for sure. I hate having to cook and do dishes after a long hard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Exactly! My boyfriend brought me dinner the other night. I had no groceries and just didn't feel like going out after a long stressful day. I was so thank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Were at work today or doing something el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8_conv:10917</text:p>
          </table:table-cell>
          <table:table-cell table:style-name="ce2" office:value-type="string" calcext:value-type="string">
            <text:p>ashamed</text:p>
          </table:table-cell>
          <table:table-cell table:style-name="ce4" office:value-type="string" calcext:value-type="string">
            <text:p>my partner and I at work submited a project and I just found out that a lot of his work was stolen. <text:s/>I cant believe he would do that. <text:s/>I feel betrayed and embarassed</text:p>
          </table:table-cell>
          <table:table-cell table:style-name="ce2" office:value-type="float" office:value="301" calcext:value-type="float">
            <text:p>301</text:p>
          </table:table-cell>
          <table:table-cell table:style-name="ce4" office:value-type="string" calcext:value-type="string">
            <text:p>Im worried that I am going to get fired at work. <text:s/>I dont know what to d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hy do you think you'll get f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Just found out that my partner at work submitted our project_comma_ but most of his work was stolen. <text:s/>I didn’t know that he did this_comma_ but I feel ashamed and embarr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o you plan on discussing this with your bo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0_conv:1441</text:p>
          </table:table-cell>
          <table:table-cell table:style-name="ce2" office:value-type="string" calcext:value-type="string">
            <text:p>lonely</text:p>
          </table:table-cell>
          <table:table-cell table:style-name="ce4" office:value-type="string" calcext:value-type="string">
            <text:p>I got heartbroken when my girlfriend left me and now I am so lonely</text:p>
          </table:table-cell>
          <table:table-cell table:style-name="ce2" office:value-type="float" office:value="210" calcext:value-type="float">
            <text:p>210</text:p>
          </table:table-cell>
          <table:table-cell table:style-name="ce4" office:value-type="string" calcext:value-type="string">
            <text:p>Loneliness is very bad_comma_ I miss my partn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I understand. I have been lonely most of my life. But_comma_ it gives it back and it makes up the loneliness par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s there any chance for us to break free from lonel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7" calcext:value-type="float">
            <text:p>187</text:p>
          </table:table-cell>
          <table:table-cell table:style-name="ce4" office:value-type="string" calcext:value-type="string">
            <text:p>I have a solution for that_comma_ but I wouldn't advocate you doing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tell me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1_conv:24763</text:p>
          </table:table-cell>
          <table:table-cell table:style-name="ce2" office:value-type="string" calcext:value-type="string">
            <text:p>prepared</text:p>
          </table:table-cell>
          <table:table-cell table:style-name="ce4" office:value-type="string" calcext:value-type="string">
            <text:p>I studied hard for my drivers test. I did lots of training.</text:p>
          </table:table-cell>
          <table:table-cell table:style-name="ce2" office:value-type="float" office:value="375" calcext:value-type="float">
            <text:p>375</text:p>
          </table:table-cell>
          <table:table-cell table:style-name="ce4" office:value-type="string" calcext:value-type="string">
            <text:p>Feeling so good about my drivers license te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Awesome! I hope you do well! When do you t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taking it in three weeks it's my first 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ou will do great_comma_ just stay confid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01_conv:18403</text:p>
          </table:table-cell>
          <table:table-cell table:style-name="ce2" office:value-type="string" calcext:value-type="string">
            <text:p>trusting</text:p>
          </table:table-cell>
          <table:table-cell table:style-name="ce4" office:value-type="string" calcext:value-type="string">
            <text:p>I really like to ask my friends for advice</text:p>
          </table:table-cell>
          <table:table-cell table:style-name="ce2" office:value-type="float" office:value="247" calcext:value-type="float">
            <text:p>247</text:p>
          </table:table-cell>
          <table:table-cell table:style-name="ce4" office:value-type="string" calcext:value-type="string">
            <text:p>I really like to ask my friends for advi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s nice of you to rely on a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 I trust my friends to give me good adv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en you got good set of friends. Don't lose them for your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4_conv:1609</text:p>
          </table:table-cell>
          <table:table-cell table:style-name="ce2" office:value-type="string" calcext:value-type="string">
            <text:p>embarrassed</text:p>
          </table:table-cell>
          <table:table-cell table:style-name="ce4" office:value-type="string" calcext:value-type="string">
            <text:p>One time I wore my pants backwards to work.</text:p>
          </table:table-cell>
          <table:table-cell table:style-name="ce2" office:value-type="float" office:value="226" calcext:value-type="float">
            <text:p>226</text:p>
          </table:table-cell>
          <table:table-cell table:style-name="ce4" office:value-type="string" calcext:value-type="string">
            <text:p>One time I wore my pants backwards to wo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How did you manage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ey were pull on with no buttons or zipp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Oh that makes sense. I hope you found out quickly before anyone else could se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35_conv:12471</text:p>
          </table:table-cell>
          <table:table-cell table:style-name="ce2" office:value-type="string" calcext:value-type="string">
            <text:p>disappointed</text:p>
          </table:table-cell>
          <table:table-cell table:style-name="ce4" office:value-type="string" calcext:value-type="string">
            <text:p>I bought tickets to an expensive concert ($50) that a friend and I planned to attend. The day of the concert the show was rained out_comma_ and no one was refunded.</text:p>
          </table:table-cell>
          <table:table-cell table:style-name="ce2" office:value-type="float" office:value="117" calcext:value-type="float">
            <text:p>117</text:p>
          </table:table-cell>
          <table:table-cell table:style-name="ce4" office:value-type="string" calcext:value-type="string">
            <text:p>Sometimes things don't work out like you planned. It can be a real let down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 got two tickets for a friend and I for a concert. The day of the show_comma_ it poured and no one got a ref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You should have got refund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37_conv:8475</text:p>
          </table:table-cell>
          <table:table-cell table:style-name="ce2" office:value-type="string" calcext:value-type="string">
            <text:p>angry</text:p>
          </table:table-cell>
          <table:table-cell table:style-name="ce4" office:value-type="string" calcext:value-type="string">
            <text:p>My manager keep lying to me. He is trying to advantage of me.</text:p>
          </table:table-cell>
          <table:table-cell table:style-name="ce2" office:value-type="float" office:value="7" calcext:value-type="float">
            <text:p>7</text:p>
          </table:table-cell>
          <table:table-cell table:style-name="ce4" office:value-type="string" calcext:value-type="string">
            <text:p>My manager keep lying to me. He is trying to advantage of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Do you want to yell at him and call him a li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nt to do both but I can't if I want to keep my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ne time i secretly called my boss's wife and outted him for an affair he was having with one of my coworkers.. lol he never kne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6_conv:24453</text:p>
          </table:table-cell>
          <table:table-cell table:style-name="ce2" office:value-type="string" calcext:value-type="string">
            <text:p>sad</text:p>
          </table:table-cell>
          <table:table-cell table:style-name="ce4" office:value-type="string" calcext:value-type="string">
            <text:p>My friend was hit by a meteor. </text:p>
          </table:table-cell>
          <table:table-cell table:style-name="ce2" office:value-type="float" office:value="524" calcext:value-type="float">
            <text:p>524</text:p>
          </table:table-cell>
          <table:table-cell table:style-name="ce4" office:value-type="string" calcext:value-type="string">
            <text:p>My friend was struck by a meteo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Was his name Joe Di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ctually... yeah. You know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think I heard about them in the new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_conv:1636</text:p>
          </table:table-cell>
          <table:table-cell table:style-name="ce2" office:value-type="string" calcext:value-type="string">
            <text:p>impressed</text:p>
          </table:table-cell>
          <table:table-cell table:style-name="ce4" office:value-type="string" calcext:value-type="string">
            <text:p>I am very surprised by the performances of the French soccer Team in the world cup.</text:p>
          </table:table-cell>
          <table:table-cell table:style-name="ce2" office:value-type="float" office:value="7" calcext:value-type="float">
            <text:p>7</text:p>
          </table:table-cell>
          <table:table-cell table:style-name="ce4" office:value-type="string" calcext:value-type="string">
            <text:p>I am very surprised by the performances of the French soccer Team in the world cup. I was expecting the Croatia soccer Team to win the fina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Did you have a team that you were root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My prefered team was Brazil but I hated the behavior of Neymar during the world c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s the great thing about sports_comma_ anything can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0_conv:1361</text:p>
          </table:table-cell>
          <table:table-cell table:style-name="ce2" office:value-type="string" calcext:value-type="string">
            <text:p>grateful</text:p>
          </table:table-cell>
          <table:table-cell table:style-name="ce4" office:value-type="string" calcext:value-type="string">
            <text:p>I was so tired last Saturday_comma_ my friend came to my house and helped me with my chores_comma_ I was very happy</text:p>
          </table:table-cell>
          <table:table-cell table:style-name="ce2" office:value-type="float" office:value="183" calcext:value-type="float">
            <text:p>183</text:p>
          </table:table-cell>
          <table:table-cell table:style-name="ce4" office:value-type="string" calcext:value-type="string">
            <text:p>Really_comma_ she surprised me. I was so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What did she surprise you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By helping me with my chores_comma_ even without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amazing! Thats really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48_conv:11096</text:p>
          </table:table-cell>
          <table:table-cell table:style-name="ce2" office:value-type="string" calcext:value-type="string">
            <text:p>impressed</text:p>
          </table:table-cell>
          <table:table-cell table:style-name="ce4" office:value-type="string" calcext:value-type="string">
            <text:p>im am really impressed on the video game growth this year_comma_ video games have come a long way since they came out</text:p>
          </table:table-cell>
          <table:table-cell table:style-name="ce2" office:value-type="float" office:value="507" calcext:value-type="float">
            <text:p>507</text:p>
          </table:table-cell>
          <table:table-cell table:style-name="ce4" office:value-type="string" calcext:value-type="string">
            <text:p>i cant believe the growth video games are having this past couple of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 do you mean by that? I'm not a gamer 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gaming has blown up this past couple of yea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you're right_comma_ it has. I hear about it more and m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15_conv:7031</text:p>
          </table:table-cell>
          <table:table-cell table:style-name="ce2" office:value-type="string" calcext:value-type="string">
            <text:p>content</text:p>
          </table:table-cell>
          <table:table-cell table:style-name="ce4" office:value-type="string" calcext:value-type="string">
            <text:p>A competing firm offered me a job for higher salary if my ditch my current firm. But i did not_comma_ i feel satisfied with my situation now.</text:p>
          </table:table-cell>
          <table:table-cell table:style-name="ce2" office:value-type="float" office:value="391" calcext:value-type="float">
            <text:p>391</text:p>
          </table:table-cell>
          <table:table-cell table:style-name="ce4" office:value-type="string" calcext:value-type="string">
            <text:p>A competing firm offered me a job for higher salary_comma_ if i cheated my firm. But i respectfully declin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much better did it p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5k. But i am satisfied with my current fir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ot too much_comma_ I think you made a good cho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16_conv:12033</text:p>
          </table:table-cell>
          <table:table-cell table:style-name="ce2" office:value-type="string" calcext:value-type="string">
            <text:p>embarrassed</text:p>
          </table:table-cell>
          <table:table-cell table:style-name="ce4" office:value-type="string" calcext:value-type="string">
            <text:p>I couldn't remember my friend's husband's name. He knew mine_comma_ so I felt really bad about it.</text:p>
          </table:table-cell>
          <table:table-cell table:style-name="ce2" office:value-type="float" office:value="422" calcext:value-type="float">
            <text:p>422</text:p>
          </table:table-cell>
          <table:table-cell table:style-name="ce4" office:value-type="string" calcext:value-type="string">
            <text:p>I was at a party with some friends and I could not remember my friend's husband's name to save my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Uh oh_comma_ did you try to play it off or did you have to ask your husb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I tried to play it off_comma_ but I was so embarrassed. I know he's told me what it is multiple times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_comma_ that happens_comma_ hopefully he wasn't offended by it or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4_conv:11869</text:p>
          </table:table-cell>
          <table:table-cell table:style-name="ce2" office:value-type="string" calcext:value-type="string">
            <text:p>disappointed</text:p>
          </table:table-cell>
          <table:table-cell table:style-name="ce4" office:value-type="string" calcext:value-type="string">
            <text:p>I ran out of my favorite makeup and can't afford to buy more.</text:p>
          </table:table-cell>
          <table:table-cell table:style-name="ce2" office:value-type="float" office:value="220" calcext:value-type="float">
            <text:p>220</text:p>
          </table:table-cell>
          <table:table-cell table:style-name="ce4" office:value-type="string" calcext:value-type="string">
            <text:p>I ran out of my favorite makeup and can't afford to buy more right now_comma_ what a bumm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_comma_ I hate it when that happens :( Have you looked on places like mercari or eb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aven't but that might be a good idea for me to try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I get makeup I need more than half off on those pla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8_conv:5376</text:p>
          </table:table-cell>
          <table:table-cell table:style-name="ce2" office:value-type="string" calcext:value-type="string">
            <text:p>sentimental</text:p>
          </table:table-cell>
          <table:table-cell table:style-name="ce4" office:value-type="string" calcext:value-type="string">
            <text:p>son preparing to leave for college</text:p>
          </table:table-cell>
          <table:table-cell table:style-name="ce2" office:value-type="float" office:value="239" calcext:value-type="float">
            <text:p>239</text:p>
          </table:table-cell>
          <table:table-cell table:style-name="ce4" office:value-type="string" calcext:value-type="string">
            <text:p>My son is getting ready to go off to college and I find myself so happy and sad at the same time. I'm just remembering all the wonderful times we had with him growing up. It went so quickl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 you knew that you would have to let go one day_comma_ didn'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Yes_comma_ I have always known that_comma_ and I know it's a great thing. But it's hard not to feel emotional about it. Life is about to really ch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 have only one option when it comes to change_comma_ embrac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7_conv:1714</text:p>
          </table:table-cell>
          <table:table-cell table:style-name="ce2" office:value-type="string" calcext:value-type="string">
            <text:p>disappointed</text:p>
          </table:table-cell>
          <table:table-cell table:style-name="ce4" office:value-type="string" calcext:value-type="string">
            <text:p>when i was laid off from work. it made me sad </text:p>
          </table:table-cell>
          <table:table-cell table:style-name="ce2" office:value-type="float" office:value="11" calcext:value-type="float">
            <text:p>11</text:p>
          </table:table-cell>
          <table:table-cell table:style-name="ce4" office:value-type="string" calcext:value-type="string">
            <text:p>So during my last employer_comma_ they decided to give us a raise and then lay us off! Isnt that crazy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I don't see the point in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ah right? Literally 2 months later they were like and btw... :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At least you've got work here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33_conv:6467</text:p>
          </table:table-cell>
          <table:table-cell table:style-name="ce2" office:value-type="string" calcext:value-type="string">
            <text:p>caring</text:p>
          </table:table-cell>
          <table:table-cell table:style-name="ce4" office:value-type="string" calcext:value-type="string">
            <text:p>I love my kids so much. I want them to live with me forever</text:p>
          </table:table-cell>
          <table:table-cell table:style-name="ce2" office:value-type="float" office:value="262" calcext:value-type="float">
            <text:p>262</text:p>
          </table:table-cell>
          <table:table-cell table:style-name="ce4" office:value-type="string" calcext:value-type="string">
            <text:p>MY kids are my favorite people in the worl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 yeah? That sounds awesome. That's how it should be! Can you tell me a little bit abou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wo girls and one boy. <text:s/>I want them to live with me forever. Their kids too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aha_comma_ that's incredible. A lot of parents wouldn't feel that way... After 18_comma_ they're done. That's pretty cool of you to feel that way_comma_ but I guess that speaks volumes about the kind of kids you have and how good they are. It sounds like you raised them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ime will tell. I think they are pretty cool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47_conv:15295</text:p>
          </table:table-cell>
          <table:table-cell table:style-name="ce2" office:value-type="string" calcext:value-type="string">
            <text:p>nostalgic</text:p>
          </table:table-cell>
          <table:table-cell table:style-name="ce4" office:value-type="string" calcext:value-type="string">
            <text:p>I was going through an old photo album.</text:p>
          </table:table-cell>
          <table:table-cell table:style-name="ce2" office:value-type="float" office:value="59" calcext:value-type="float">
            <text:p>59</text:p>
          </table:table-cell>
          <table:table-cell table:style-name="ce4" office:value-type="string" calcext:value-type="string">
            <text:p>I was going through an old photo album. It brought back so many memorie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1" calcext:value-type="float">
            <text:p>601</text:p>
          </table:table-cell>
          <table:table-cell table:style-name="ce4" office:value-type="string" calcext:value-type="string">
            <text:p>I know how that could be_comma_ an old trip down memory lane can make you reflect on so mu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I fondly remember my childhood and got a blast of nostalgia looking at those photo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1" calcext:value-type="float">
            <text:p>601</text:p>
          </table:table-cell>
          <table:table-cell table:style-name="ce4" office:value-type="string" calcext:value-type="string">
            <text:p>That is wonderful. <text:s/>I think that I will take a look at a few of my photo albums and get that feeling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59_conv:14518</text:p>
          </table:table-cell>
          <table:table-cell table:style-name="ce2" office:value-type="string" calcext:value-type="string">
            <text:p>content</text:p>
          </table:table-cell>
          <table:table-cell table:style-name="ce4" office:value-type="string" calcext:value-type="string">
            <text:p>I just ate an entire pizza.</text:p>
          </table:table-cell>
          <table:table-cell table:style-name="ce2" office:value-type="float" office:value="59" calcext:value-type="float">
            <text:p>59</text:p>
          </table:table-cell>
          <table:table-cell table:style-name="ce4" office:value-type="string" calcext:value-type="string">
            <text:p>I just ate an entire pizza and had a cup of nice warm hot coffe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um! Pizza for breakfast? My favori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p_comma_ it was left over from last night. I feel so utterly content_comma_ I think I am going to go back to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enjoy the weeken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28_conv:12257</text:p>
          </table:table-cell>
          <table:table-cell table:style-name="ce2" office:value-type="string" calcext:value-type="string">
            <text:p>sad</text:p>
          </table:table-cell>
          <table:table-cell table:style-name="ce4" office:value-type="string" calcext:value-type="string">
            <text:p>I was upset as a kid when the Eagles lost the superbowl_comma_ I cried a lot</text:p>
          </table:table-cell>
          <table:table-cell table:style-name="ce2" office:value-type="float" office:value="10" calcext:value-type="float">
            <text:p>10</text:p>
          </table:table-cell>
          <table:table-cell table:style-name="ce4" office:value-type="string" calcext:value-type="string">
            <text:p>I was upset as a kid when the Eagles lost the superbowl_comma_ I cried a lo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they made up for it last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for sure_comma_ it was awesome_comma_ to do it against the team that made me cry as a kid_comma_ pricel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yeah_comma_ I forgot about that h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3_conv:606</text:p>
          </table:table-cell>
          <table:table-cell table:style-name="ce2" office:value-type="string" calcext:value-type="string">
            <text:p>surprised</text:p>
          </table:table-cell>
          <table:table-cell table:style-name="ce4" office:value-type="string" calcext:value-type="string">
            <text:p>My husband brought me a present for my birthday. <text:s/>It was a iphone 8 and i love it</text:p>
          </table:table-cell>
          <table:table-cell table:style-name="ce2" office:value-type="float" office:value="56" calcext:value-type="float">
            <text:p>56</text:p>
          </table:table-cell>
          <table:table-cell table:style-name="ce4" office:value-type="string" calcext:value-type="string">
            <text:p>My husband brought me a birthday present last month that I was very excited to receiv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he buy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An iPhone 8! <text:s/>I sooo needed a new one_comma_ I've been using a 5 for years and it would barely hold a charge. <text:s/>I really like the 8.</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ve an iphone7.</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think I'm going to get my girls a 7 for Christmas. <text:s/>They are at that age that they are no longer into toys and really just want money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19_conv:5038</text:p>
          </table:table-cell>
          <table:table-cell table:style-name="ce2" office:value-type="string" calcext:value-type="string">
            <text:p>disgusted</text:p>
          </table:table-cell>
          <table:table-cell table:style-name="ce4" office:value-type="string" calcext:value-type="string">
            <text:p>I ate at a restaurant this morning and the Sriracha bottle looked like it was 1000 years old.</text:p>
          </table:table-cell>
          <table:table-cell table:style-name="ce2" office:value-type="float" office:value="269" calcext:value-type="float">
            <text:p>269</text:p>
          </table:table-cell>
          <table:table-cell table:style-name="ce4" office:value-type="string" calcext:value-type="string">
            <text:p>I ate at a restaurant this morning and the Sriracha bottle looked like it was 1000 years ol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n a cool antique way or a disgusting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Disgusting_comma_ that cap was so crusty it was unbelievable. I don't know why they don't replace them montly 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so gross. Did you complain to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6_conv:2132</text:p>
          </table:table-cell>
          <table:table-cell table:style-name="ce2" office:value-type="string" calcext:value-type="string">
            <text:p>content</text:p>
          </table:table-cell>
          <table:table-cell table:style-name="ce4" office:value-type="string" calcext:value-type="string">
            <text:p>Doing pretty good at work today. Feeling like things are going my way.</text:p>
          </table:table-cell>
          <table:table-cell table:style-name="ce2" office:value-type="float" office:value="273" calcext:value-type="float">
            <text:p>273</text:p>
          </table:table-cell>
          <table:table-cell table:style-name="ce4" office:value-type="string" calcext:value-type="string">
            <text:p>Doing pretty good at work today. Feeling like things are going my 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wesome_comma_ love the positive vibes. good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nks. Yeah_comma_ just started the job a month ago. Finally starting to get the hang of it. I work in constru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good paying job and keeps you acti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51_conv:11502</text:p>
          </table:table-cell>
          <table:table-cell table:style-name="ce2" office:value-type="string" calcext:value-type="string">
            <text:p>embarrassed</text:p>
          </table:table-cell>
          <table:table-cell table:style-name="ce4" office:value-type="string" calcext:value-type="string">
            <text:p>I was in the middle of a speech and I farted. I turned red and ran out of the room.</text:p>
          </table:table-cell>
          <table:table-cell table:style-name="ce2" office:value-type="float" office:value="4" calcext:value-type="float">
            <text:p>4</text:p>
          </table:table-cell>
          <table:table-cell table:style-name="ce4" office:value-type="string" calcext:value-type="string">
            <text:p>I was in the middle of a speech and I farted. I turned red and ran out of the roo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at's so funny! I mean_comma_ that must have been embara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was horrible. I still hear about it and this occurred on the first day of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Such a shame. Were you very you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41_conv:6082</text:p>
          </table:table-cell>
          <table:table-cell table:style-name="ce2" office:value-type="string" calcext:value-type="string">
            <text:p>disgusted</text:p>
          </table:table-cell>
          <table:table-cell table:style-name="ce4" office:value-type="string" calcext:value-type="string">
            <text:p>I was eating at the Mcdonalds when someone who smell very bad sat behind me. The smell was so bad that I was going to throw up.</text:p>
          </table:table-cell>
          <table:table-cell table:style-name="ce2" office:value-type="float" office:value="7" calcext:value-type="float">
            <text:p>7</text:p>
          </table:table-cell>
          <table:table-cell table:style-name="ce4" office:value-type="string" calcext:value-type="string">
            <text:p>I was eating at the Mcdonalds when someone who smell very bad sat behind me. The smell was so bad that I was going to throw u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disgusting. Did you move to another 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ouldn't finish my lunch. I throwed everything in the trash and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awful. <text:s/>Some people are disgu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2_conv:21344</text:p>
          </table:table-cell>
          <table:table-cell table:style-name="ce2" office:value-type="string" calcext:value-type="string">
            <text:p>prepared</text:p>
          </table:table-cell>
          <table:table-cell table:style-name="ce4" office:value-type="string" calcext:value-type="string">
            <text:p>I knew I was ready for my college exam.</text:p>
          </table:table-cell>
          <table:table-cell table:style-name="ce2" office:value-type="float" office:value="259" calcext:value-type="float">
            <text:p>259</text:p>
          </table:table-cell>
          <table:table-cell table:style-name="ce4" office:value-type="string" calcext:value-type="string">
            <text:p>I knew I was ready for my college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You study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did. Failed my last so I knew I had to make it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Oh no_comma_ I bet you aced this on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92_conv:19784</text:p>
          </table:table-cell>
          <table:table-cell table:style-name="ce2" office:value-type="string" calcext:value-type="string">
            <text:p>joyful</text:p>
          </table:table-cell>
          <table:table-cell table:style-name="ce4" office:value-type="string" calcext:value-type="string">
            <text:p>When I got my marks back on the math test. Scored a 95%&gt;</text:p>
          </table:table-cell>
          <table:table-cell table:style-name="ce2" office:value-type="float" office:value="375" calcext:value-type="float">
            <text:p>375</text:p>
          </table:table-cell>
          <table:table-cell table:style-name="ce4" office:value-type="string" calcext:value-type="string">
            <text:p>Just got my marks ba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How'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got a 95% which was the best mark in the c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mazing!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30_conv:23260</text:p>
          </table:table-cell>
          <table:table-cell table:style-name="ce2" office:value-type="string" calcext:value-type="string">
            <text:p>terrified</text:p>
          </table:table-cell>
          <table:table-cell table:style-name="ce4" office:value-type="string" calcext:value-type="string">
            <text:p>I saw a strange shadow in the kitchen at night. </text:p>
          </table:table-cell>
          <table:table-cell table:style-name="ce2" office:value-type="float" office:value="59" calcext:value-type="float">
            <text:p>59</text:p>
          </table:table-cell>
          <table:table-cell table:style-name="ce4" office:value-type="string" calcext:value-type="string">
            <text:p>I saw a strange shadow in the kitchen at night and froze in fea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Wow I bet you were terrified! Did you see again after or just that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Just the once. I couldnt even sleep the whole night thinking it was a gho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I bet_comma_ I wouldn't be able to sleep after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31_conv:14062</text:p>
          </table:table-cell>
          <table:table-cell table:style-name="ce2" office:value-type="string" calcext:value-type="string">
            <text:p>angry</text:p>
          </table:table-cell>
          <table:table-cell table:style-name="ce4" office:value-type="string" calcext:value-type="string">
            <text:p>My mother in law cannot mind her own business. <text:s/>She always tries to bend my husband's ear to her way of thinking we should do things.</text:p>
          </table:table-cell>
          <table:table-cell table:style-name="ce2" office:value-type="float" office:value="56" calcext:value-type="float">
            <text:p>56</text:p>
          </table:table-cell>
          <table:table-cell table:style-name="ce4" office:value-type="string" calcext:value-type="string">
            <text:p>My mother in law cannot mind her own busine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Yikes! You got one of the bad ones. They sure makes things har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She really does - she is always trying to bend my husbands' ear to her way of thinking we should do things - with our house_comma_ our kids_comma_ etc.. and she never listens when he tells her that's en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Maybe he needs to break away from her a bit. Maybe then she will mind her own busine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48_conv:21496</text:p>
          </table:table-cell>
          <table:table-cell table:style-name="ce2" office:value-type="string" calcext:value-type="string">
            <text:p>afraid</text:p>
          </table:table-cell>
          <table:table-cell table:style-name="ce4" office:value-type="string" calcext:value-type="string">
            <text:p>I am afraid of spiders.</text:p>
          </table:table-cell>
          <table:table-cell table:style-name="ce2" office:value-type="float" office:value="752" calcext:value-type="float">
            <text:p>752</text:p>
          </table:table-cell>
          <table:table-cell table:style-name="ce4" office:value-type="string" calcext:value-type="string">
            <text:p>I find spiders to be extremely cree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4" calcext:value-type="float">
            <text:p>764</text:p>
          </table:table-cell>
          <table:table-cell table:style-name="ce4" office:value-type="string" calcext:value-type="string">
            <text:p>I find them creepy too. I am actually very scared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Same here! They are just 8 legs of death. Do you know an average human eats 4 spiders every year while they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4" calcext:value-type="float">
            <text:p>764</text:p>
          </table:table-cell>
          <table:table-cell table:style-name="ce4" office:value-type="string" calcext:value-type="string">
            <text:p>Oh no thats pretty gross! I hope that is not true_comma_ because if it is that is gro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1_conv:883</text:p>
          </table:table-cell>
          <table:table-cell table:style-name="ce2" office:value-type="string" calcext:value-type="string">
            <text:p>surprised</text:p>
          </table:table-cell>
          <table:table-cell table:style-name="ce4" office:value-type="string" calcext:value-type="string">
            <text:p>Well_comma_ this isn't going to make me sound like the manliest individual ever_comma_ but I think I need to tell it to someone. A few weeks ago_comma_ I was driving home from work. It was late. i was tired. So I wasn't my usual self. </text:p>
          </table:table-cell>
          <table:table-cell table:style-name="ce2" office:value-type="float" office:value="8" calcext:value-type="float">
            <text:p>8</text:p>
          </table:table-cell>
          <table:table-cell table:style-name="ce4" office:value-type="string" calcext:value-type="string">
            <text:p>Well_comma_ this isn't going to make me sound like the manliest individual ever_comma_ but I think I need to tell it to someone. A few weeks ago_comma_ I was driving home from work. It was late. i was tired. So I wasn't my usual self. I was singing along to some song when all of a sudden I glanced up and saw two eyes looking back at me_comma_ and at the time I didn't know whos eyes they were so I was scared to death. I slammed on my breaks_comma_ in the middle of the road_comma_ jumped out_comma_ and was ready to run... I mean fight whoever was in my back seat. Long story short_comma_ I saw my own reflection in the mirro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THAT IS TERRIFYING. Until the end of your story.. then I laughed so hard I cried. But that is so relatable. I've been terrified of my own shadow more than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t seems to happen to me at least once a week. If I watch a scary movie or show then it happens at least every other day until I forget about it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That's hilarious_comma_ But I also feel bad for you. Perhaps there is a way to calm yourself down after you watch a scary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have gotten better. I don't have to sleep in my parents bed anymore. Granted_comma_ I am 32 now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0" calcext:value-type="float">
            <text:p>140</text:p>
          </table:table-cell>
          <table:table-cell table:style-name="ce4" office:value-type="string" calcext:value-type="string">
            <text:p>Haha hey I would sneak into my parents bed even as a teenager when I was scared_comma_ especially during stor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94_conv:9588</text:p>
          </table:table-cell>
          <table:table-cell table:style-name="ce2" office:value-type="string" calcext:value-type="string">
            <text:p>nostalgic</text:p>
          </table:table-cell>
          <table:table-cell table:style-name="ce4" office:value-type="string" calcext:value-type="string">
            <text:p>The other day I dropped my son off at school.</text:p>
          </table:table-cell>
          <table:table-cell table:style-name="ce2" office:value-type="float" office:value="250" calcext:value-type="float">
            <text:p>250</text:p>
          </table:table-cell>
          <table:table-cell table:style-name="ce4" office:value-type="string" calcext:value-type="string">
            <text:p>They other day was my son's first day of school_comma_ and when I dropped him off it brought back so much memor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Is that your only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he's my only son. I cant wait until he get's his first girlfriend like I did in middle school. Those were th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sure the memories will be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0_conv:22360</text:p>
          </table:table-cell>
          <table:table-cell table:style-name="ce2" office:value-type="string" calcext:value-type="string">
            <text:p>devastated</text:p>
          </table:table-cell>
          <table:table-cell table:style-name="ce4" office:value-type="string" calcext:value-type="string">
            <text:p>I applied for a job and thought I was going to get the position. They called and told me that the position had already been filled. I was devastated. </text:p>
          </table:table-cell>
          <table:table-cell table:style-name="ce2" office:value-type="float" office:value="805" calcext:value-type="float">
            <text:p>805</text:p>
          </table:table-cell>
          <table:table-cell table:style-name="ce4" office:value-type="string" calcext:value-type="string">
            <text:p>I just received a phone call that I didn't get the job I applied for. I am devastate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Aww what a bummer! I am sorry to hear that_comma_ there are plenty of more jobs out there though_comma_ keep tr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I know. I just really wanted this one. It would have been doing something I really enjoy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That does make such a difference_comma_ a job that you enj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5" calcext:value-type="float">
            <text:p>805</text:p>
          </table:table-cell>
          <table:table-cell table:style-name="ce4" office:value-type="string" calcext:value-type="string">
            <text:p>Yes. I've worked at a lot of places that I've really hated_comma_ so this would have been differ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74_conv:3148</text:p>
          </table:table-cell>
          <table:table-cell table:style-name="ce2" office:value-type="string" calcext:value-type="string">
            <text:p>anticipating</text:p>
          </table:table-cell>
          <table:table-cell table:style-name="ce4" office:value-type="string" calcext:value-type="string">
            <text:p>Ready to go on my vacation!</text:p>
          </table:table-cell>
          <table:table-cell table:style-name="ce2" office:value-type="float" office:value="220" calcext:value-type="float">
            <text:p>220</text:p>
          </table:table-cell>
          <table:table-cell table:style-name="ce4" office:value-type="string" calcext:value-type="string">
            <text:p>I'm leaving for vacation soon! I'm so pumped! It can't come soon en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 Vacation. Where ya hea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isney World_comma_ I've never b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ou'll have lots of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81_conv:9162</text:p>
          </table:table-cell>
          <table:table-cell table:style-name="ce2" office:value-type="string" calcext:value-type="string">
            <text:p>joyful</text:p>
          </table:table-cell>
          <table:table-cell table:style-name="ce4" office:value-type="string" calcext:value-type="string">
            <text:p>My son have got his engineering diploma last week. I am so happy.</text:p>
          </table:table-cell>
          <table:table-cell table:style-name="ce2" office:value-type="float" office:value="7" calcext:value-type="float">
            <text:p>7</text:p>
          </table:table-cell>
          <table:table-cell table:style-name="ce4" office:value-type="string" calcext:value-type="string">
            <text:p>My son have got his engineering diploma last week. I am so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Excellent_comma_ you must feel proud of him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I am very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s you should be! It takes a lot of hard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08_conv:10816</text:p>
          </table:table-cell>
          <table:table-cell table:style-name="ce2" office:value-type="string" calcext:value-type="string">
            <text:p>caring</text:p>
          </table:table-cell>
          <table:table-cell table:style-name="ce4" office:value-type="string" calcext:value-type="string">
            <text:p>My grandfather was diagnosed with cancer recently. I have been visiting him every week and spending time with him</text:p>
          </table:table-cell>
          <table:table-cell table:style-name="ce2" office:value-type="float" office:value="506" calcext:value-type="float">
            <text:p>506</text:p>
          </table:table-cell>
          <table:table-cell table:style-name="ce4" office:value-type="string" calcext:value-type="string">
            <text:p>My grandfather was diagnosed with cancer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Oh my God_comma_ that's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Yeah I have been visiting him every week and spending time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Well_comma_ I will pray for you_comma_ and I hope our advanced medicine and doctors can cur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05_conv:2811</text:p>
          </table:table-cell>
          <table:table-cell table:style-name="ce2" office:value-type="string" calcext:value-type="string">
            <text:p>angry</text:p>
          </table:table-cell>
          <table:table-cell table:style-name="ce4" office:value-type="string" calcext:value-type="string">
            <text:p>I was angry about the dog I have being abused.</text:p>
          </table:table-cell>
          <table:table-cell table:style-name="ce2" office:value-type="float" office:value="296" calcext:value-type="float">
            <text:p>296</text:p>
          </table:table-cell>
          <table:table-cell table:style-name="ce4" office:value-type="string" calcext:value-type="string">
            <text:p>I recently rescued a dog and she was so starved and abused I am not sure if she is pregnant or simply is having a hard time after eating plastic.</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is very kind of you. You should take it to the vet for a check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going too soon. I have to save up for her ultrasound. I have rescued for years but this was unexpected and I don't have 100's laying around. She is not an emergency right now but it simply makes me angry she was used for breeding- starved almost to death and then left to get hit by a car- And so young- pregnan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takes a special kind of person to do what you are doing. Im sure that dog is already much happier in your car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64_conv:5329</text:p>
          </table:table-cell>
          <table:table-cell table:style-name="ce2" office:value-type="string" calcext:value-type="string">
            <text:p>lonely</text:p>
          </table:table-cell>
          <table:table-cell table:style-name="ce4" office:value-type="string" calcext:value-type="string">
            <text:p>I had no roommate my first year of freshman year of college</text:p>
          </table:table-cell>
          <table:table-cell table:style-name="ce2" office:value-type="float" office:value="63" calcext:value-type="float">
            <text:p>63</text:p>
          </table:table-cell>
          <table:table-cell table:style-name="ce4" office:value-type="string" calcext:value-type="string">
            <text:p>I had no roommate my first year of freshman year of college which got quite ol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ok how did you manage the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t was hard since i didnt have many friends at the time_comma_ got quite lon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 think you should have talked to the hostel management to help you out on this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7_conv:1135</text:p>
          </table:table-cell>
          <table:table-cell table:style-name="ce2" office:value-type="string" calcext:value-type="string">
            <text:p>afraid</text:p>
          </table:table-cell>
          <table:table-cell table:style-name="ce4" office:value-type="string" calcext:value-type="string">
            <text:p>I was so terrified last night</text:p>
          </table:table-cell>
          <table:table-cell table:style-name="ce2" office:value-type="float" office:value="181" calcext:value-type="float">
            <text:p>181</text:p>
          </table:table-cell>
          <table:table-cell table:style-name="ce4" office:value-type="string" calcext:value-type="string">
            <text:p>I had terrifying dream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Don't we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It happens at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A lot of times I wake up and am relieved it was only a drea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49_conv:7698</text:p>
          </table:table-cell>
          <table:table-cell table:style-name="ce2" office:value-type="string" calcext:value-type="string">
            <text:p>annoyed</text:p>
          </table:table-cell>
          <table:table-cell table:style-name="ce4" office:value-type="string" calcext:value-type="string">
            <text:p>I'm so upset that people don't understand what I'm saying. </text:p>
          </table:table-cell>
          <table:table-cell table:style-name="ce2" office:value-type="float" office:value="478" calcext:value-type="float">
            <text:p>478</text:p>
          </table:table-cell>
          <table:table-cell table:style-name="ce4" office:value-type="string" calcext:value-type="string">
            <text:p>I was trying to explain to a friend why something is happening and they just couldn't get it. I don't get why they couldn't understand m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what did you try to explain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was trying to explain to them why the Great Recession was caused by the recycling of petrodollars and an unrestrained financial marke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sometimes people don't understand simple things. I think the words like 'petrodollars' might have confused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31_conv:24262</text:p>
          </table:table-cell>
          <table:table-cell table:style-name="ce2" office:value-type="string" calcext:value-type="string">
            <text:p>anxious</text:p>
          </table:table-cell>
          <table:table-cell table:style-name="ce4" office:value-type="string" calcext:value-type="string">
            <text:p>I am learning how to wake-board this weekend! <text:s/>I am really nervous though!</text:p>
          </table:table-cell>
          <table:table-cell table:style-name="ce2" office:value-type="float" office:value="277" calcext:value-type="float">
            <text:p>277</text:p>
          </table:table-cell>
          <table:table-cell table:style-name="ce4" office:value-type="string" calcext:value-type="string">
            <text:p>I am learning how to wake-board this weekend! I am really nervous thoug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What is wake-board. That sounds a bit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 is like water skiing but on a board! <text:s/>It is fun_comma_ but a little nerve ra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ext:s/>I bet it is_comma_ i am afraid of water_comma_ I cannot swim so i know for a fact I would not be trying that. I hope you have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29_conv:23658</text:p>
          </table:table-cell>
          <table:table-cell table:style-name="ce2" office:value-type="string" calcext:value-type="string">
            <text:p>grateful</text:p>
          </table:table-cell>
          <table:table-cell table:style-name="ce4" office:value-type="string" calcext:value-type="string">
            <text:p>My father paid for my university tuition. He allows me to save lots of money.</text:p>
          </table:table-cell>
          <table:table-cell table:style-name="ce2" office:value-type="float" office:value="375" calcext:value-type="float">
            <text:p>375</text:p>
          </table:table-cell>
          <table:table-cell table:style-name="ce4" office:value-type="string" calcext:value-type="string">
            <text:p>So lucky to have my d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certainly are lucky to have a dad_comma_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everyone was that l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is paying for my schooling which is very lucky of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8_conv:22016</text:p>
          </table:table-cell>
          <table:table-cell table:style-name="ce2" office:value-type="string" calcext:value-type="string">
            <text:p>prepared</text:p>
          </table:table-cell>
          <table:table-cell table:style-name="ce4" office:value-type="string" calcext:value-type="string">
            <text:p>Hurricane Irma I had been ready for months it was kind sad and funny watching people panic as they tried to prep at the last second. </text:p>
          </table:table-cell>
          <table:table-cell table:style-name="ce2" office:value-type="float" office:value="671" calcext:value-type="float">
            <text:p>671</text:p>
          </table:table-cell>
          <table:table-cell table:style-name="ce4" office:value-type="string" calcext:value-type="string">
            <text:p>Every year I get ready for hurricane season the day the season start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s it that time where you live? How do you prep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yeah it has been for about two months and will be until November. We stock gas and extra water and f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Wow. that must make you nervous. Where do you l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7_conv:2055</text:p>
          </table:table-cell>
          <table:table-cell table:style-name="ce2" office:value-type="string" calcext:value-type="string">
            <text:p>surprised</text:p>
          </table:table-cell>
          <table:table-cell table:style-name="ce4" office:value-type="string" calcext:value-type="string">
            <text:p>My long distance girlfriend surprised me when she flew in to visit me this past weekend</text:p>
          </table:table-cell>
          <table:table-cell table:style-name="ce2" office:value-type="float" office:value="273" calcext:value-type="float">
            <text:p>273</text:p>
          </table:table-cell>
          <table:table-cell table:style-name="ce4" office:value-type="string" calcext:value-type="string">
            <text:p>My long distance girlfriend surprised me when she flew in to visit me this past weeke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Aww_comma_ that is so sweet! I'm sure you were very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was ecstatic. It was before school has started_comma_ so I had a lot of free time. Couldn't have been planned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Oh yeah_comma_ definitely! She seems like a very good girlfriend to do that for you. Sounds like y'all have a good future ahe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2_conv:2364</text:p>
          </table:table-cell>
          <table:table-cell table:style-name="ce2" office:value-type="string" calcext:value-type="string">
            <text:p>terrified</text:p>
          </table:table-cell>
          <table:table-cell table:style-name="ce4" office:value-type="string" calcext:value-type="string">
            <text:p>I was pretty scared when I wrecked my truck. I did not know if I was going to make it</text:p>
          </table:table-cell>
          <table:table-cell table:style-name="ce2" office:value-type="float" office:value="126" calcext:value-type="float">
            <text:p>126</text:p>
          </table:table-cell>
          <table:table-cell table:style-name="ce4" office:value-type="string" calcext:value-type="string">
            <text:p>I got pretty scared when I wrecked my truck. I was not sure I would be ok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Wow that must have been a terrifying experience. Are you ok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okay. I hurt my knee but I hea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That is good that you escaped your accident with a minor injury. Please take care of yourself in the fu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31_conv:6462</text:p>
          </table:table-cell>
          <table:table-cell table:style-name="ce2" office:value-type="string" calcext:value-type="string">
            <text:p>annoyed</text:p>
          </table:table-cell>
          <table:table-cell table:style-name="ce4" office:value-type="string" calcext:value-type="string">
            <text:p>I was aggravated when I failed my science test. I was mostly upset with myself</text:p>
          </table:table-cell>
          <table:table-cell table:style-name="ce2" office:value-type="float" office:value="126" calcext:value-type="float">
            <text:p>126</text:p>
          </table:table-cell>
          <table:table-cell table:style-name="ce4" office:value-type="string" calcext:value-type="string">
            <text:p>I was aggravated at myself when I failed my science test. I could have done m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Don't be too hard on yourself. You taught yourself a lesson fo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 will do better next time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m in college I understand. Just have to keep pushing forward and you'll so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39_conv:6278</text:p>
          </table:table-cell>
          <table:table-cell table:style-name="ce2" office:value-type="string" calcext:value-type="string">
            <text:p>hopeful</text:p>
          </table:table-cell>
          <table:table-cell table:style-name="ce4" office:value-type="string" calcext:value-type="string">
            <text:p>I got out of the slammer last month after being in there for 50 years. I have much hope for my future.</text:p>
          </table:table-cell>
          <table:table-cell table:style-name="ce2" office:value-type="float" office:value="209" calcext:value-type="float">
            <text:p>209</text:p>
          </table:table-cell>
          <table:table-cell table:style-name="ce4" office:value-type="string" calcext:value-type="string">
            <text:p>I got out of the slammer last month after being there for 50 years. Hoping the remainder of my life is spent on a beach like at the end of Shawshank Redemp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_comma_ wow. <text:s/>That's a long time. <text:s/>How old were you when you first wen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as five years old. Went in for burgling a candy st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Ha ha. <text:s/>Now I know you're kidding me. <text:s/>50 years? <text:s/>I think you served your time for that offense_comma_ wiouldn't you s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10_conv:6420</text:p>
          </table:table-cell>
          <table:table-cell table:style-name="ce2" office:value-type="string" calcext:value-type="string">
            <text:p>disgusted</text:p>
          </table:table-cell>
          <table:table-cell table:style-name="ce4" office:value-type="string" calcext:value-type="string">
            <text:p>I was at the beach one time walking by the pier and I saw a diaper floating in the water.</text:p>
          </table:table-cell>
          <table:table-cell table:style-name="ce2" office:value-type="float" office:value="294" calcext:value-type="float">
            <text:p>294</text:p>
          </table:table-cell>
          <table:table-cell table:style-name="ce4" office:value-type="string" calcext:value-type="string">
            <text:p>I was at the beach one time walking by the pier and I saw a diaper floating in the wat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I hope it was a clean diap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pe. <text:s/>It was horrifying. <text:s/>It changed everything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o knew a diaper would be so terrify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29_conv:15058</text:p>
          </table:table-cell>
          <table:table-cell table:style-name="ce2" office:value-type="string" calcext:value-type="string">
            <text:p>anticipating</text:p>
          </table:table-cell>
          <table:table-cell table:style-name="ce4" office:value-type="string" calcext:value-type="string">
            <text:p>I can't wait for my daghter to get a job and start spending her own money</text:p>
          </table:table-cell>
          <table:table-cell table:style-name="ce2" office:value-type="float" office:value="262" calcext:value-type="float">
            <text:p>262</text:p>
          </table:table-cell>
          <table:table-cell table:style-name="ce4" office:value-type="string" calcext:value-type="string">
            <text:p>I can't wait until my daughter gets a jo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ow old is she ? and yeah work is important to teach her the value of mone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he is only 13. I really need her to understand the value of money. she thinks I'm mad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lol _comma_ my dad would make us mow lawns around the neighborhood with his mower_comma_ and got us small landscaping gigs to pay for our video games or clot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should find something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48_conv:14097</text:p>
          </table:table-cell>
          <table:table-cell table:style-name="ce2" office:value-type="string" calcext:value-type="string">
            <text:p>surprised</text:p>
          </table:table-cell>
          <table:table-cell table:style-name="ce4" office:value-type="string" calcext:value-type="string">
            <text:p>My friends father works at a hospital. <text:s/>He went on the roof to meet a chopper and a patient and had his arm cut off by the chopper blades.</text:p>
          </table:table-cell>
          <table:table-cell table:style-name="ce2" office:value-type="float" office:value="56" calcext:value-type="float">
            <text:p>56</text:p>
          </table:table-cell>
          <table:table-cell table:style-name="ce4" office:value-type="string" calcext:value-type="string">
            <text:p>My friends father works at a hospital and went on the roof to meet a chopper and a patient one 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2" calcext:value-type="float">
            <text:p>582</text:p>
          </table:table-cell>
          <table:table-cell table:style-name="ce4" office:value-type="string" calcext:value-type="string">
            <text:p>lol_comma_ sounds like a cool type of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guess - but he got too close to the chopper and the blades cut off his arm - so he doesn't do surgery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2" calcext:value-type="float">
            <text:p>582</text:p>
          </table:table-cell>
          <table:table-cell table:style-name="ce4" office:value-type="string" calcext:value-type="string">
            <text:p>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3_conv:16727</text:p>
          </table:table-cell>
          <table:table-cell table:style-name="ce2" office:value-type="string" calcext:value-type="string">
            <text:p>apprehensive</text:p>
          </table:table-cell>
          <table:table-cell table:style-name="ce4" office:value-type="string" calcext:value-type="string">
            <text:p>I have to have some medical tests done. <text:s/>The place that schedules them cannot get me in until September - this is very nerve wracking.</text:p>
          </table:table-cell>
          <table:table-cell table:style-name="ce2" office:value-type="float" office:value="56" calcext:value-type="float">
            <text:p>56</text:p>
          </table:table-cell>
          <table:table-cell table:style-name="ce4" office:value-type="string" calcext:value-type="string">
            <text:p>I have to have some medical tests done and I'd like to get them over with as soon as possib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can imagine you do. Do you have a needle fear? Even if you dont they still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No_comma_ not really_comma_ but what's bugging me most is the place that has to schedule them cannot get me in until September! <text:s/>I want to get this all done and over with and this is just drawing it out - makes me very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ow I would be mad. Is there any other provider who could get you in fast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90_conv:20581</text:p>
          </table:table-cell>
          <table:table-cell table:style-name="ce2" office:value-type="string" calcext:value-type="string">
            <text:p>content</text:p>
          </table:table-cell>
          <table:table-cell table:style-name="ce4" office:value-type="string" calcext:value-type="string">
            <text:p>The first night I finally moved into my new place was very nice. I finally had my own spot_comma_ to myself_comma_ and the means to afford it comfortably.</text:p>
          </table:table-cell>
          <table:table-cell table:style-name="ce2" office:value-type="float" office:value="666" calcext:value-type="float">
            <text:p>666</text:p>
          </table:table-cell>
          <table:table-cell table:style-name="ce4" office:value-type="string" calcext:value-type="string">
            <text:p>The first night I finally moved into my new place was very nice. I finally had my own spot_comma_ to myself_comma_ and the means to afford it comfortab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I know the feeling When you finally have your own place to do what you wan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It's pretty liberating. Would be hard to come back from that freedom though. Hard to imagin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2" calcext:value-type="float">
            <text:p>112</text:p>
          </table:table-cell>
          <table:table-cell table:style-name="ce4" office:value-type="string" calcext:value-type="string">
            <text:p>Good or bad I have been in that situation many times. <text:s/>More recently when I was separated from my current wife. <text:s/>My own place. <text:s/>Final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60_conv:23721</text:p>
          </table:table-cell>
          <table:table-cell table:style-name="ce2" office:value-type="string" calcext:value-type="string">
            <text:p>nostalgic</text:p>
          </table:table-cell>
          <table:table-cell table:style-name="ce4" office:value-type="string" calcext:value-type="string">
            <text:p>I got a retro video game system the other day and it really reminded me of my childhood.</text:p>
          </table:table-cell>
          <table:table-cell table:style-name="ce2" office:value-type="float" office:value="332" calcext:value-type="float">
            <text:p>332</text:p>
          </table:table-cell>
          <table:table-cell table:style-name="ce4" office:value-type="string" calcext:value-type="string">
            <text:p>I got a retro video game system the other 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cool! Which one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t was a Super Nintendo Mini. It really took me back to my childhood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I just got the NES one. <text:s/>They are so nostalgic.</text:p>
          </table:table-cell>
          <table:table-cell table:style-name="ce2" office:value-type="string" calcext:value-type="string">
            <text:p><text:s/></text:p>
          </table:table-cell>
          <table:table-cell table:number-columns-repeated="1018"/>
        </table:table-row>
        <table:table-row table:style-name="ro2" table:number-rows-repeated="10468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356" meta:object-count="0"/>
    <meta:generator>LibreOfficeDev/6.0.5.2$Linux_X86_64 LibreOffice_project/</meta:generator>
  </office:meta>
</office:document-meta>
</file>